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page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B" table:style-name="ta1">
        <table:shapes>
          <draw:frame draw:z-index="0" draw:style-name="gr1" draw:text-style-name="P1" svg:width="6.1835in" svg:height="3.5429in" svg:x="0in" svg:y="4.248in">
            <draw:object draw:notify-on-update-of-ranges="BB.A6:BB.A23 BB.B5:BB.B5 BB.B6:BB.B23 BB.C5:BB.C5 BB.C6:BB.C23 BB.D5:BB.D5 BB.D6:BB.D23 BB.E5:BB.E5 BB.E6:BB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Basic Blocks vs Graph Vertice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453478" calcext:value-type="float">
            <text:p>1453478</text:p>
          </table:table-cell>
          <table:table-cell office:value-type="float" office:value="1822866" calcext:value-type="float">
            <text:p>1822866</text:p>
          </table:table-cell>
          <table:table-cell office:value-type="float" office:value="1648095" calcext:value-type="float">
            <text:p>1648095</text:p>
          </table:table-cell>
          <table:table-cell office:value-type="float" office:value="1643648" calcext:value-type="float">
            <text:p>164364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085916" calcext:value-type="float">
            <text:p>2085916</text:p>
          </table:table-cell>
          <table:table-cell office:value-type="float" office:value="1720139" calcext:value-type="float">
            <text:p>1720139</text:p>
          </table:table-cell>
          <table:table-cell office:value-type="float" office:value="2057172" calcext:value-type="float">
            <text:p>2057172</text:p>
          </table:table-cell>
          <table:table-cell office:value-type="float" office:value="1452876" calcext:value-type="float">
            <text:p>145287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425875" calcext:value-type="float">
            <text:p>1425875</text:p>
          </table:table-cell>
          <table:table-cell office:value-type="float" office:value="1528388" calcext:value-type="float">
            <text:p>1528388</text:p>
          </table:table-cell>
          <table:table-cell office:value-type="float" office:value="1529967" calcext:value-type="float">
            <text:p>1529967</text:p>
          </table:table-cell>
          <table:table-cell office:value-type="float" office:value="1771428" calcext:value-type="float">
            <text:p>177142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614722" calcext:value-type="float">
            <text:p>1614722</text:p>
          </table:table-cell>
          <table:table-cell office:value-type="float" office:value="1525257" calcext:value-type="float">
            <text:p>1525257</text:p>
          </table:table-cell>
          <table:table-cell office:value-type="float" office:value="1693524" calcext:value-type="float">
            <text:p>1693524</text:p>
          </table:table-cell>
          <table:table-cell office:value-type="float" office:value="1987946" calcext:value-type="float">
            <text:p>198794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819393" calcext:value-type="float">
            <text:p>1819393</text:p>
          </table:table-cell>
          <table:table-cell office:value-type="float" office:value="1904806" calcext:value-type="float">
            <text:p>1904806</text:p>
          </table:table-cell>
          <table:table-cell office:value-type="float" office:value="1994228" calcext:value-type="float">
            <text:p>1994228</text:p>
          </table:table-cell>
          <table:table-cell office:value-type="float" office:value="3681147" calcext:value-type="float">
            <text:p>368114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382733" calcext:value-type="float">
            <text:p>2382733</text:p>
          </table:table-cell>
          <table:table-cell office:value-type="float" office:value="3385030" calcext:value-type="float">
            <text:p>3385030</text:p>
          </table:table-cell>
          <table:table-cell office:value-type="float" office:value="2905532" calcext:value-type="float">
            <text:p>2905532</text:p>
          </table:table-cell>
          <table:table-cell office:value-type="float" office:value="3836738" calcext:value-type="float">
            <text:p>383673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897566" calcext:value-type="float">
            <text:p>3897566</text:p>
          </table:table-cell>
          <table:table-cell office:value-type="float" office:value="3348655" calcext:value-type="float">
            <text:p>3348655</text:p>
          </table:table-cell>
          <table:table-cell office:value-type="float" office:value="4578467" calcext:value-type="float">
            <text:p>4578467</text:p>
          </table:table-cell>
          <table:table-cell office:value-type="float" office:value="7522008" calcext:value-type="float">
            <text:p>752200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4328181" calcext:value-type="float">
            <text:p>4328181</text:p>
          </table:table-cell>
          <table:table-cell office:value-type="float" office:value="5045212" calcext:value-type="float">
            <text:p>5045212</text:p>
          </table:table-cell>
          <table:table-cell office:value-type="float" office:value="8156919" calcext:value-type="float">
            <text:p>8156919</text:p>
          </table:table-cell>
          <table:table-cell office:value-type="float" office:value="13908330" calcext:value-type="float">
            <text:p>1390833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6676390" calcext:value-type="float">
            <text:p>6676390</text:p>
          </table:table-cell>
          <table:table-cell office:value-type="float" office:value="10059026" calcext:value-type="float">
            <text:p>10059026</text:p>
          </table:table-cell>
          <table:table-cell office:value-type="float" office:value="16499294" calcext:value-type="float">
            <text:p>16499294</text:p>
          </table:table-cell>
          <table:table-cell office:value-type="float" office:value="27368204" calcext:value-type="float">
            <text:p>2736820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2030904" calcext:value-type="float">
            <text:p>12030904</text:p>
          </table:table-cell>
          <table:table-cell office:value-type="float" office:value="18924239" calcext:value-type="float">
            <text:p>18924239</text:p>
          </table:table-cell>
          <table:table-cell office:value-type="float" office:value="28589934" calcext:value-type="float">
            <text:p>28589934</text:p>
          </table:table-cell>
          <table:table-cell office:value-type="float" office:value="57631217" calcext:value-type="float">
            <text:p>57631217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2844325" calcext:value-type="float">
            <text:p>22844325</text:p>
          </table:table-cell>
          <table:table-cell office:value-type="float" office:value="37489336" calcext:value-type="float">
            <text:p>37489336</text:p>
          </table:table-cell>
          <table:table-cell office:value-type="float" office:value="65067688" calcext:value-type="float">
            <text:p>65067688</text:p>
          </table:table-cell>
          <table:table-cell office:value-type="float" office:value="118857759" calcext:value-type="float">
            <text:p>11885775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35151437" calcext:value-type="float">
            <text:p>35151437</text:p>
          </table:table-cell>
          <table:table-cell office:value-type="float" office:value="63950597" calcext:value-type="float">
            <text:p>63950597</text:p>
          </table:table-cell>
          <table:table-cell office:value-type="float" office:value="132930737" calcext:value-type="float">
            <text:p>132930737</text:p>
          </table:table-cell>
          <table:table-cell office:value-type="float" office:value="249193620" calcext:value-type="float">
            <text:p>2491936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70378219" calcext:value-type="float">
            <text:p>70378219</text:p>
          </table:table-cell>
          <table:table-cell office:value-type="float" office:value="151915538" calcext:value-type="float">
            <text:p>151915538</text:p>
          </table:table-cell>
          <table:table-cell office:value-type="float" office:value="275931642" calcext:value-type="float">
            <text:p>275931642</text:p>
          </table:table-cell>
          <table:table-cell office:value-type="float" office:value="519716702" calcext:value-type="float">
            <text:p>51971670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72766792" calcext:value-type="float">
            <text:p>172766792</text:p>
          </table:table-cell>
          <table:table-cell office:value-type="float" office:value="308711760" calcext:value-type="float">
            <text:p>308711760</text:p>
          </table:table-cell>
          <table:table-cell office:value-type="float" office:value="497196012" calcext:value-type="float">
            <text:p>497196012</text:p>
          </table:table-cell>
          <table:table-cell office:value-type="float" office:value="1071228308" calcext:value-type="float">
            <text:p>1071228308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38079457" calcext:value-type="float">
            <text:p>338079457</text:p>
          </table:table-cell>
          <table:table-cell office:value-type="float" office:value="529794274" calcext:value-type="float">
            <text:p>529794274</text:p>
          </table:table-cell>
          <table:table-cell office:value-type="float" office:value="1133409584" calcext:value-type="float">
            <text:p>1133409584</text:p>
          </table:table-cell>
          <table:table-cell office:value-type="float" office:value="2174023167" calcext:value-type="float">
            <text:p>217402316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567446775" calcext:value-type="float">
            <text:p>567446775</text:p>
          </table:table-cell>
          <table:table-cell office:value-type="float" office:value="1070927173" calcext:value-type="float">
            <text:p>1070927173</text:p>
          </table:table-cell>
          <table:table-cell office:value-type="float" office:value="2071459383" calcext:value-type="float">
            <text:p>2071459383</text:p>
          </table:table-cell>
          <table:table-cell office:value-type="float" office:value="4405415762" calcext:value-type="float">
            <text:p>4405415762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369864776" calcext:value-type="float">
            <text:p>1369864776</text:p>
          </table:table-cell>
          <table:table-cell office:value-type="float" office:value="2169051139" calcext:value-type="float">
            <text:p>2169051139</text:p>
          </table:table-cell>
          <table:table-cell office:value-type="float" office:value="4214223110" calcext:value-type="float">
            <text:p>4214223110</text:p>
          </table:table-cell>
          <table:table-cell office:value-type="float" office:value="8253939031" calcext:value-type="float">
            <text:p>825393903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821045902" calcext:value-type="float">
            <text:p>2821045902</text:p>
          </table:table-cell>
          <table:table-cell office:value-type="float" office:value="4400199429" calcext:value-type="float">
            <text:p>4400199429</text:p>
          </table:table-cell>
          <table:table-cell office:value-type="float" office:value="9691692520" calcext:value-type="float">
            <text:p>9691692520</text:p>
          </table:table-cell>
          <table:table-cell office:value-type="float" office:value="16846059689" calcext:value-type="float">
            <text:p>16846059689</text:p>
          </table:table-cell>
        </table:table-row>
        <table:table-row table:style-name="ro3" table:number-rows-repeated="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structions" table:style-name="ta1">
        <table:shapes>
          <draw:frame draw:z-index="0" draw:style-name="gr1" draw:text-style-name="P1" svg:width="6.1248in" svg:height="3.5429in" svg:x="6.2906in" svg:y="4.865in">
            <draw:object draw:notify-on-update-of-ranges="Instructions.A31:Instructions.A48 Instructions.B30:Instructions.B30 Instructions.B31:Instructions.B48 Instructions.C30:Instructions.C30 Instructions.C31:Instructions.C48 Instructions.D30:Instructions.D30 Instructions.D31:Instructions.D48 Instructions.E30:Instructions.E30 Instructions.E31:Instructions.E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122in" svg:height="3.513in" svg:x="6.2228in" svg:y="9.4398in">
            <draw:object draw:notify-on-update-of-ranges="Instructions.A57:Instructions.A74 Instructions.B56:Instructions.B56 Instructions.B57:Instructions.B74 Instructions.C56:Instructions.C56 Instructions.C57:Instructions.C74 Instructions.D56:Instructions.D56 Instructions.D57:Instructions.D74 Instructions.E56:Instructions.E56 Instructions.E57:Instructions.E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1732in" svg:height="3.5803in" svg:x="6.2232in" svg:y="0.5106in">
            <draw:object draw:notify-on-update-of-ranges="Instructions.A6:Instructions.A23 Instructions.B5:Instructions.B5 Instructions.B6:Instructions.B23 Instructions.C5:Instructions.C5 Instructions.C6:Instructions.C23 Instructions.D5:Instructions.D5 Instructions.D6:Instructions.D23 Instructions.E5:Instructions.E5 Instructions.E6:Instructions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0697in" svg:height="3.4524in" svg:x="12.5807in" svg:y="9.052in">
            <draw:object draw:notify-on-update-of-ranges="Instructions.P5:Instructions.P22 Instructions.Q4:Instructions.Q4 Instructions.Q5:Instructions.Q22 Instructions.R4:Instructions.R4 Instructions.R5:Instructions.R22 Instructions.S4:Instructions.S4 Instructions.S5:Instructions.S22 Instructions.T4:Instructions.T4 Instructions.T5:Instructions.T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1024in" svg:height="3.4665in" svg:x="12.5484in" svg:y="12.6567in">
            <draw:object draw:notify-on-update-of-ranges="Instructions.P30:Instructions.P47 Instructions.Q29:Instructions.Q29 Instructions.Q30:Instructions.Q47 Instructions.R29:Instructions.R29 Instructions.R30:Instructions.R47 Instructions.S29:Instructions.S29 Instructions.S30:Instructions.S47 Instructions.T29:Instructions.T29 Instructions.T30:Instructions.T4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9" table:default-cell-style-name="Default"/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Read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Read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6]/[.B57])*100" office:value-type="float" office:value="20.8682268710915" calcext:value-type="float">
            <text:p>20.8682268711</text:p>
          </table:table-cell>
          <table:table-cell table:formula="of:=([.C6]/[.C57])*100" office:value-type="float" office:value="18.6462985762469" calcext:value-type="float">
            <text:p>18.6462985762</text:p>
          </table:table-cell>
          <table:table-cell table:formula="of:=([.D6]/[.D57])*100" office:value-type="float" office:value="16.6020205880614" calcext:value-type="float">
            <text:p>16.6020205881</text:p>
          </table:table-cell>
          <table:table-cell table:formula="of:=([.E6]/[.E57])*100" office:value-type="float" office:value="16.1090613402264" calcext:value-type="float">
            <text:p>16.1090613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3609" calcext:value-type="float">
            <text:p>1203609</text:p>
          </table:table-cell>
          <table:table-cell office:value-type="float" office:value="1316416" calcext:value-type="float">
            <text:p>1316416</text:p>
          </table:table-cell>
          <table:table-cell office:value-type="float" office:value="1075580" calcext:value-type="float">
            <text:p>1075580</text:p>
          </table:table-cell>
          <table:table-cell office:value-type="float" office:value="1039871" calcext:value-type="float">
            <text:p>103987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7]/[.B58])*100" office:value-type="float" office:value="13.5655532147786" calcext:value-type="float">
            <text:p>13.5655532148</text:p>
          </table:table-cell>
          <table:table-cell table:formula="of:=([.C7]/[.C58])*100" office:value-type="float" office:value="18.5089303801867" calcext:value-type="float">
            <text:p>18.5089303802</text:p>
          </table:table-cell>
          <table:table-cell table:formula="of:=([.D7]/[.D58])*100" office:value-type="float" office:value="19.5510346735791" calcext:value-type="float">
            <text:p>19.5510346736</text:p>
          </table:table-cell>
          <table:table-cell table:formula="of:=([.E7]/[.E58])*100" office:value-type="float" office:value="20.0765230347385" calcext:value-type="float">
            <text:p>20.0765230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7009" calcext:value-type="float">
            <text:p>1087009</text:p>
          </table:table-cell>
          <table:table-cell office:value-type="float" office:value="1248968" calcext:value-type="float">
            <text:p>1248968</text:p>
          </table:table-cell>
          <table:table-cell office:value-type="float" office:value="1557358" calcext:value-type="float">
            <text:p>1557358</text:p>
          </table:table-cell>
          <table:table-cell office:value-type="float" office:value="1181456" calcext:value-type="float">
            <text:p>11814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8]/[.B59])*100" office:value-type="float" office:value="20.8585350920245" calcext:value-type="float">
            <text:p>20.858535092</text:p>
          </table:table-cell>
          <table:table-cell table:formula="of:=([.C8]/[.C59])*100" office:value-type="float" office:value="18.6658769385958" calcext:value-type="float">
            <text:p>18.6658769386</text:p>
          </table:table-cell>
          <table:table-cell table:formula="of:=([.D8]/[.D59])*100" office:value-type="float" office:value="24.5267044902509" calcext:value-type="float">
            <text:p>24.5267044903</text:p>
          </table:table-cell>
          <table:table-cell table:formula="of:=([.E8]/[.E59])*100" office:value-type="float" office:value="21.6087149435513" calcext:value-type="float">
            <text:p>21.6087149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1903" calcext:value-type="float">
            <text:p>1201903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1534838" calcext:value-type="float">
            <text:p>1534838</text:p>
          </table:table-cell>
          <table:table-cell office:value-type="float" office:value="1560380" calcext:value-type="float">
            <text:p>15603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9]/[.B60])*100" office:value-type="float" office:value="23.1271002836249" calcext:value-type="float">
            <text:p>23.1271002836</text:p>
          </table:table-cell>
          <table:table-cell table:formula="of:=([.C9]/[.C60])*100" office:value-type="float" office:value="24.3866238168479" calcext:value-type="float">
            <text:p>24.3866238168</text:p>
          </table:table-cell>
          <table:table-cell table:formula="of:=([.D9]/[.D60])*100" office:value-type="float" office:value="21.6431137678041" calcext:value-type="float">
            <text:p>21.6431137678</text:p>
          </table:table-cell>
          <table:table-cell table:formula="of:=([.E9]/[.E60])*100" office:value-type="float" office:value="21.9098995218367" calcext:value-type="float">
            <text:p>21.90989952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9438" calcext:value-type="float">
            <text:p>1519438</text:p>
          </table:table-cell>
          <table:table-cell office:value-type="float" office:value="1563027" calcext:value-type="float">
            <text:p>1563027</text:p>
          </table:table-cell>
          <table:table-cell office:value-type="float" office:value="1560425" calcext:value-type="float">
            <text:p>1560425</text:p>
          </table:table-cell>
          <table:table-cell office:value-type="float" office:value="1869724" calcext:value-type="float">
            <text:p>1869724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10]/[.B61])*100" office:value-type="float" office:value="24.3331666933422" calcext:value-type="float">
            <text:p>24.3331666933</text:p>
          </table:table-cell>
          <table:table-cell table:formula="of:=([.C10]/[.C61])*100" office:value-type="float" office:value="26.8690425045743" calcext:value-type="float">
            <text:p>26.8690425046</text:p>
          </table:table-cell>
          <table:table-cell table:formula="of:=([.D10]/[.D61])*100" office:value-type="float" office:value="28.6532304685388" calcext:value-type="float">
            <text:p>28.6532304685</text:p>
          </table:table-cell>
          <table:table-cell table:formula="of:=([.E10]/[.E61])*100" office:value-type="float" office:value="19.87129261599" calcext:value-type="float">
            <text:p>19.871292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7183" calcext:value-type="float">
            <text:p>1847183</text:p>
          </table:table-cell>
          <table:table-cell office:value-type="float" office:value="2197727" calcext:value-type="float">
            <text:p>2197727</text:p>
          </table:table-cell>
          <table:table-cell office:value-type="float" office:value="2569924" calcext:value-type="float">
            <text:p>2569924</text:p>
          </table:table-cell>
          <table:table-cell office:value-type="float" office:value="3130128" calcext:value-type="float">
            <text:p>3130128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11]/[.B62])*100" office:value-type="float" office:value="20.698662028033" calcext:value-type="float">
            <text:p>20.698662028</text:p>
          </table:table-cell>
          <table:table-cell table:formula="of:=([.C11]/[.C62])*100" office:value-type="float" office:value="19.0531490504399" calcext:value-type="float">
            <text:p>19.0531490504</text:p>
          </table:table-cell>
          <table:table-cell table:formula="of:=([.D11]/[.D62])*100" office:value-type="float" office:value="28.1558431109969" calcext:value-type="float">
            <text:p>28.155843111</text:p>
          </table:table-cell>
          <table:table-cell table:formula="of:=([.E11]/[.E62])*100" office:value-type="float" office:value="30.1736914221201" calcext:value-type="float">
            <text:p>30.1736914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2366" calcext:value-type="float">
            <text:p>2102366</text:p>
          </table:table-cell>
          <table:table-cell office:value-type="float" office:value="2726635" calcext:value-type="float">
            <text:p>2726635</text:p>
          </table:table-cell>
          <table:table-cell office:value-type="float" office:value="3905613" calcext:value-type="float">
            <text:p>3905613</text:p>
          </table:table-cell>
          <table:table-cell office:value-type="float" office:value="5735456" calcext:value-type="float">
            <text:p>5735456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12]/[.B63])*100" office:value-type="float" office:value="20.1282280272846" calcext:value-type="float">
            <text:p>20.1282280273</text:p>
          </table:table-cell>
          <table:table-cell table:formula="of:=([.C12]/[.C63])*100" office:value-type="float" office:value="28.3896719638788" calcext:value-type="float">
            <text:p>28.3896719639</text:p>
          </table:table-cell>
          <table:table-cell table:formula="of:=([.D12]/[.D63])*100" office:value-type="float" office:value="31.0184792096303" calcext:value-type="float">
            <text:p>31.0184792096</text:p>
          </table:table-cell>
          <table:table-cell table:formula="of:=([.E12]/[.E63])*100" office:value-type="float" office:value="30.9654229771756" calcext:value-type="float">
            <text:p>30.9654229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76251" calcext:value-type="float">
            <text:p>3376251</text:p>
          </table:table-cell>
          <table:table-cell office:value-type="float" office:value="4646566" calcext:value-type="float">
            <text:p>4646566</text:p>
          </table:table-cell>
          <table:table-cell office:value-type="float" office:value="7145701" calcext:value-type="float">
            <text:p>7145701</text:p>
          </table:table-cell>
          <table:table-cell office:value-type="float" office:value="11904472" calcext:value-type="float">
            <text:p>11904472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13]/[.B64])*100" office:value-type="float" office:value="25.846531628373" calcext:value-type="float">
            <text:p>25.8465316284</text:p>
          </table:table-cell>
          <table:table-cell table:formula="of:=([.C13]/[.C64])*100" office:value-type="float" office:value="26.8464210946016" calcext:value-type="float">
            <text:p>26.8464210946</text:p>
          </table:table-cell>
          <table:table-cell table:formula="of:=([.D13]/[.D64])*100" office:value-type="float" office:value="34.072102092833" calcext:value-type="float">
            <text:p>34.0721020928</text:p>
          </table:table-cell>
          <table:table-cell table:formula="of:=([.E13]/[.E64])*100" office:value-type="float" office:value="34.0059829816765" calcext:value-type="float">
            <text:p>34.0059829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47643" calcext:value-type="float">
            <text:p>5347643</text:p>
          </table:table-cell>
          <table:table-cell office:value-type="float" office:value="6581729" calcext:value-type="float">
            <text:p>6581729</text:p>
          </table:table-cell>
          <table:table-cell office:value-type="float" office:value="14710196" calcext:value-type="float">
            <text:p>14710196</text:p>
          </table:table-cell>
          <table:table-cell office:value-type="float" office:value="25523265" calcext:value-type="float">
            <text:p>25523265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14]/[.B65])*100" office:value-type="float" office:value="29.8853314403868" calcext:value-type="float">
            <text:p>29.8853314404</text:p>
          </table:table-cell>
          <table:table-cell table:formula="of:=([.C14]/[.C65])*100" office:value-type="float" office:value="31.5495994634594" calcext:value-type="float">
            <text:p>31.5495994635</text:p>
          </table:table-cell>
          <table:table-cell table:formula="of:=([.D14]/[.D65])*100" office:value-type="float" office:value="32.6845192163573" calcext:value-type="float">
            <text:p>32.6845192164</text:p>
          </table:table-cell>
          <table:table-cell table:formula="of:=([.E14]/[.E65])*100" office:value-type="float" office:value="33.548812794813" calcext:value-type="float">
            <text:p>33.5488127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21188" calcext:value-type="float">
            <text:p>10221188</text:p>
          </table:table-cell>
          <table:table-cell office:value-type="float" office:value="16687034" calcext:value-type="float">
            <text:p>16687034</text:p>
          </table:table-cell>
          <table:table-cell office:value-type="float" office:value="28817282" calcext:value-type="float">
            <text:p>28817282</text:p>
          </table:table-cell>
          <table:table-cell office:value-type="float" office:value="49640991" calcext:value-type="float">
            <text:p>49640991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15]/[.B66])*100" office:value-type="float" office:value="31.8557377414816" calcext:value-type="float">
            <text:p>31.8557377415</text:p>
          </table:table-cell>
          <table:table-cell table:formula="of:=([.C15]/[.C66])*100" office:value-type="float" office:value="33.7741090450784" calcext:value-type="float">
            <text:p>33.7741090451</text:p>
          </table:table-cell>
          <table:table-cell table:formula="of:=([.D15]/[.D66])*100" office:value-type="float" office:value="29.954920101127" calcext:value-type="float">
            <text:p>29.9549201011</text:p>
          </table:table-cell>
          <table:table-cell table:formula="of:=([.E15]/[.E66])*100" office:value-type="float" office:value="34.5063392204796" calcext:value-type="float">
            <text:p>34.5063392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52777" calcext:value-type="float">
            <text:p>20452777</text:p>
          </table:table-cell>
          <table:table-cell office:value-type="float" office:value="34909677" calcext:value-type="float">
            <text:p>34909677</text:p>
          </table:table-cell>
          <table:table-cell office:value-type="float" office:value="44433652" calcext:value-type="float">
            <text:p>44433652</text:p>
          </table:table-cell>
          <table:table-cell office:value-type="float" office:value="109135090" calcext:value-type="float">
            <text:p>109135090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16]/[.B67])*100" office:value-type="float" office:value="33.5603901767893" calcext:value-type="float">
            <text:p>33.5603901768</text:p>
          </table:table-cell>
          <table:table-cell table:formula="of:=([.C16]/[.C67])*100" office:value-type="float" office:value="32.9152378833143" calcext:value-type="float">
            <text:p>32.9152378833</text:p>
          </table:table-cell>
          <table:table-cell table:formula="of:=([.D16]/[.D67])*100" office:value-type="float" office:value="33.8150502308009" calcext:value-type="float">
            <text:p>33.8150502308</text:p>
          </table:table-cell>
          <table:table-cell table:formula="of:=([.E16]/[.E67])*100" office:value-type="float" office:value="34.1934102708094" calcext:value-type="float">
            <text:p>34.1934102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990141" calcext:value-type="float">
            <text:p>41990141</text:p>
          </table:table-cell>
          <table:table-cell office:value-type="float" office:value="66926568" calcext:value-type="float">
            <text:p>66926568</text:p>
          </table:table-cell>
          <table:table-cell office:value-type="float" office:value="120261110" calcext:value-type="float">
            <text:p>120261110</text:p>
          </table:table-cell>
          <table:table-cell office:value-type="float" office:value="222193023" calcext:value-type="float">
            <text:p>222193023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17]/[.B68])*100" office:value-type="float" office:value="29.8479982239229" calcext:value-type="float">
            <text:p>29.8479982239</text:p>
          </table:table-cell>
          <table:table-cell table:formula="of:=([.C17]/[.C68])*100" office:value-type="float" office:value="30.1175144764772" calcext:value-type="float">
            <text:p>30.1175144765</text:p>
          </table:table-cell>
          <table:table-cell table:formula="of:=([.D17]/[.D68])*100" office:value-type="float" office:value="33.9630884219224" calcext:value-type="float">
            <text:p>33.9630884219</text:p>
          </table:table-cell>
          <table:table-cell table:formula="of:=([.E17]/[.E68])*100" office:value-type="float" office:value="34.2392922535359" calcext:value-type="float">
            <text:p>34.2392922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430168" calcext:value-type="float">
            <text:p>55430168</text:p>
          </table:table-cell>
          <table:table-cell office:value-type="float" office:value="101054495" calcext:value-type="float">
            <text:p>101054495</text:p>
          </table:table-cell>
          <table:table-cell office:value-type="float" office:value="247297374" calcext:value-type="float">
            <text:p>247297374</text:p>
          </table:table-cell>
          <table:table-cell office:value-type="float" office:value="466208364" calcext:value-type="float">
            <text:p>466208364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18]/[.B69])*100" office:value-type="float" office:value="30.1489450022359" calcext:value-type="float">
            <text:p>30.1489450022</text:p>
          </table:table-cell>
          <table:table-cell table:formula="of:=([.C18]/[.C69])*100" office:value-type="float" office:value="34.4924357975555" calcext:value-type="float">
            <text:p>34.4924357976</text:p>
          </table:table-cell>
          <table:table-cell table:formula="of:=([.D18]/[.D69])*100" office:value-type="float" office:value="34.4376283354581" calcext:value-type="float">
            <text:p>34.4376283355</text:p>
          </table:table-cell>
          <table:table-cell table:formula="of:=([.E18]/[.E69])*100" office:value-type="float" office:value="34.8600777314609" calcext:value-type="float">
            <text:p>34.86007773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323962" calcext:value-type="float">
            <text:p>112323962</text:p>
          </table:table-cell>
          <table:table-cell office:value-type="float" office:value="290628363" calcext:value-type="float">
            <text:p>290628363</text:p>
          </table:table-cell>
          <table:table-cell office:value-type="float" office:value="523372230" calcext:value-type="float">
            <text:p>523372230</text:p>
          </table:table-cell>
          <table:table-cell office:value-type="float" office:value="998088547" calcext:value-type="float">
            <text:p>998088547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19]/[.B70])*100" office:value-type="float" office:value="34.6200050602798" calcext:value-type="float">
            <text:p>34.6200050603</text:p>
          </table:table-cell>
          <table:table-cell table:formula="of:=([.C19]/[.C70])*100" office:value-type="float" office:value="34.702335452535" calcext:value-type="float">
            <text:p>34.7023354525</text:p>
          </table:table-cell>
          <table:table-cell table:formula="of:=([.D19]/[.D70])*100" office:value-type="float" office:value="30.8838187219915" calcext:value-type="float">
            <text:p>30.883818722</text:p>
          </table:table-cell>
          <table:table-cell table:formula="of:=([.E19]/[.E70])*100" office:value-type="float" office:value="34.7980224159687" calcext:value-type="float">
            <text:p>34.7980224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4425808" calcext:value-type="float">
            <text:p>334425808</text:p>
          </table:table-cell>
          <table:table-cell office:value-type="float" office:value="595614670" calcext:value-type="float">
            <text:p>595614670</text:p>
          </table:table-cell>
          <table:table-cell office:value-type="float" office:value="805334316" calcext:value-type="float">
            <text:p>805334316</text:p>
          </table:table-cell>
          <table:table-cell office:value-type="float" office:value="2048967180" calcext:value-type="float">
            <text:p>2048967180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20]/[.B71])*100" office:value-type="float" office:value="34.2004849411943" calcext:value-type="float">
            <text:p>34.2004849412</text:p>
          </table:table-cell>
          <table:table-cell table:formula="of:=([.C20]/[.C71])*100" office:value-type="float" office:value="30.6500560047192" calcext:value-type="float">
            <text:p>30.6500560047</text:p>
          </table:table-cell>
          <table:table-cell table:formula="of:=([.D20]/[.D71])*100" office:value-type="float" office:value="34.0486808126589" calcext:value-type="float">
            <text:p>34.0486808127</text:p>
          </table:table-cell>
          <table:table-cell table:formula="of:=([.E20]/[.E71])*100" office:value-type="float" office:value="34.3277659293502" calcext:value-type="float">
            <text:p>34.3277659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1999225" calcext:value-type="float">
            <text:p>641999225</text:p>
          </table:table-cell>
          <table:table-cell office:value-type="float" office:value="855860519" calcext:value-type="float">
            <text:p>855860519</text:p>
          </table:table-cell>
          <table:table-cell office:value-type="float" office:value="2109042773" calcext:value-type="float">
            <text:p>2109042773</text:p>
          </table:table-cell>
          <table:table-cell office:value-type="float" office:value="4069158673" calcext:value-type="float">
            <text:p>4069158673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21]/[.B72])*100" office:value-type="float" office:value="30.5101323744109" calcext:value-type="float">
            <text:p>30.5101323744</text:p>
          </table:table-cell>
          <table:table-cell table:formula="of:=([.C21]/[.C72])*100" office:value-type="float" office:value="30.7751908960161" calcext:value-type="float">
            <text:p>30.775190896</text:p>
          </table:table-cell>
          <table:table-cell table:formula="of:=([.D21]/[.D72])*100" office:value-type="float" office:value="31.0468574316994" calcext:value-type="float">
            <text:p>31.0468574317</text:p>
          </table:table-cell>
          <table:table-cell table:formula="of:=([.E21]/[.E72])*100" office:value-type="float" office:value="34.0137892106497" calcext:value-type="float">
            <text:p>34.0137892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8922166" calcext:value-type="float">
            <text:p>918922166</text:p>
          </table:table-cell>
          <table:table-cell office:value-type="float" office:value="1736539001" calcext:value-type="float">
            <text:p>1736539001</text:p>
          </table:table-cell>
          <table:table-cell office:value-type="float" office:value="3371038531" calcext:value-type="float">
            <text:p>3371038531</text:p>
          </table:table-cell>
          <table:table-cell office:value-type="float" office:value="8124372774" calcext:value-type="float">
            <text:p>8124372774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22]/[.B73])*100" office:value-type="float" office:value="34.3297889338188" calcext:value-type="float">
            <text:p>34.3297889338</text:p>
          </table:table-cell>
          <table:table-cell table:formula="of:=([.C22]/[.C73])*100" office:value-type="float" office:value="30.8466611260755" calcext:value-type="float">
            <text:p>30.8466611261</text:p>
          </table:table-cell>
          <table:table-cell table:formula="of:=([.D22]/[.D73])*100" office:value-type="float" office:value="31.1152175318898" calcext:value-type="float">
            <text:p>31.1152175319</text:p>
          </table:table-cell>
          <table:table-cell table:formula="of:=([.E22]/[.E73])*100" office:value-type="float" office:value="31.3757627398535" calcext:value-type="float">
            <text:p>31.37576273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8646736" calcext:value-type="float">
            <text:p>2608646736</text:p>
          </table:table-cell>
          <table:table-cell office:value-type="float" office:value="3523689498" calcext:value-type="float">
            <text:p>3523689498</text:p>
          </table:table-cell>
          <table:table-cell office:value-type="float" office:value="6867409209" calcext:value-type="float">
            <text:p>6867409209</text:p>
          </table:table-cell>
          <table:table-cell office:value-type="float" office:value="13518019809" calcext:value-type="float">
            <text:p>13518019809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23]/[.B74])*100" office:value-type="float" office:value="34.9258192287163" calcext:value-type="float">
            <text:p>34.9258192287</text:p>
          </table:table-cell>
          <table:table-cell table:formula="of:=([.C23]/[.C74])*100" office:value-type="float" office:value="30.9321392106802" calcext:value-type="float">
            <text:p>30.9321392107</text:p>
          </table:table-cell>
          <table:table-cell table:formula="of:=([.D23]/[.D74])*100" office:value-type="float" office:value="34.5880906144542" calcext:value-type="float">
            <text:p>34.5880906145</text:p>
          </table:table-cell>
          <table:table-cell table:formula="of:=([.E23]/[.E74])*100" office:value-type="float" office:value="31.442474217546" calcext:value-type="float">
            <text:p>31.4424742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99620373" calcext:value-type="float">
            <text:p>5499620373</text:p>
          </table:table-cell>
          <table:table-cell office:value-type="float" office:value="7161854845" calcext:value-type="float">
            <text:p>7161854845</text:p>
          </table:table-cell>
          <table:table-cell office:value-type="float" office:value="18385511680" calcext:value-type="float">
            <text:p>18385511680</text:p>
          </table:table-cell>
          <table:table-cell office:value-type="float" office:value="27630009899" calcext:value-type="float">
            <text:p>27630009899</text:p>
          </table:table-cell>
          <table:table-cell table:number-columns-repeated="15"/>
        </table:table-row>
        <table:table-row table:style-name="ro3" table:number-rows-repeated="4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Write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Write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31]/[.B57])*100" office:value-type="float" office:value="4.2514273112004" calcext:value-type="float">
            <text:p>4.2514273112</text:p>
          </table:table-cell>
          <table:table-cell table:formula="of:=([.C31]/[.C57])*100" office:value-type="float" office:value="3.53554396841216" calcext:value-type="float">
            <text:p>3.5355439684</text:p>
          </table:table-cell>
          <table:table-cell table:formula="of:=([.D31]/[.D57])*100" office:value-type="float" office:value="3.8942001284535" calcext:value-type="float">
            <text:p>3.8942001285</text:p>
          </table:table-cell>
          <table:table-cell table:formula="of:=([.E31]/[.E57])*100" office:value-type="float" office:value="3.95528065543509" calcext:value-type="float">
            <text:p>3.9552806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208" calcext:value-type="float">
            <text:p>245208</text:p>
          </table:table-cell>
          <table:table-cell office:value-type="float" office:value="249607" calcext:value-type="float">
            <text:p>249607</text:p>
          </table:table-cell>
          <table:table-cell office:value-type="float" office:value="252290" calcext:value-type="float">
            <text:p>252290</text:p>
          </table:table-cell>
          <table:table-cell office:value-type="float" office:value="255321" calcext:value-type="float">
            <text:p>25532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32]/[.B58])*100" office:value-type="float" office:value="3.20109462001103" calcext:value-type="float">
            <text:p>3.20109462</text:p>
          </table:table-cell>
          <table:table-cell table:formula="of:=([.C32]/[.C58])*100" office:value-type="float" office:value="3.91471684389903" calcext:value-type="float">
            <text:p>3.9147168439</text:p>
          </table:table-cell>
          <table:table-cell table:formula="of:=([.D32]/[.D58])*100" office:value-type="float" office:value="3.50694059107131" calcext:value-type="float">
            <text:p>3.5069405911</text:p>
          </table:table-cell>
          <table:table-cell table:formula="of:=([.E32]/[.E58])*100" office:value-type="float" office:value="4.99010665508421" calcext:value-type="float">
            <text:p>4.9901066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504" calcext:value-type="float">
            <text:p>256504</text:p>
          </table:table-cell>
          <table:table-cell office:value-type="float" office:value="264162" calcext:value-type="float">
            <text:p>264162</text:p>
          </table:table-cell>
          <table:table-cell office:value-type="float" office:value="279349" calcext:value-type="float">
            <text:p>279349</text:p>
          </table:table-cell>
          <table:table-cell office:value-type="float" office:value="293656" calcext:value-type="float">
            <text:p>2936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33]/[.B59])*100" office:value-type="float" office:value="4.91278970886632" calcext:value-type="float">
            <text:p>4.9127897089</text:p>
          </table:table-cell>
          <table:table-cell table:formula="of:=([.C33]/[.C59])*100" office:value-type="float" office:value="4.91295942473548" calcext:value-type="float">
            <text:p>4.9129594247</text:p>
          </table:table-cell>
          <table:table-cell table:formula="of:=([.D33]/[.D59])*100" office:value-type="float" office:value="5.27347844873873" calcext:value-type="float">
            <text:p>5.2734784487</text:p>
          </table:table-cell>
          <table:table-cell table:formula="of:=([.E33]/[.E59])*100" office:value-type="float" office:value="5.14993073046812" calcext:value-type="float">
            <text:p>5.1499307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083" calcext:value-type="float">
            <text:p>283083</text:p>
          </table:table-cell>
          <table:table-cell office:value-type="float" office:value="304501" calcext:value-type="float">
            <text:p>304501</text:p>
          </table:table-cell>
          <table:table-cell office:value-type="float" office:value="330005" calcext:value-type="float">
            <text:p>330005</text:p>
          </table:table-cell>
          <table:table-cell office:value-type="float" office:value="371880" calcext:value-type="float">
            <text:p>3718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34]/[.B60])*100" office:value-type="float" office:value="5.09701297392703" calcext:value-type="float">
            <text:p>5.0970129739</text:p>
          </table:table-cell>
          <table:table-cell table:formula="of:=([.C34]/[.C60])*100" office:value-type="float" office:value="6.01117552729897" calcext:value-type="float">
            <text:p>6.0111755273</text:p>
          </table:table-cell>
          <table:table-cell table:formula="of:=([.D34]/[.D60])*100" office:value-type="float" office:value="6.44547788364142" calcext:value-type="float">
            <text:p>6.4454778836</text:p>
          </table:table-cell>
          <table:table-cell table:formula="of:=([.E34]/[.E60])*100" office:value-type="float" office:value="6.66981887681714" calcext:value-type="float">
            <text:p>6.6698188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4871" calcext:value-type="float">
            <text:p>334871</text:p>
          </table:table-cell>
          <table:table-cell office:value-type="float" office:value="385278" calcext:value-type="float">
            <text:p>385278</text:p>
          </table:table-cell>
          <table:table-cell office:value-type="float" office:value="464706" calcext:value-type="float">
            <text:p>464706</text:p>
          </table:table-cell>
          <table:table-cell office:value-type="float" office:value="569182" calcext:value-type="float">
            <text:p>569182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35]/[.B61])*100" office:value-type="float" office:value="5.83333497997356" calcext:value-type="float">
            <text:p>5.83333498</text:p>
          </table:table-cell>
          <table:table-cell table:formula="of:=([.C35]/[.C61])*100" office:value-type="float" office:value="6.76754853227657" calcext:value-type="float">
            <text:p>6.7675485323</text:p>
          </table:table-cell>
          <table:table-cell table:formula="of:=([.D35]/[.D61])*100" office:value-type="float" office:value="8.06437244503462" calcext:value-type="float">
            <text:p>8.064372445</text:p>
          </table:table-cell>
          <table:table-cell table:formula="of:=([.E35]/[.E61])*100" office:value-type="float" office:value="6.27565624958339" calcext:value-type="float">
            <text:p>6.2756562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821" calcext:value-type="float">
            <text:p>442821</text:p>
          </table:table-cell>
          <table:table-cell office:value-type="float" office:value="553545" calcext:value-type="float">
            <text:p>553545</text:p>
          </table:table-cell>
          <table:table-cell office:value-type="float" office:value="723298" calcext:value-type="float">
            <text:p>723298</text:p>
          </table:table-cell>
          <table:table-cell office:value-type="float" office:value="988542" calcext:value-type="float">
            <text:p>988542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36]/[.B62])*100" office:value-type="float" office:value="6.62898564479679" calcext:value-type="float">
            <text:p>6.6289856448</text:p>
          </table:table-cell>
          <table:table-cell table:formula="of:=([.C36]/[.C62])*100" office:value-type="float" office:value="6.28684355228707" calcext:value-type="float">
            <text:p>6.2868435523</text:p>
          </table:table-cell>
          <table:table-cell table:formula="of:=([.D36]/[.D62])*100" office:value-type="float" office:value="9.45101335033521" calcext:value-type="float">
            <text:p>9.4510133503</text:p>
          </table:table-cell>
          <table:table-cell table:formula="of:=([.E36]/[.E62])*100" office:value-type="float" office:value="10.208965792804" calcext:value-type="float">
            <text:p>10.2089657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3307" calcext:value-type="float">
            <text:p>673307</text:p>
          </table:table-cell>
          <table:table-cell office:value-type="float" office:value="899690" calcext:value-type="float">
            <text:p>899690</text:p>
          </table:table-cell>
          <table:table-cell office:value-type="float" office:value="1310989" calcext:value-type="float">
            <text:p>1310989</text:p>
          </table:table-cell>
          <table:table-cell office:value-type="float" office:value="1940534" calcext:value-type="float">
            <text:p>1940534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37]/[.B63])*100" office:value-type="float" office:value="6.67675705890265" calcext:value-type="float">
            <text:p>6.6767570589</text:p>
          </table:table-cell>
          <table:table-cell table:formula="of:=([.C37]/[.C63])*100" office:value-type="float" office:value="10.0480964862437" calcext:value-type="float">
            <text:p>10.0480964862</text:p>
          </table:table-cell>
          <table:table-cell table:formula="of:=([.D37]/[.D63])*100" office:value-type="float" office:value="10.8640453435694" calcext:value-type="float">
            <text:p>10.8640453436</text:p>
          </table:table-cell>
          <table:table-cell table:formula="of:=([.E37]/[.E63])*100" office:value-type="float" office:value="10.4006271081905" calcext:value-type="float">
            <text:p>10.40062710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9940" calcext:value-type="float">
            <text:p>1119940</text:p>
          </table:table-cell>
          <table:table-cell office:value-type="float" office:value="1644582" calcext:value-type="float">
            <text:p>1644582</text:p>
          </table:table-cell>
          <table:table-cell office:value-type="float" office:value="2502741" calcext:value-type="float">
            <text:p>2502741</text:p>
          </table:table-cell>
          <table:table-cell office:value-type="float" office:value="3998459" calcext:value-type="float">
            <text:p>3998459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38]/[.B64])*100" office:value-type="float" office:value="9.78377314278122" calcext:value-type="float">
            <text:p>9.7837731428</text:p>
          </table:table-cell>
          <table:table-cell table:formula="of:=([.C38]/[.C64])*100" office:value-type="float" office:value="11.5791073054681" calcext:value-type="float">
            <text:p>11.5791073055</text:p>
          </table:table-cell>
          <table:table-cell table:formula="of:=([.D38]/[.D64])*100" office:value-type="float" office:value="11.7112731942571" calcext:value-type="float">
            <text:p>11.7112731943</text:p>
          </table:table-cell>
          <table:table-cell table:formula="of:=([.E38]/[.E64])*100" office:value-type="float" office:value="11.1442057080668" calcext:value-type="float">
            <text:p>11.1442057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261" calcext:value-type="float">
            <text:p>2024261</text:p>
          </table:table-cell>
          <table:table-cell office:value-type="float" office:value="2838760" calcext:value-type="float">
            <text:p>2838760</text:p>
          </table:table-cell>
          <table:table-cell office:value-type="float" office:value="5056193" calcext:value-type="float">
            <text:p>5056193</text:p>
          </table:table-cell>
          <table:table-cell office:value-type="float" office:value="8364308" calcext:value-type="float">
            <text:p>8364308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39]/[.B65])*100" office:value-type="float" office:value="11.5763720933388" calcext:value-type="float">
            <text:p>11.5763720933</text:p>
          </table:table-cell>
          <table:table-cell table:formula="of:=([.C39]/[.C65])*100" office:value-type="float" office:value="11.8079169311156" calcext:value-type="float">
            <text:p>11.8079169311</text:p>
          </table:table-cell>
          <table:table-cell table:formula="of:=([.D39]/[.D65])*100" office:value-type="float" office:value="11.709661959497" calcext:value-type="float">
            <text:p>11.7096619595</text:p>
          </table:table-cell>
          <table:table-cell table:formula="of:=([.E39]/[.E65])*100" office:value-type="float" office:value="11.8125917737534" calcext:value-type="float">
            <text:p>11.8125917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59276" calcext:value-type="float">
            <text:p>3959276</text:p>
          </table:table-cell>
          <table:table-cell office:value-type="float" office:value="6245376" calcext:value-type="float">
            <text:p>6245376</text:p>
          </table:table-cell>
          <table:table-cell office:value-type="float" office:value="10324173" calcext:value-type="float">
            <text:p>10324173</text:p>
          </table:table-cell>
          <table:table-cell office:value-type="float" office:value="17478674" calcext:value-type="float">
            <text:p>17478674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40]/[.B66])*100" office:value-type="float" office:value="12.1686756107925" calcext:value-type="float">
            <text:p>12.1686756108</text:p>
          </table:table-cell>
          <table:table-cell table:formula="of:=([.C40]/[.C66])*100" office:value-type="float" office:value="12.1995010092854" calcext:value-type="float">
            <text:p>12.1995010093</text:p>
          </table:table-cell>
          <table:table-cell table:formula="of:=([.D40]/[.D66])*100" office:value-type="float" office:value="13.4264708040622" calcext:value-type="float">
            <text:p>13.4264708041</text:p>
          </table:table-cell>
          <table:table-cell table:formula="of:=([.E40]/[.E66])*100" office:value-type="float" office:value="11.6155495203106" calcext:value-type="float">
            <text:p>11.6155495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12822" calcext:value-type="float">
            <text:p>7812822</text:p>
          </table:table-cell>
          <table:table-cell office:value-type="float" office:value="12609678" calcext:value-type="float">
            <text:p>12609678</text:p>
          </table:table-cell>
          <table:table-cell office:value-type="float" office:value="19916165" calcext:value-type="float">
            <text:p>19916165</text:p>
          </table:table-cell>
          <table:table-cell office:value-type="float" office:value="36737135" calcext:value-type="float">
            <text:p>36737135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41]/[.B67])*100" office:value-type="float" office:value="12.6878317539129" calcext:value-type="float">
            <text:p>12.6878317539</text:p>
          </table:table-cell>
          <table:table-cell table:formula="of:=([.C41]/[.C67])*100" office:value-type="float" office:value="12.4823800634087" calcext:value-type="float">
            <text:p>12.4823800634</text:p>
          </table:table-cell>
          <table:table-cell table:formula="of:=([.D41]/[.D67])*100" office:value-type="float" office:value="12.2035629689219" calcext:value-type="float">
            <text:p>12.2035629689</text:p>
          </table:table-cell>
          <table:table-cell table:formula="of:=([.E41]/[.E67])*100" office:value-type="float" office:value="11.7725878946704" calcext:value-type="float">
            <text:p>11.7725878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74781" calcext:value-type="float">
            <text:p>15874781</text:p>
          </table:table-cell>
          <table:table-cell office:value-type="float" office:value="25380429" calcext:value-type="float">
            <text:p>25380429</text:p>
          </table:table-cell>
          <table:table-cell office:value-type="float" office:value="43401208" calcext:value-type="float">
            <text:p>43401208</text:p>
          </table:table-cell>
          <table:table-cell office:value-type="float" office:value="76499737" calcext:value-type="float">
            <text:p>76499737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42]/[.B68])*100" office:value-type="float" office:value="13.9683895094776" calcext:value-type="float">
            <text:p>13.9683895095</text:p>
          </table:table-cell>
          <table:table-cell table:formula="of:=([.C42]/[.C68])*100" office:value-type="float" office:value="13.7216224717389" calcext:value-type="float">
            <text:p>13.7216224717</text:p>
          </table:table-cell>
          <table:table-cell table:formula="of:=([.D42]/[.D68])*100" office:value-type="float" office:value="12.2058976294648" calcext:value-type="float">
            <text:p>12.2058976295</text:p>
          </table:table-cell>
          <table:table-cell table:formula="of:=([.E42]/[.E68])*100" office:value-type="float" office:value="11.6901420088681" calcext:value-type="float">
            <text:p>11.69014200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940439" calcext:value-type="float">
            <text:p>25940439</text:p>
          </table:table-cell>
          <table:table-cell office:value-type="float" office:value="46040706" calcext:value-type="float">
            <text:p>46040706</text:p>
          </table:table-cell>
          <table:table-cell office:value-type="float" office:value="88875499" calcext:value-type="float">
            <text:p>88875499</text:p>
          </table:table-cell>
          <table:table-cell office:value-type="float" office:value="159175077" calcext:value-type="float">
            <text:p>159175077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43]/[.B69])*100" office:value-type="float" office:value="13.9687562676398" calcext:value-type="float">
            <text:p>13.9687562676</text:p>
          </table:table-cell>
          <table:table-cell table:formula="of:=([.C43]/[.C69])*100" office:value-type="float" office:value="12.308496073369" calcext:value-type="float">
            <text:p>12.3084960734</text:p>
          </table:table-cell>
          <table:table-cell table:formula="of:=([.D43]/[.D69])*100" office:value-type="float" office:value="11.9611534363766" calcext:value-type="float">
            <text:p>11.9611534364</text:p>
          </table:table-cell>
          <table:table-cell table:formula="of:=([.E43]/[.E69])*100" office:value-type="float" office:value="11.4753041325647" calcext:value-type="float">
            <text:p>11.47530413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042486" calcext:value-type="float">
            <text:p>52042486</text:p>
          </table:table-cell>
          <table:table-cell office:value-type="float" office:value="103709639" calcext:value-type="float">
            <text:p>103709639</text:p>
          </table:table-cell>
          <table:table-cell office:value-type="float" office:value="181781843" calcext:value-type="float">
            <text:p>181781843</text:p>
          </table:table-cell>
          <table:table-cell office:value-type="float" office:value="328552613" calcext:value-type="float">
            <text:p>328552613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44]/[.B70])*100" office:value-type="float" office:value="13.0340390738244" calcext:value-type="float">
            <text:p>13.0340390738</text:p>
          </table:table-cell>
          <table:table-cell table:formula="of:=([.C44]/[.C70])*100" office:value-type="float" office:value="12.2709974360104" calcext:value-type="float">
            <text:p>12.270997436</text:p>
          </table:table-cell>
          <table:table-cell table:formula="of:=([.D44]/[.D70])*100" office:value-type="float" office:value="13.4249995681991" calcext:value-type="float">
            <text:p>13.4249995682</text:p>
          </table:table-cell>
          <table:table-cell table:formula="of:=([.E44]/[.E70])*100" office:value-type="float" office:value="11.4400154312629" calcext:value-type="float">
            <text:p>11.44001543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907522" calcext:value-type="float">
            <text:p>125907522</text:p>
          </table:table-cell>
          <table:table-cell office:value-type="float" office:value="210613666" calcext:value-type="float">
            <text:p>210613666</text:p>
          </table:table-cell>
          <table:table-cell office:value-type="float" office:value="350073705" calcext:value-type="float">
            <text:p>350073705</text:p>
          </table:table-cell>
          <table:table-cell office:value-type="float" office:value="673607709" calcext:value-type="float">
            <text:p>673607709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45]/[.B71])*100" office:value-type="float" office:value="13.1987856646091" calcext:value-type="float">
            <text:p>13.1987856646</text:p>
          </table:table-cell>
          <table:table-cell table:formula="of:=([.C45]/[.C71])*100" office:value-type="float" office:value="13.664327549347" calcext:value-type="float">
            <text:p>13.6643275493</text:p>
          </table:table-cell>
          <table:table-cell table:formula="of:=([.D45]/[.D71])*100" office:value-type="float" office:value="12.0428159428493" calcext:value-type="float">
            <text:p>12.0428159428</text:p>
          </table:table-cell>
          <table:table-cell table:formula="of:=([.E45]/[.E71])*100" office:value-type="float" office:value="11.5986286322487" calcext:value-type="float">
            <text:p>11.59862863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762866" calcext:value-type="float">
            <text:p>247762866</text:p>
          </table:table-cell>
          <table:table-cell office:value-type="float" office:value="381557491" calcext:value-type="float">
            <text:p>381557491</text:p>
          </table:table-cell>
          <table:table-cell office:value-type="float" office:value="745955888" calcext:value-type="float">
            <text:p>745955888</text:p>
          </table:table-cell>
          <table:table-cell office:value-type="float" office:value="1374882956" calcext:value-type="float">
            <text:p>1374882956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46]/[.B72])*100" office:value-type="float" office:value="13.9679388656002" calcext:value-type="float">
            <text:p>13.9679388656</text:p>
          </table:table-cell>
          <table:table-cell table:formula="of:=([.C46]/[.C72])*100" office:value-type="float" office:value="13.6203914229017" calcext:value-type="float">
            <text:p>13.6203914229</text:p>
          </table:table-cell>
          <table:table-cell table:formula="of:=([.D46]/[.D72])*100" office:value-type="float" office:value="13.2663213857867" calcext:value-type="float">
            <text:p>13.2663213858</text:p>
          </table:table-cell>
          <table:table-cell table:formula="of:=([.E46]/[.E72])*100" office:value-type="float" office:value="11.6967853875613" calcext:value-type="float">
            <text:p>11.6967853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694623" calcext:value-type="float">
            <text:p>420694623</text:p>
          </table:table-cell>
          <table:table-cell office:value-type="float" office:value="768552208" calcext:value-type="float">
            <text:p>768552208</text:p>
          </table:table-cell>
          <table:table-cell office:value-type="float" office:value="1440444678" calcext:value-type="float">
            <text:p>1440444678</text:p>
          </table:table-cell>
          <table:table-cell office:value-type="float" office:value="2793838821" calcext:value-type="float">
            <text:p>2793838821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47]/[.B73])*100" office:value-type="float" office:value="13.0750579229929" calcext:value-type="float">
            <text:p>13.075057923</text:p>
          </table:table-cell>
          <table:table-cell table:formula="of:=([.C47]/[.C73])*100" office:value-type="float" office:value="13.5301464910167" calcext:value-type="float">
            <text:p>13.530146491</text:p>
          </table:table-cell>
          <table:table-cell table:formula="of:=([.D47]/[.D73])*100" office:value-type="float" office:value="13.186195982647" calcext:value-type="float">
            <text:p>13.1861959826</text:p>
          </table:table-cell>
          <table:table-cell table:formula="of:=([.E47]/[.E73])*100" office:value-type="float" office:value="12.8556345260103" calcext:value-type="float">
            <text:p>12.8556345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3545496" calcext:value-type="float">
            <text:p>993545496</text:p>
          </table:table-cell>
          <table:table-cell office:value-type="float" office:value="1545581705" calcext:value-type="float">
            <text:p>1545581705</text:p>
          </table:table-cell>
          <table:table-cell office:value-type="float" office:value="2910312410" calcext:value-type="float">
            <text:p>2910312410</text:p>
          </table:table-cell>
          <table:table-cell office:value-type="float" office:value="5538756894" calcext:value-type="float">
            <text:p>5538756894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48]/[.B74])*100" office:value-type="float" office:value="12.7302429029514" calcext:value-type="float">
            <text:p>12.730242903</text:p>
          </table:table-cell>
          <table:table-cell table:formula="of:=([.C48]/[.C74])*100" office:value-type="float" office:value="13.4449591637678" calcext:value-type="float">
            <text:p>13.4449591638</text:p>
          </table:table-cell>
          <table:table-cell table:formula="of:=([.D48]/[.D74])*100" office:value-type="float" office:value="11.7083303373993" calcext:value-type="float">
            <text:p>11.7083303374</text:p>
          </table:table-cell>
          <table:table-cell table:formula="of:=([.E48]/[.E74])*100" office:value-type="float" office:value="12.7674397126119" calcext:value-type="float">
            <text:p>12.7674397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4577266" calcext:value-type="float">
            <text:p>2004577266</text:p>
          </table:table-cell>
          <table:table-cell office:value-type="float" office:value="3112970793" calcext:value-type="float">
            <text:p>3112970793</text:p>
          </table:table-cell>
          <table:table-cell office:value-type="float" office:value="6223634793" calcext:value-type="float">
            <text:p>6223634793</text:p>
          </table:table-cell>
          <table:table-cell office:value-type="float" office:value="11219361530" calcext:value-type="float">
            <text:p>11219361530</text:p>
          </table:table-cell>
          <table:table-cell table:number-columns-repeated="15"/>
        </table:table-row>
        <table:table-row table:style-name="ro3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3">
          <table:table-cell table:style-name="Default"/>
          <table:table-cell table:number-columns-repeated="19"/>
        </table:table-row>
        <table:table-row table:style-name="ro2">
          <table:table-cell table:style-name="ce1" office:value-type="string" calcext:value-type="string" table:number-columns-spanned="5" table:number-rows-spanned="1">
            <text:p>Total Instructions vs Graph Vertices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67663" calcext:value-type="float">
            <text:p>5767663</text:p>
          </table:table-cell>
          <table:table-cell office:value-type="float" office:value="7059932" calcext:value-type="float">
            <text:p>7059932</text:p>
          </table:table-cell>
          <table:table-cell office:value-type="float" office:value="6478609" calcext:value-type="float">
            <text:p>6478609</text:p>
          </table:table-cell>
          <table:table-cell office:value-type="float" office:value="6455193" calcext:value-type="float">
            <text:p>645519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13009" calcext:value-type="float">
            <text:p>8013009</text:p>
          </table:table-cell>
          <table:table-cell office:value-type="float" office:value="6747921" calcext:value-type="float">
            <text:p>6747921</text:p>
          </table:table-cell>
          <table:table-cell office:value-type="float" office:value="7965604" calcext:value-type="float">
            <text:p>7965604</text:p>
          </table:table-cell>
          <table:table-cell office:value-type="float" office:value="5884764" calcext:value-type="float">
            <text:p>588476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2164" calcext:value-type="float">
            <text:p>5762164</text:p>
          </table:table-cell>
          <table:table-cell office:value-type="float" office:value="6197914" calcext:value-type="float">
            <text:p>6197914</text:p>
          </table:table-cell>
          <table:table-cell office:value-type="float" office:value="6257824" calcext:value-type="float">
            <text:p>6257824</text:p>
          </table:table-cell>
          <table:table-cell office:value-type="float" office:value="7221068" calcext:value-type="float">
            <text:p>722106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9946" calcext:value-type="float">
            <text:p>6569946</text:p>
          </table:table-cell>
          <table:table-cell office:value-type="float" office:value="6409362" calcext:value-type="float">
            <text:p>6409362</text:p>
          </table:table-cell>
          <table:table-cell office:value-type="float" office:value="7209799" calcext:value-type="float">
            <text:p>7209799</text:p>
          </table:table-cell>
          <table:table-cell office:value-type="float" office:value="8533695" calcext:value-type="float">
            <text:p>853369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91215" calcext:value-type="float">
            <text:p>7591215</text:p>
          </table:table-cell>
          <table:table-cell office:value-type="float" office:value="8179402" calcext:value-type="float">
            <text:p>8179402</text:p>
          </table:table-cell>
          <table:table-cell office:value-type="float" office:value="8969055" calcext:value-type="float">
            <text:p>8969055</text:p>
          </table:table-cell>
          <table:table-cell office:value-type="float" office:value="15752010" calcext:value-type="float">
            <text:p>1575201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57014" calcext:value-type="float">
            <text:p>10157014</text:p>
          </table:table-cell>
          <table:table-cell office:value-type="float" office:value="14310679" calcext:value-type="float">
            <text:p>14310679</text:p>
          </table:table-cell>
          <table:table-cell office:value-type="float" office:value="13871412" calcext:value-type="float">
            <text:p>13871412</text:p>
          </table:table-cell>
          <table:table-cell office:value-type="float" office:value="19008135" calcext:value-type="float">
            <text:p>1900813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73712" calcext:value-type="float">
            <text:p>16773712</text:p>
          </table:table-cell>
          <table:table-cell office:value-type="float" office:value="16367100" calcext:value-type="float">
            <text:p>16367100</text:p>
          </table:table-cell>
          <table:table-cell office:value-type="float" office:value="23036916" calcext:value-type="float">
            <text:p>23036916</text:p>
          </table:table-cell>
          <table:table-cell office:value-type="float" office:value="38444403" calcext:value-type="float">
            <text:p>38444403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89983" calcext:value-type="float">
            <text:p>20689983</text:p>
          </table:table-cell>
          <table:table-cell office:value-type="float" office:value="24516225" calcext:value-type="float">
            <text:p>24516225</text:p>
          </table:table-cell>
          <table:table-cell office:value-type="float" office:value="43173726" calcext:value-type="float">
            <text:p>43173726</text:p>
          </table:table-cell>
          <table:table-cell office:value-type="float" office:value="75055219" calcext:value-type="float">
            <text:p>75055219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01354" calcext:value-type="float">
            <text:p>34201354</text:p>
          </table:table-cell>
          <table:table-cell office:value-type="float" office:value="52891429" calcext:value-type="float">
            <text:p>52891429</text:p>
          </table:table-cell>
          <table:table-cell office:value-type="float" office:value="88167985" calcext:value-type="float">
            <text:p>88167985</text:p>
          </table:table-cell>
          <table:table-cell office:value-type="float" office:value="147966461" calcext:value-type="float">
            <text:p>14796646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204374" calcext:value-type="float">
            <text:p>64204374</text:p>
          </table:table-cell>
          <table:table-cell office:value-type="float" office:value="103362244" calcext:value-type="float">
            <text:p>103362244</text:p>
          </table:table-cell>
          <table:table-cell office:value-type="float" office:value="148335071" calcext:value-type="float">
            <text:p>148335071</text:p>
          </table:table-cell>
          <table:table-cell office:value-type="float" office:value="316275480" calcext:value-type="float">
            <text:p>31627548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118155" calcext:value-type="float">
            <text:p>125118155</text:p>
          </table:table-cell>
          <table:table-cell office:value-type="float" office:value="203330045" calcext:value-type="float">
            <text:p>203330045</text:p>
          </table:table-cell>
          <table:table-cell office:value-type="float" office:value="355643742" calcext:value-type="float">
            <text:p>355643742</text:p>
          </table:table-cell>
          <table:table-cell office:value-type="float" office:value="649812409" calcext:value-type="float">
            <text:p>64981240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708159" calcext:value-type="float">
            <text:p>185708159</text:p>
          </table:table-cell>
          <table:table-cell office:value-type="float" office:value="335533980" calcext:value-type="float">
            <text:p>335533980</text:p>
          </table:table-cell>
          <table:table-cell office:value-type="float" office:value="728135707" calcext:value-type="float">
            <text:p>728135707</text:p>
          </table:table-cell>
          <table:table-cell office:value-type="float" office:value="1361617993" calcext:value-type="float">
            <text:p>1361617993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2563491" calcext:value-type="float">
            <text:p>372563491</text:p>
          </table:table-cell>
          <table:table-cell office:value-type="float" office:value="842585791" calcext:value-type="float">
            <text:p>842585791</text:p>
          </table:table-cell>
          <table:table-cell office:value-type="float" office:value="1519768507" calcext:value-type="float">
            <text:p>1519768507</text:p>
          </table:table-cell>
          <table:table-cell office:value-type="float" office:value="2863127715" calcext:value-type="float">
            <text:p>2863127715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5990061" calcext:value-type="float">
            <text:p>965990061</text:p>
          </table:table-cell>
          <table:table-cell office:value-type="float" office:value="1716353272" calcext:value-type="float">
            <text:p>1716353272</text:p>
          </table:table-cell>
          <table:table-cell office:value-type="float" office:value="2607625447" calcext:value-type="float">
            <text:p>2607625447</text:p>
          </table:table-cell>
          <table:table-cell office:value-type="float" office:value="5888171332" calcext:value-type="float">
            <text:p>588817133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7164099" calcext:value-type="float">
            <text:p>1877164099</text:p>
          </table:table-cell>
          <table:table-cell office:value-type="float" office:value="2792362007" calcext:value-type="float">
            <text:p>2792362007</text:p>
          </table:table-cell>
          <table:table-cell office:value-type="float" office:value="6194198197" calcext:value-type="float">
            <text:p>6194198197</text:p>
          </table:table-cell>
          <table:table-cell office:value-type="float" office:value="11853840653" calcext:value-type="float">
            <text:p>1185384065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1858994" calcext:value-type="float">
            <text:p>3011858994</text:p>
          </table:table-cell>
          <table:table-cell office:value-type="float" office:value="5642658747" calcext:value-type="float">
            <text:p>5642658747</text:p>
          </table:table-cell>
          <table:table-cell office:value-type="float" office:value="10857905791" calcext:value-type="float">
            <text:p>10857905791</text:p>
          </table:table-cell>
          <table:table-cell office:value-type="float" office:value="23885526907" calcext:value-type="float">
            <text:p>2388552690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98784662" calcext:value-type="float">
            <text:p>7598784662</text:p>
          </table:table-cell>
          <table:table-cell office:value-type="float" office:value="11423244427" calcext:value-type="float">
            <text:p>11423244427</text:p>
          </table:table-cell>
          <table:table-cell office:value-type="float" office:value="22070902130" calcext:value-type="float">
            <text:p>22070902130</text:p>
          </table:table-cell>
          <table:table-cell office:value-type="float" office:value="43084274703" calcext:value-type="float">
            <text:p>4308427470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46575154" calcext:value-type="float">
            <text:p>15746575154</text:p>
          </table:table-cell>
          <table:table-cell office:value-type="float" office:value="23153441785" calcext:value-type="float">
            <text:p>23153441785</text:p>
          </table:table-cell>
          <table:table-cell office:value-type="float" office:value="53155613257" calcext:value-type="float">
            <text:p>53155613257</text:p>
          </table:table-cell>
          <table:table-cell office:value-type="float" office:value="87874795437" calcext:value-type="float">
            <text:p>87874795437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16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</table:table>
      <table:table table:name="Size" table:style-name="ta1">
        <table:shapes>
          <draw:frame draw:z-index="0" draw:style-name="gr1" draw:text-style-name="P1" svg:width="6.0965in" svg:height="3.5429in" svg:x="6.2417in" svg:y="0.5303in">
            <draw:object draw:notify-on-update-of-ranges="Size.A6:Size.A23 Size.B5:Size.B5 Size.B6:Size.B23 Size.C5:Size.C5 Size.C6:Size.C23 Size.D5:Size.D5 Size.D6:Size.D23 Size.E5:Size.E5 Size.E6:Size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1539in" svg:height="3.5083in" svg:x="6.2618in" svg:y="4.8547in">
            <draw:object draw:notify-on-update-of-ranges="Size.A31:Size.A48 Size.B30:Size.B30 Size.B31:Size.B48 Size.C30:Size.C30 Size.C31:Size.C48 Size.D30:Size.D30 Size.D31:Size.D48 Size.E30:Size.E30 Size.E31:Size.E4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3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Read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3461" calcext:value-type="float">
            <text:p>5283461</text:p>
          </table:table-cell>
          <table:table-cell office:value-type="float" office:value="5741915" calcext:value-type="float">
            <text:p>5741915</text:p>
          </table:table-cell>
          <table:table-cell office:value-type="float" office:value="4802576" calcext:value-type="float">
            <text:p>4802576</text:p>
          </table:table-cell>
          <table:table-cell office:value-type="float" office:value="4657585" calcext:value-type="float">
            <text:p>46575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66260" calcext:value-type="float">
            <text:p>4866260</text:p>
          </table:table-cell>
          <table:table-cell office:value-type="float" office:value="5543226" calcext:value-type="float">
            <text:p>5543226</text:p>
          </table:table-cell>
          <table:table-cell office:value-type="float" office:value="6847120" calcext:value-type="float">
            <text:p>6847120</text:p>
          </table:table-cell>
          <table:table-cell office:value-type="float" office:value="5402097" calcext:value-type="float">
            <text:p>54020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59428" calcext:value-type="float">
            <text:p>5459428</text:p>
          </table:table-cell>
          <table:table-cell office:value-type="float" office:value="5377663" calcext:value-type="float">
            <text:p>5377663</text:p>
          </table:table-cell>
          <table:table-cell office:value-type="float" office:value="6946803" calcext:value-type="float">
            <text:p>6946803</text:p>
          </table:table-cell>
          <table:table-cell office:value-type="float" office:value="7244118" calcext:value-type="float">
            <text:p>7244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42626" calcext:value-type="float">
            <text:p>6942626</text:p>
          </table:table-cell>
          <table:table-cell office:value-type="float" office:value="7366911" calcext:value-type="float">
            <text:p>7366911</text:p>
          </table:table-cell>
          <table:table-cell office:value-type="float" office:value="7725168" calcext:value-type="float">
            <text:p>7725168</text:p>
          </table:table-cell>
          <table:table-cell office:value-type="float" office:value="9449740" calcext:value-type="float">
            <text:p>94497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45953" calcext:value-type="float">
            <text:p>8745953</text:p>
          </table:table-cell>
          <table:table-cell office:value-type="float" office:value="10628789" calcext:value-type="float">
            <text:p>10628789</text:p>
          </table:table-cell>
          <table:table-cell office:value-type="float" office:value="12911209" calcext:value-type="float">
            <text:p>12911209</text:p>
          </table:table-cell>
          <table:table-cell office:value-type="float" office:value="16515087" calcext:value-type="float">
            <text:p>16515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18619" calcext:value-type="float">
            <text:p>10718619</text:p>
          </table:table-cell>
          <table:table-cell office:value-type="float" office:value="14285218" calcext:value-type="float">
            <text:p>14285218</text:p>
          </table:table-cell>
          <table:table-cell office:value-type="float" office:value="20983390" calcext:value-type="float">
            <text:p>20983390</text:p>
          </table:table-cell>
          <table:table-cell office:value-type="float" office:value="31271716" calcext:value-type="float">
            <text:p>312717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30036" calcext:value-type="float">
            <text:p>17930036</text:p>
          </table:table-cell>
          <table:table-cell office:value-type="float" office:value="25542261" calcext:value-type="float">
            <text:p>25542261</text:p>
          </table:table-cell>
          <table:table-cell office:value-type="float" office:value="39156328" calcext:value-type="float">
            <text:p>39156328</text:p>
          </table:table-cell>
          <table:table-cell office:value-type="float" office:value="66589654" calcext:value-type="float">
            <text:p>66589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739962" calcext:value-type="float">
            <text:p>29739962</text:p>
          </table:table-cell>
          <table:table-cell office:value-type="float" office:value="35835004" calcext:value-type="float">
            <text:p>35835004</text:p>
          </table:table-cell>
          <table:table-cell office:value-type="float" office:value="81561222" calcext:value-type="float">
            <text:p>81561222</text:p>
          </table:table-cell>
          <table:table-cell office:value-type="float" office:value="144486904" calcext:value-type="float">
            <text:p>144486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96425" calcext:value-type="float">
            <text:p>57696425</text:p>
          </table:table-cell>
          <table:table-cell office:value-type="float" office:value="94434988" calcext:value-type="float">
            <text:p>94434988</text:p>
          </table:table-cell>
          <table:table-cell office:value-type="float" office:value="163224456" calcext:value-type="float">
            <text:p>163224456</text:p>
          </table:table-cell>
          <table:table-cell office:value-type="float" office:value="279611403" calcext:value-type="float">
            <text:p>279611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177658" calcext:value-type="float">
            <text:p>117177658</text:p>
          </table:table-cell>
          <table:table-cell office:value-type="float" office:value="199046956" calcext:value-type="float">
            <text:p>199046956</text:p>
          </table:table-cell>
          <table:table-cell office:value-type="float" office:value="244878572" calcext:value-type="float">
            <text:p>244878572</text:p>
          </table:table-cell>
          <table:table-cell office:value-type="float" office:value="616707841" calcext:value-type="float">
            <text:p>616707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820145" calcext:value-type="float">
            <text:p>240820145</text:p>
          </table:table-cell>
          <table:table-cell office:value-type="float" office:value="380801496" calcext:value-type="float">
            <text:p>380801496</text:p>
          </table:table-cell>
          <table:table-cell office:value-type="float" office:value="679561900" calcext:value-type="float">
            <text:p>679561900</text:p>
          </table:table-cell>
          <table:table-cell office:value-type="float" office:value="1249142195" calcext:value-type="float">
            <text:p>1249142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3425325" calcext:value-type="float">
            <text:p>313425325</text:p>
          </table:table-cell>
          <table:table-cell office:value-type="float" office:value="562850446" calcext:value-type="float">
            <text:p>562850446</text:p>
          </table:table-cell>
          <table:table-cell office:value-type="float" office:value="1395468027" calcext:value-type="float">
            <text:p>1395468027</text:p>
          </table:table-cell>
          <table:table-cell office:value-type="float" office:value="2613095070" calcext:value-type="float">
            <text:p>26130950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3319247" calcext:value-type="float">
            <text:p>633319247</text:p>
          </table:table-cell>
          <table:table-cell office:value-type="float" office:value="1657679876" calcext:value-type="float">
            <text:p>1657679876</text:p>
          </table:table-cell>
          <table:table-cell office:value-type="float" office:value="2957289708" calcext:value-type="float">
            <text:p>2957289708</text:p>
          </table:table-cell>
          <table:table-cell office:value-type="float" office:value="5601634515" calcext:value-type="float">
            <text:p>56016345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6189089" calcext:value-type="float">
            <text:p>1916189089</text:p>
          </table:table-cell>
          <table:table-cell office:value-type="float" office:value="3389795617" calcext:value-type="float">
            <text:p>3389795617</text:p>
          </table:table-cell>
          <table:table-cell office:value-type="float" office:value="4398343304" calcext:value-type="float">
            <text:p>4398343304</text:p>
          </table:table-cell>
          <table:table-cell office:value-type="float" office:value="11466882070" calcext:value-type="float">
            <text:p>114668820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62958350" calcext:value-type="float">
            <text:p>3662958350</text:p>
          </table:table-cell>
          <table:table-cell office:value-type="float" office:value="4729241275" calcext:value-type="float">
            <text:p>4729241275</text:p>
          </table:table-cell>
          <table:table-cell office:value-type="float" office:value="11799769627" calcext:value-type="float">
            <text:p>11799769627</text:p>
          </table:table-cell>
          <table:table-cell office:value-type="float" office:value="22585817520" calcext:value-type="float">
            <text:p>225858175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58367636" calcext:value-type="float">
            <text:p>5158367636</text:p>
          </table:table-cell>
          <table:table-cell office:value-type="float" office:value="9574035473" calcext:value-type="float">
            <text:p>9574035473</text:p>
          </table:table-cell>
          <table:table-cell office:value-type="float" office:value="18310579469" calcext:value-type="float">
            <text:p>18310579469</text:p>
          </table:table-cell>
          <table:table-cell office:value-type="float" office:value="44838562980" calcext:value-type="float">
            <text:p>448385629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829919086" calcext:value-type="float">
            <text:p>14829919086</text:p>
          </table:table-cell>
          <table:table-cell office:value-type="float" office:value="19377296544" calcext:value-type="float">
            <text:p>19377296544</text:p>
          </table:table-cell>
          <table:table-cell office:value-type="float" office:value="37219900415" calcext:value-type="float">
            <text:p>37219900415</text:p>
          </table:table-cell>
          <table:table-cell office:value-type="float" office:value="72377138515" calcext:value-type="float">
            <text:p>723771385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341144488" calcext:value-type="float">
            <text:p>31341144488</text:p>
          </table:table-cell>
          <table:table-cell office:value-type="float" office:value="39255470114" calcext:value-type="float">
            <text:p>39255470114</text:p>
          </table:table-cell>
          <table:table-cell office:value-type="float" office:value="102478451021" calcext:value-type="float">
            <text:p>102478451021</text:p>
          </table:table-cell>
          <table:table-cell office:value-type="float" office:value="147625742955" calcext:value-type="float">
            <text:p>147625742955</text:p>
          </table:table-cell>
        </table:table-row>
        <table:table-row table:style-name="ro3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Write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1475402" calcext:value-type="float">
            <text:p>1475402</text:p>
          </table:table-cell>
          <table:table-cell office:value-type="float" office:value="1490683" calcext:value-type="float">
            <text:p>1490683</text:p>
          </table:table-cell>
          <table:table-cell office:value-type="float" office:value="1509266" calcext:value-type="float">
            <text:p>1509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4706" calcext:value-type="float">
            <text:p>1514706</text:p>
          </table:table-cell>
          <table:table-cell office:value-type="float" office:value="1562264" calcext:value-type="float">
            <text:p>1562264</text:p>
          </table:table-cell>
          <table:table-cell office:value-type="float" office:value="1654120" calcext:value-type="float">
            <text:p>1654120</text:p>
          </table:table-cell>
          <table:table-cell office:value-type="float" office:value="1739319" calcext:value-type="float">
            <text:p>1739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0146" calcext:value-type="float">
            <text:p>1670146</text:p>
          </table:table-cell>
          <table:table-cell office:value-type="float" office:value="1797085" calcext:value-type="float">
            <text:p>1797085</text:p>
          </table:table-cell>
          <table:table-cell office:value-type="float" office:value="1952932" calcext:value-type="float">
            <text:p>1952932</text:p>
          </table:table-cell>
          <table:table-cell office:value-type="float" office:value="2202834" calcext:value-type="float">
            <text:p>2202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1856" calcext:value-type="float">
            <text:p>1971856</text:p>
          </table:table-cell>
          <table:table-cell office:value-type="float" office:value="2272683" calcext:value-type="float">
            <text:p>2272683</text:p>
          </table:table-cell>
          <table:table-cell office:value-type="float" office:value="2748773" calcext:value-type="float">
            <text:p>2748773</text:p>
          </table:table-cell>
          <table:table-cell office:value-type="float" office:value="3379548" calcext:value-type="float">
            <text:p>3379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97711" calcext:value-type="float">
            <text:p>2597711</text:p>
          </table:table-cell>
          <table:table-cell office:value-type="float" office:value="3256864" calcext:value-type="float">
            <text:p>3256864</text:p>
          </table:table-cell>
          <table:table-cell office:value-type="float" office:value="4283200" calcext:value-type="float">
            <text:p>4283200</text:p>
          </table:table-cell>
          <table:table-cell office:value-type="float" office:value="5870738" calcext:value-type="float">
            <text:p>5870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26076" calcext:value-type="float">
            <text:p>3926076</text:p>
          </table:table-cell>
          <table:table-cell office:value-type="float" office:value="5307262" calcext:value-type="float">
            <text:p>5307262</text:p>
          </table:table-cell>
          <table:table-cell office:value-type="float" office:value="7756494" calcext:value-type="float">
            <text:p>7756494</text:p>
          </table:table-cell>
          <table:table-cell office:value-type="float" office:value="11533338" calcext:value-type="float">
            <text:p>11533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23400" calcext:value-type="float">
            <text:p>6523400</text:p>
          </table:table-cell>
          <table:table-cell office:value-type="float" office:value="9658323" calcext:value-type="float">
            <text:p>9658323</text:p>
          </table:table-cell>
          <table:table-cell office:value-type="float" office:value="14825209" calcext:value-type="float">
            <text:p>14825209</text:p>
          </table:table-cell>
          <table:table-cell office:value-type="float" office:value="23742689" calcext:value-type="float">
            <text:p>23742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82415" calcext:value-type="float">
            <text:p>11782415</text:p>
          </table:table-cell>
          <table:table-cell office:value-type="float" office:value="16990740" calcext:value-type="float">
            <text:p>16990740</text:p>
          </table:table-cell>
          <table:table-cell office:value-type="float" office:value="29899813" calcext:value-type="float">
            <text:p>29899813</text:p>
          </table:table-cell>
          <table:table-cell office:value-type="float" office:value="49664737" calcext:value-type="float">
            <text:p>496647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09082" calcext:value-type="float">
            <text:p>22909082</text:p>
          </table:table-cell>
          <table:table-cell office:value-type="float" office:value="36641730" calcext:value-type="float">
            <text:p>36641730</text:p>
          </table:table-cell>
          <table:table-cell office:value-type="float" office:value="61102936" calcext:value-type="float">
            <text:p>61102936</text:p>
          </table:table-cell>
          <table:table-cell office:value-type="float" office:value="103836850" calcext:value-type="float">
            <text:p>1038368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196071" calcext:value-type="float">
            <text:p>45196071</text:p>
          </table:table-cell>
          <table:table-cell office:value-type="float" office:value="73920623" calcext:value-type="float">
            <text:p>73920623</text:p>
          </table:table-cell>
          <table:table-cell office:value-type="float" office:value="119227860" calcext:value-type="float">
            <text:p>119227860</text:p>
          </table:table-cell>
          <table:table-cell office:value-type="float" office:value="218307886" calcext:value-type="float">
            <text:p>218307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362255" calcext:value-type="float">
            <text:p>91362255</text:p>
          </table:table-cell>
          <table:table-cell office:value-type="float" office:value="148676561" calcext:value-type="float">
            <text:p>148676561</text:p>
          </table:table-cell>
          <table:table-cell office:value-type="float" office:value="256967391" calcext:value-type="float">
            <text:p>256967391</text:p>
          </table:table-cell>
          <table:table-cell office:value-type="float" office:value="454771764" calcext:value-type="float">
            <text:p>454771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558866" calcext:value-type="float">
            <text:p>155558866</text:p>
          </table:table-cell>
          <table:table-cell office:value-type="float" office:value="275916522" calcext:value-type="float">
            <text:p>275916522</text:p>
          </table:table-cell>
          <table:table-cell office:value-type="float" office:value="525909283" calcext:value-type="float">
            <text:p>525909283</text:p>
          </table:table-cell>
          <table:table-cell office:value-type="float" office:value="945461238" calcext:value-type="float">
            <text:p>9454612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2179552" calcext:value-type="float">
            <text:p>312179552</text:p>
          </table:table-cell>
          <table:table-cell office:value-type="float" office:value="608684448" calcext:value-type="float">
            <text:p>608684448</text:p>
          </table:table-cell>
          <table:table-cell office:value-type="float" office:value="1076218041" calcext:value-type="float">
            <text:p>1076218041</text:p>
          </table:table-cell>
          <table:table-cell office:value-type="float" office:value="1951148259" calcext:value-type="float">
            <text:p>19511482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6856959" calcext:value-type="float">
            <text:p>726856959</text:p>
          </table:table-cell>
          <table:table-cell office:value-type="float" office:value="1234345963" calcext:value-type="float">
            <text:p>1234345963</text:p>
          </table:table-cell>
          <table:table-cell office:value-type="float" office:value="2095041982" calcext:value-type="float">
            <text:p>2095041982</text:p>
          </table:table-cell>
          <table:table-cell office:value-type="float" office:value="4003955323" calcext:value-type="float">
            <text:p>4003955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5017134" calcext:value-type="float">
            <text:p>1435017134</text:p>
          </table:table-cell>
          <table:table-cell office:value-type="float" office:value="2284356395" calcext:value-type="float">
            <text:p>2284356395</text:p>
          </table:table-cell>
          <table:table-cell office:value-type="float" office:value="4421230597" calcext:value-type="float">
            <text:p>4421230597</text:p>
          </table:table-cell>
          <table:table-cell office:value-type="float" office:value="8176838993" calcext:value-type="float">
            <text:p>8176838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4667456" calcext:value-type="float">
            <text:p>2524667456</text:p>
          </table:table-cell>
          <table:table-cell office:value-type="float" office:value="4602016837" calcext:value-type="float">
            <text:p>4602016837</text:p>
          </table:table-cell>
          <table:table-cell office:value-type="float" office:value="8613505944" calcext:value-type="float">
            <text:p>8613505944</text:p>
          </table:table-cell>
          <table:table-cell office:value-type="float" office:value="16620318486" calcext:value-type="float">
            <text:p>166203184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58028537" calcext:value-type="float">
            <text:p>5758028537</text:p>
          </table:table-cell>
          <table:table-cell office:value-type="float" office:value="9258135516" calcext:value-type="float">
            <text:p>9258135516</text:p>
          </table:table-cell>
          <table:table-cell office:value-type="float" office:value="17408000578" calcext:value-type="float">
            <text:p>17408000578</text:p>
          </table:table-cell>
          <table:table-cell office:value-type="float" office:value="33088227136" calcext:value-type="float">
            <text:p>33088227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611545571" calcext:value-type="float">
            <text:p>11611545571</text:p>
          </table:table-cell>
          <table:table-cell office:value-type="float" office:value="18637041050" calcext:value-type="float">
            <text:p>18637041050</text:p>
          </table:table-cell>
          <table:table-cell office:value-type="float" office:value="36790840117" calcext:value-type="float">
            <text:p>36790840117</text:p>
          </table:table-cell>
          <table:table-cell office:value-type="float" office:value="67056549646" calcext:value-type="float">
            <text:p>67056549646</text:p>
          </table:table-cell>
        </table:table-row>
      </table:table>
      <table:table table:name="Time with Pintool" table:style-name="ta1">
        <table:shapes>
          <draw:frame draw:z-index="0" draw:style-name="gr1" draw:text-style-name="P1" svg:width="6.2988in" svg:height="3.5429in" svg:x="7.4402in" svg:y="0.4508in">
            <draw:object draw:notify-on-update-of-ranges="'Time with Pintool'.J30:'Time with Pintool'.J47 'Time with Pintool'.K29:'Time with Pintool'.K29 'Time with Pintool'.K30:'Time with Pintool'.K47 'Time with Pintool'.L29:'Time with Pintool'.L29 'Time with Pintool'.L30:'Time with Pintool'.L47 'Time with Pintool'.M29:'Time with Pintool'.M29 'Time with Pintool'.M30:'Time with Pintool'.M47 'Time with Pintool'.N29:'Time with Pintool'.N29 'Time with Pintool'.N30:'Time with Pintool'.N4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348in" svg:height="3.5429in" svg:x="7.3315in" svg:y="21.3866in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 table:number-rows-repeated="3">
          <table:table-cell table:number-columns-repeated="2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Pinatrac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MyPintool</text:p>
          </table:table-cell>
          <table:covered-table-cell table:style-name="ce2"/>
          <table:table-cell table:style-name="ce2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 table:number-columns-spanned="2" table:number-rows-spanned="1">
            <text:p>C*60;E*60 = Convert to seconds</text:p>
          </table:table-cell>
          <table:covered-table-cell table:style-name="ce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05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6]*60" office:value-type="float" office:value="0" calcext:value-type="float">
            <text:p>0</text:p>
          </table:table-cell>
          <table:table-cell table:formula="of:=[.E6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6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7]*60" office:value-type="float" office:value="0" calcext:value-type="float">
            <text:p>0</text:p>
          </table:table-cell>
          <table:table-cell table:formula="of:=[.E7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7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8]*60" office:value-type="float" office:value="0" calcext:value-type="float">
            <text:p>0</text:p>
          </table:table-cell>
          <table:table-cell table:formula="of:=[.E8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8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9]*60" office:value-type="float" office:value="0" calcext:value-type="float">
            <text:p>0</text:p>
          </table:table-cell>
          <table:table-cell table:formula="of:=[.E9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9_4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10]*60" office:value-type="float" office:value="0" calcext:value-type="float">
            <text:p>0</text:p>
          </table:table-cell>
          <table:table-cell table:formula="of:=[.E10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_4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  <table:table-cell table:formula="of:=[.C11]*60" office:value-type="float" office:value="0" calcext:value-type="float">
            <text:p>0</text:p>
          </table:table-cell>
          <table:table-cell table:formula="of:=[.E11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_4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12]*60" office:value-type="float" office:value="0" calcext:value-type="float">
            <text:p>0</text:p>
          </table:table-cell>
          <table:table-cell table:formula="of:=[.E12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_4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13]*60" office:value-type="float" office:value="0" calcext:value-type="float">
            <text:p>0</text:p>
          </table:table-cell>
          <table:table-cell table:formula="of:=[.E13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3_4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table:formula="of:=[.C14]*60" office:value-type="float" office:value="0" calcext:value-type="float">
            <text:p>0</text:p>
          </table:table-cell>
          <table:table-cell table:formula="of:=[.E14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4_4_1</text:p>
          </table:table-cell>
          <table:table-cell office:value-type="float" office:value="0" calcext:value-type="float">
            <text:p>0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.832</text:p>
          </table:table-cell>
          <table:table-cell table:formula="of:=[.C15]*60" office:value-type="float" office:value="0" calcext:value-type="float">
            <text:p>0</text:p>
          </table:table-cell>
          <table:table-cell table:formula="of:=[.E15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_4_1</text:p>
          </table:table-cell>
          <table:table-cell office:value-type="float" office:value="0" calcext:value-type="float">
            <text:p>0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table:formula="of:=[.C16]*60" office:value-type="float" office:value="0" calcext:value-type="float">
            <text:p>0</text:p>
          </table:table-cell>
          <table:table-cell table:formula="of:=[.E16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6_4_1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office:value-type="float" office:value="0.898" calcext:value-type="float">
            <text:p>0.898</text:p>
          </table:table-cell>
          <table:table-cell table:formula="of:=[.C17]*60" office:value-type="float" office:value="0" calcext:value-type="float">
            <text:p>0</text:p>
          </table:table-cell>
          <table:table-cell table:formula="of:=[.E17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7_4_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  <table:table-cell office:value-type="float" office:value="1.023" calcext:value-type="float">
            <text:p>1.023</text:p>
          </table:table-cell>
          <table:table-cell table:formula="of:=[.C18]*60" office:value-type="float" office:value="0" calcext:value-type="float">
            <text:p>0</text:p>
          </table:table-cell>
          <table:table-cell table:formula="of:=[.E18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8_4_1</text:p>
          </table:table-cell>
          <table:table-cell office:value-type="float" office:value="0" calcext:value-type="float">
            <text:p>0</text:p>
          </table:table-cell>
          <table:table-cell office:value-type="float" office:value="1.817" calcext:value-type="float">
            <text:p>1.817</text:p>
          </table:table-cell>
          <table:table-cell office:value-type="float" office:value="0" calcext:value-type="float">
            <text:p>0</text:p>
          </table:table-cell>
          <table:table-cell office:value-type="float" office:value="1.339" calcext:value-type="float">
            <text:p>1.339</text:p>
          </table:table-cell>
          <table:table-cell table:formula="of:=[.C19]*60" office:value-type="float" office:value="0" calcext:value-type="float">
            <text:p>0</text:p>
          </table:table-cell>
          <table:table-cell table:formula="of:=[.E19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9_4_1</text:p>
          </table:table-cell>
          <table:table-cell office:value-type="float" office:value="0" calcext:value-type="float">
            <text:p>0</text:p>
          </table:table-cell>
          <table:table-cell office:value-type="float" office:value="2.866" calcext:value-type="float">
            <text:p>2.866</text:p>
          </table:table-cell>
          <table:table-cell office:value-type="float" office:value="0" calcext:value-type="float">
            <text:p>0</text:p>
          </table:table-cell>
          <table:table-cell office:value-type="float" office:value="1.865" calcext:value-type="float">
            <text:p>1.865</text:p>
          </table:table-cell>
          <table:table-cell table:formula="of:=[.C20]*60" office:value-type="float" office:value="0" calcext:value-type="float">
            <text:p>0</text:p>
          </table:table-cell>
          <table:table-cell table:formula="of:=[.E20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_4_1</text:p>
          </table:table-cell>
          <table:table-cell office:value-type="float" office:value="0" calcext:value-type="float">
            <text:p>0</text:p>
          </table:table-cell>
          <table:table-cell office:value-type="float" office:value="3.799" calcext:value-type="float">
            <text:p>3.799</text:p>
          </table:table-cell>
          <table:table-cell office:value-type="float" office:value="0" calcext:value-type="float">
            <text:p>0</text:p>
          </table:table-cell>
          <table:table-cell office:value-type="float" office:value="2.572" calcext:value-type="float">
            <text:p>2.572</text:p>
          </table:table-cell>
          <table:table-cell table:formula="of:=[.C21]*60" office:value-type="float" office:value="0" calcext:value-type="float">
            <text:p>0</text:p>
          </table:table-cell>
          <table:table-cell table:formula="of:=[.E21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_4_1</text:p>
          </table:table-cell>
          <table:table-cell office:value-type="float" office:value="0" calcext:value-type="float">
            <text:p>0</text:p>
          </table:table-cell>
          <table:table-cell office:value-type="float" office:value="9.013" calcext:value-type="float">
            <text:p>9.013</text:p>
          </table:table-cell>
          <table:table-cell office:value-type="float" office:value="0" calcext:value-type="float">
            <text:p>0</text:p>
          </table:table-cell>
          <table:table-cell office:value-type="float" office:value="5.568" calcext:value-type="float">
            <text:p>5.568</text:p>
          </table:table-cell>
          <table:table-cell table:formula="of:=[.C22]*60" office:value-type="float" office:value="0" calcext:value-type="float">
            <text:p>0</text:p>
          </table:table-cell>
          <table:table-cell table:formula="of:=[.E22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2_4_1</text:p>
          </table:table-cell>
          <table:table-cell office:value-type="float" office:value="0" calcext:value-type="float">
            <text:p>0</text:p>
          </table:table-cell>
          <table:table-cell office:value-type="float" office:value="18.783" calcext:value-type="float">
            <text:p>18.783</text:p>
          </table:table-cell>
          <table:table-cell office:value-type="float" office:value="0" calcext:value-type="float">
            <text:p>0</text:p>
          </table:table-cell>
          <table:table-cell office:value-type="float" office:value="11.659" calcext:value-type="float">
            <text:p>11.659</text:p>
          </table:table-cell>
          <table:table-cell table:formula="of:=[.C23]*60" office:value-type="float" office:value="0" calcext:value-type="float">
            <text:p>0</text:p>
          </table:table-cell>
          <table:table-cell table:formula="of:=[.E23]*60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05_8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27]*60" office:value-type="float" office:value="0" calcext:value-type="float">
            <text:p>0</text:p>
          </table:table-cell>
          <table:table-cell table:formula="of:=[.E27]*60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06_8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28]*60" office:value-type="float" office:value="0" calcext:value-type="float">
            <text:p>0</text:p>
          </table:table-cell>
          <table:table-cell table:formula="of:=[.E28]*60" office:value-type="float" office:value="0" calcext:value-type="float">
            <text:p>0</text:p>
          </table:table-cell>
          <table:table-cell/>
          <table:table-cell office:value-type="string" calcext:value-type="string" table:number-columns-spanned="5" table:number-rows-spanned="1">
            <text:p>Pin Runtimes vs Graph Vertices</text:p>
          </table:table-cell>
          <table:covered-table-cell table:number-columns-repeated="4"/>
          <table:table-cell table:number-columns-repeated="2"/>
          <table:table-cell office:value-type="string" calcext:value-type="string" table:number-columns-spanned="5" table:number-rows-spanned="1">
            <text:p>Overhead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07_8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table:formula="of:=[.C29]*60" office:value-type="float" office:value="0" calcext:value-type="float">
            <text:p>0</text:p>
          </table:table-cell>
          <table:table-cell table:formula="of:=[.E29]*60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  <table:table-cell table:number-columns-repeated="3"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/>
          <table:table-cell office:value-type="string" calcext:value-type="string">
            <text:p>08_8_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table:formula="of:=[.C30]*60" office:value-type="float" office:value="0" calcext:value-type="float">
            <text:p>0</text:p>
          </table:table-cell>
          <table:table-cell table:formula="of:=[.E30]*60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formula="of:=([.D6]+[.F6]+[.G6]+[.H6])/2" office:value-type="float" office:value="0.812" calcext:value-type="float">
            <text:p>0.812</text:p>
          </table:table-cell>
          <table:table-cell table:formula="of:=([.D27]+[.F27]+[.G27]+[.H27])/2" office:value-type="float" office:value="0.812" calcext:value-type="float">
            <text:p>0.812</text:p>
          </table:table-cell>
          <table:table-cell table:formula="of:=([.D48]+[.F48]+[.G48]+[.H48])/2" office:value-type="float" office:value="0.8285" calcext:value-type="float">
            <text:p>0.8285</text:p>
          </table:table-cell>
          <table:table-cell table:formula="of:=([.D69]+[.F69]+[.G69]+[.H69])/2" office:value-type="float" office:value="0.8325" calcext:value-type="float">
            <text:p>0.8325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formula="of:=[.K30]-[.K52]" office:value-type="float" office:value="0.779" calcext:value-type="float">
            <text:p>0.779</text:p>
          </table:table-cell>
          <table:table-cell table:formula="of:=[.L30]-[.L52]" office:value-type="float" office:value="0.789" calcext:value-type="float">
            <text:p>0.7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9_8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31]*60" office:value-type="float" office:value="0" calcext:value-type="float">
            <text:p>0</text:p>
          </table:table-cell>
          <table:table-cell table:formula="of:=[.E31]*60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formula="of:=([.D7]+[.F7]+[.G7]+[.H7])/2" office:value-type="float" office:value="0.8285" calcext:value-type="float">
            <text:p>0.8285</text:p>
          </table:table-cell>
          <table:table-cell table:formula="of:=([.D28]+[.F28]+[.G28]+[.H28])/2" office:value-type="float" office:value="0.7995" calcext:value-type="float">
            <text:p>0.7995</text:p>
          </table:table-cell>
          <table:table-cell table:formula="of:=([.D49]+[.F49]+[.G49]+[.H49])/2" office:value-type="float" office:value="0.7995" calcext:value-type="float">
            <text:p>0.7995</text:p>
          </table:table-cell>
          <table:table-cell table:formula="of:=([.D70]+[.F70]+[.G70]+[.H70])/2" office:value-type="float" office:value="0.82" calcext:value-type="float">
            <text:p>0.82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formula="of:=[.K31]-[.K53]" office:value-type="float" office:value="0.7965" calcext:value-type="float">
            <text:p>0.79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_8_1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32]*60" office:value-type="float" office:value="0" calcext:value-type="float">
            <text:p>0</text:p>
          </table:table-cell>
          <table:table-cell table:formula="of:=[.E32]*60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formula="of:=([.D8]+[.F8]+[.G8]+[.H8])/2" office:value-type="float" office:value="0.812" calcext:value-type="float">
            <text:p>0.812</text:p>
          </table:table-cell>
          <table:table-cell table:formula="of:=([.D29]+[.F29]+[.G29]+[.H29])/2" office:value-type="float" office:value="0.8285" calcext:value-type="float">
            <text:p>0.8285</text:p>
          </table:table-cell>
          <table:table-cell table:formula="of:=([.D50]+[.F50]+[.G50]+[.H50])/2" office:value-type="float" office:value="0.8035" calcext:value-type="float">
            <text:p>0.8035</text:p>
          </table:table-cell>
          <table:table-cell table:formula="of:=([.D71]+[.F71]+[.G71]+[.H71])/2" office:value-type="float" office:value="0.8075" calcext:value-type="float">
            <text:p>0.8075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formula="of:=[.K32]-[.K54]"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8_1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table:formula="of:=[.C33]*60" office:value-type="float" office:value="0" calcext:value-type="float">
            <text:p>0</text:p>
          </table:table-cell>
          <table:table-cell table:formula="of:=[.E33]*60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formula="of:=([.D9]+[.F9]+[.G9]+[.H9])/2" office:value-type="float" office:value="0.8285" calcext:value-type="float">
            <text:p>0.8285</text:p>
          </table:table-cell>
          <table:table-cell table:formula="of:=([.D30]+[.F30]+[.G30]+[.H30])/2" office:value-type="float" office:value="0.816" calcext:value-type="float">
            <text:p>0.816</text:p>
          </table:table-cell>
          <table:table-cell table:formula="of:=([.D51]+[.F51]+[.G51]+[.H51])/2" office:value-type="float" office:value="0.812" calcext:value-type="float">
            <text:p>0.812</text:p>
          </table:table-cell>
          <table:table-cell table:formula="of:=([.D72]+[.F72]+[.G72]+[.H72])/2" office:value-type="float" office:value="0.808" calcext:value-type="float">
            <text:p>0.808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formula="of:=[.K33]-[.K55]" office:value-type="float" office:value="0.8055" calcext:value-type="float">
            <text:p>0.80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_8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table:formula="of:=[.C34]*60" office:value-type="float" office:value="0" calcext:value-type="float">
            <text:p>0</text:p>
          </table:table-cell>
          <table:table-cell table:formula="of:=[.E34]*60" office:value-type="float" office:value="0" calcext:value-type="float">
            <text:p>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formula="of:=([.D10]+[.F10]+[.G10]+[.H10])/2" office:value-type="float" office:value="0.82" calcext:value-type="float">
            <text:p>0.82</text:p>
          </table:table-cell>
          <table:table-cell table:formula="of:=([.D31]+[.F31]+[.G31]+[.H31])/2" office:value-type="float" office:value="0.8325" calcext:value-type="float">
            <text:p>0.8325</text:p>
          </table:table-cell>
          <table:table-cell table:formula="of:=([.D52]+[.F52]+[.G52]+[.H52])/2" office:value-type="float" office:value="0.841" calcext:value-type="float">
            <text:p>0.841</text:p>
          </table:table-cell>
          <table:table-cell table:formula="of:=([.D73]+[.F73]+[.G73]+[.H73])/2" office:value-type="float" office:value="0.8285" calcext:value-type="float">
            <text:p>0.8285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formula="of:=[.K34]-[.K56]" office:value-type="float" office:value="0.797" calcext:value-type="float">
            <text:p>0.7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3_8_1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35]*60" office:value-type="float" office:value="0" calcext:value-type="float">
            <text:p>0</text:p>
          </table:table-cell>
          <table:table-cell table:formula="of:=[.E35]*60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formula="of:=([.D11]+[.F11]+[.G11]+[.H11])/2" office:value-type="float" office:value="0.8315" calcext:value-type="float">
            <text:p>0.8315</text:p>
          </table:table-cell>
          <table:table-cell table:formula="of:=([.D32]+[.F32]+[.G32]+[.H32])/2" office:value-type="float" office:value="0.837" calcext:value-type="float">
            <text:p>0.837</text:p>
          </table:table-cell>
          <table:table-cell table:formula="of:=([.D53]+[.F53]+[.G53]+[.H53])/2" office:value-type="float" office:value="0.8535" calcext:value-type="float">
            <text:p>0.8535</text:p>
          </table:table-cell>
          <table:table-cell table:formula="of:=([.D74]+[.F74]+[.G74]+[.H74])/2" office:value-type="float" office:value="0.837" calcext:value-type="float">
            <text:p>0.837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formula="of:=[.K35]-[.K57]" office:value-type="float" office:value="0.8065" calcext:value-type="float">
            <text:p>0.80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_8_1</text:p>
          </table:table-cell>
          <table:table-cell office:value-type="float" office:value="0" calcext:value-type="float">
            <text:p>0</text:p>
          </table:table-cell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[.C36]*60" office:value-type="float" office:value="0" calcext:value-type="float">
            <text:p>0</text:p>
          </table:table-cell>
          <table:table-cell table:formula="of:=[.E36]*60" office:value-type="float" office:value="0" calcext:value-type="float">
            <text:p>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formula="of:=([.D12]+[.F12]+[.G12]+[.H12])/2" office:value-type="float" office:value="0.8575" calcext:value-type="float">
            <text:p>0.8575</text:p>
          </table:table-cell>
          <table:table-cell table:formula="of:=([.D33]+[.F33]+[.G33]+[.H33])/2" office:value-type="float" office:value="0.8535" calcext:value-type="float">
            <text:p>0.8535</text:p>
          </table:table-cell>
          <table:table-cell table:formula="of:=([.D54]+[.F54]+[.G54]+[.H54])/2" office:value-type="float" office:value="0.8575" calcext:value-type="float">
            <text:p>0.8575</text:p>
          </table:table-cell>
          <table:table-cell table:formula="of:=([.D75]+[.F75]+[.G75]+[.H75])/2" office:value-type="float" office:value="0.853" calcext:value-type="float">
            <text:p>0.853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formula="of:=[.K36]-[.K58]" office:value-type="float" office:value="0.8325" calcext:value-type="float">
            <text:p>0.83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5_8_1</text:p>
          </table:table-cell>
          <table:table-cell office:value-type="float" office:value="0" calcext:value-type="float">
            <text:p>0</text:p>
          </table:table-cell>
          <table:table-cell office:value-type="float" office:value="1.084" calcext:value-type="float">
            <text:p>1.084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table:formula="of:=[.C37]*60" office:value-type="float" office:value="0" calcext:value-type="float">
            <text:p>0</text:p>
          </table:table-cell>
          <table:table-cell table:formula="of:=[.E37]*60" office:value-type="float" office:value="0" calcext:value-type="float">
            <text:p>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formula="of:=([.D13]+[.F13]+[.G13]+[.H13])/2" office:value-type="float" office:value="0.82" calcext:value-type="float">
            <text:p>0.82</text:p>
          </table:table-cell>
          <table:table-cell table:formula="of:=([.D34]+[.F34]+[.G34]+[.H34])/2" office:value-type="float" office:value="0.841" calcext:value-type="float">
            <text:p>0.841</text:p>
          </table:table-cell>
          <table:table-cell table:formula="of:=([.D55]+[.F55]+[.G55]+[.H55])/2" office:value-type="float" office:value="0.862" calcext:value-type="float">
            <text:p>0.862</text:p>
          </table:table-cell>
          <table:table-cell table:formula="of:=([.D76]+[.F76]+[.G76]+[.H76])/2" office:value-type="float" office:value="0.887" calcext:value-type="float">
            <text:p>0.887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formula="of:=[.K37]-[.K59]" office:value-type="float" office:value="0.786" calcext:value-type="float">
            <text:p>0.7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6_8_1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.167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.007</text:p>
          </table:table-cell>
          <table:table-cell table:formula="of:=[.C38]*60" office:value-type="float" office:value="0" calcext:value-type="float">
            <text:p>0</text:p>
          </table:table-cell>
          <table:table-cell table:formula="of:=[.E38]*60" office:value-type="float" office:value="0" calcext:value-type="float">
            <text:p>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formula="of:=([.D14]+[.F14]+[.G14]+[.H14])/2" office:value-type="float" office:value="0.8325" calcext:value-type="float">
            <text:p>0.8325</text:p>
          </table:table-cell>
          <table:table-cell table:formula="of:=([.D35]+[.F35]+[.G35]+[.H35])/2" office:value-type="float" office:value="0.862" calcext:value-type="float">
            <text:p>0.862</text:p>
          </table:table-cell>
          <table:table-cell table:formula="of:=([.D56]+[.F56]+[.G56]+[.H56])/2" office:value-type="float" office:value="0.919" calcext:value-type="float">
            <text:p>0.919</text:p>
          </table:table-cell>
          <table:table-cell table:formula="of:=([.D77]+[.F77]+[.G77]+[.H77])/2" office:value-type="float" office:value="0.945" calcext:value-type="float">
            <text:p>0.945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formula="of:=[.K38]-[.K60]" office:value-type="float" office:value="0.8075" calcext:value-type="float">
            <text:p>0.80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7_8_1</text:p>
          </table:table-cell>
          <table:table-cell office:value-type="float" office:value="0" calcext:value-type="float">
            <text:p>0</text:p>
          </table:table-cell>
          <table:table-cell office:value-type="float" office:value="1.708" calcext:value-type="float">
            <text:p>1.708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table:formula="of:=[.C39]*60" office:value-type="float" office:value="0" calcext:value-type="float">
            <text:p>0</text:p>
          </table:table-cell>
          <table:table-cell table:formula="of:=[.E39]*60" office:value-type="float" office:value="0" calcext:value-type="float">
            <text:p>0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formula="of:=([.D15]+[.F15]+[.G15]+[.H15])/2" office:value-type="float" office:value="0.8745" calcext:value-type="float">
            <text:p>0.8745</text:p>
          </table:table-cell>
          <table:table-cell table:formula="of:=([.D36]+[.F36]+[.G36]+[.H36])/2" office:value-type="float" office:value="0.916" calcext:value-type="float">
            <text:p>0.916</text:p>
          </table:table-cell>
          <table:table-cell table:formula="of:=([.D57]+[.F57]+[.G57]+[.H57])/2" office:value-type="float" office:value="0.962" calcext:value-type="float">
            <text:p>0.962</text:p>
          </table:table-cell>
          <table:table-cell table:formula="of:=([.D78]+[.F78]+[.G78]+[.H78])/2" office:value-type="float" office:value="1.07" calcext:value-type="float">
            <text:p>1.07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formula="of:=[.K39]-[.K61]" office:value-type="float" office:value="0.8325" calcext:value-type="float">
            <text:p>0.83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_8_1</text:p>
          </table:table-cell>
          <table:table-cell office:value-type="float" office:value="0" calcext:value-type="float">
            <text:p>0</text:p>
          </table:table-cell>
          <table:table-cell office:value-type="float" office:value="2.508" calcext:value-type="float">
            <text:p>2.508</text:p>
          </table:table-cell>
          <table:table-cell office:value-type="float" office:value="0" calcext:value-type="float">
            <text:p>0</text:p>
          </table:table-cell>
          <table:table-cell office:value-type="float" office:value="1.748" calcext:value-type="float">
            <text:p>1.748</text:p>
          </table:table-cell>
          <table:table-cell table:formula="of:=[.C40]*60" office:value-type="float" office:value="0" calcext:value-type="float">
            <text:p>0</text:p>
          </table:table-cell>
          <table:table-cell table:formula="of:=[.E40]*60" office:value-type="float" office:value="0" calcext:value-type="float">
            <text:p>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formula="of:=([.D16]+[.F16]+[.G16]+[.H16])/2" office:value-type="float" office:value="0.9245" calcext:value-type="float">
            <text:p>0.9245</text:p>
          </table:table-cell>
          <table:table-cell table:formula="of:=([.D37]+[.F37]+[.G37]+[.H37])/2" office:value-type="float" office:value="0.983" calcext:value-type="float">
            <text:p>0.983</text:p>
          </table:table-cell>
          <table:table-cell table:formula="of:=([.D58]+[.F58]+[.G58]+[.H58])/2" office:value-type="float" office:value="1.095" calcext:value-type="float">
            <text:p>1.095</text:p>
          </table:table-cell>
          <table:table-cell table:formula="of:=([.D79]+[.F79]+[.G79]+[.H79])/2" office:value-type="float" office:value="1.3325" calcext:value-type="float">
            <text:p>1.3325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formula="of:=[.K40]-[.K62]" office:value-type="float" office:value="0.8655" calcext:value-type="float">
            <text:p>0.86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9_8_1</text:p>
          </table:table-cell>
          <table:table-cell office:value-type="float" office:value="0" calcext:value-type="float">
            <text:p>0</text:p>
          </table:table-cell>
          <table:table-cell office:value-type="float" office:value="3.466" calcext:value-type="float">
            <text:p>3.466</text:p>
          </table:table-cell>
          <table:table-cell office:value-type="float" office:value="0" calcext:value-type="float">
            <text:p>0</text:p>
          </table:table-cell>
          <table:table-cell office:value-type="float" office:value="2.422" calcext:value-type="float">
            <text:p>2.422</text:p>
          </table:table-cell>
          <table:table-cell table:formula="of:=[.C41]*60" office:value-type="float" office:value="0" calcext:value-type="float">
            <text:p>0</text:p>
          </table:table-cell>
          <table:table-cell table:formula="of:=[.E41]*60" office:value-type="float" office:value="0" calcext:value-type="float">
            <text:p>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formula="of:=([.D17]+[.F17]+[.G17]+[.H17])/2" office:value-type="float" office:value="0.97" calcext:value-type="float">
            <text:p>0.97</text:p>
          </table:table-cell>
          <table:table-cell table:formula="of:=([.D38]+[.F38]+[.G38]+[.H38])/2" office:value-type="float" office:value="1.087" calcext:value-type="float">
            <text:p>1.087</text:p>
          </table:table-cell>
          <table:table-cell table:formula="of:=([.D59]+[.F59]+[.G59]+[.H59])/2" office:value-type="float" office:value="1.3745" calcext:value-type="float">
            <text:p>1.3745</text:p>
          </table:table-cell>
          <table:table-cell table:formula="of:=([.D80]+[.F80]+[.G80]+[.H80])/2" office:value-type="float" office:value="1.824" calcext:value-type="float">
            <text:p>1.824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formula="of:=[.K41]-[.K63]" office:value-type="float" office:value="0.903" calcext:value-type="float">
            <text:p>0.9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_8_1</text:p>
          </table:table-cell>
          <table:table-cell office:value-type="float" office:value="0" calcext:value-type="float">
            <text:p>0</text:p>
          </table:table-cell>
          <table:table-cell office:value-type="float" office:value="6.214" calcext:value-type="float">
            <text:p>6.214</text:p>
          </table:table-cell>
          <table:table-cell office:value-type="float" office:value="0" calcext:value-type="float">
            <text:p>0</text:p>
          </table:table-cell>
          <table:table-cell office:value-type="float" office:value="4.313" calcext:value-type="float">
            <text:p>4.313</text:p>
          </table:table-cell>
          <table:table-cell table:formula="of:=[.C42]*60" office:value-type="float" office:value="0" calcext:value-type="float">
            <text:p>0</text:p>
          </table:table-cell>
          <table:table-cell table:formula="of:=[.E42]*60" office:value-type="float" office:value="0" calcext:value-type="float">
            <text:p>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formula="of:=([.D18]+[.F18]+[.G18]+[.H18])/2" office:value-type="float" office:value="1.149" calcext:value-type="float">
            <text:p>1.149</text:p>
          </table:table-cell>
          <table:table-cell table:formula="of:=([.D39]+[.F39]+[.G39]+[.H39])/2" office:value-type="float" office:value="1.47" calcext:value-type="float">
            <text:p>1.47</text:p>
          </table:table-cell>
          <table:table-cell table:formula="of:=([.D60]+[.F60]+[.G60]+[.H60])/2" office:value-type="float" office:value="1.9655" calcext:value-type="float">
            <text:p>1.9655</text:p>
          </table:table-cell>
          <table:table-cell table:formula="of:=([.D81]+[.F81]+[.G81]+[.H81])/2" office:value-type="float" office:value="2.923" calcext:value-type="float">
            <text:p>2.923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formula="of:=[.K42]-[.K64]" office:value-type="float" office:value="1.057" calcext:value-type="float">
            <text:p>1.0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1_8_1</text:p>
          </table:table-cell>
          <table:table-cell office:value-type="float" office:value="0" calcext:value-type="float">
            <text:p>0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7.653" calcext:value-type="float">
            <text:p>7.653</text:p>
          </table:table-cell>
          <table:table-cell table:formula="of:=[.C43]*60" office:value-type="float" office:value="0" calcext:value-type="float">
            <text:p>0</text:p>
          </table:table-cell>
          <table:table-cell table:formula="of:=[.E43]*60" office:value-type="float" office:value="0" calcext:value-type="float">
            <text:p>0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formula="of:=([.D19]+[.F19]+[.G19]+[.H19])/2" office:value-type="float" office:value="1.578" calcext:value-type="float">
            <text:p>1.578</text:p>
          </table:table-cell>
          <table:table-cell table:formula="of:=([.D40]+[.F40]+[.G40]+[.H40])/2" office:value-type="float" office:value="2.128" calcext:value-type="float">
            <text:p>2.128</text:p>
          </table:table-cell>
          <table:table-cell table:formula="of:=([.D61]+[.F61]+[.G61]+[.H61])/2" office:value-type="float" office:value="2.7485" calcext:value-type="float">
            <text:p>2.7485</text:p>
          </table:table-cell>
          <table:table-cell table:formula="of:=([.D82]+[.F82]+[.G82]+[.H82])/2" office:value-type="float" office:value="5.175" calcext:value-type="float">
            <text:p>5.175</text:p>
          </table:table-cell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formula="of:=[.K43]-[.K65]" office:value-type="float" office:value="1.345" calcext:value-type="float">
            <text:p>1.3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_8_1</text:p>
          </table:table-cell>
          <table:table-cell office:value-type="float" office:value="0" calcext:value-type="float">
            <text:p>0</text:p>
          </table:table-cell>
          <table:table-cell office:value-type="float" office:value="24.532" calcext:value-type="float">
            <text:p>24.532</text:p>
          </table:table-cell>
          <table:table-cell office:value-type="float" office:value="0" calcext:value-type="float">
            <text:p>0</text:p>
          </table:table-cell>
          <table:table-cell office:value-type="float" office:value="15.124" calcext:value-type="float">
            <text:p>15.124</text:p>
          </table:table-cell>
          <table:table-cell table:formula="of:=[.C44]*60" office:value-type="float" office:value="0" calcext:value-type="float">
            <text:p>0</text:p>
          </table:table-cell>
          <table:table-cell table:formula="of:=[.E44]*60" office:value-type="float" office:value="0" calcext:value-type="float">
            <text:p>0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formula="of:=([.D20]+[.F20]+[.G20]+[.H20])/2" office:value-type="float" office:value="2.3655" calcext:value-type="float">
            <text:p>2.3655</text:p>
          </table:table-cell>
          <table:table-cell table:formula="of:=([.D41]+[.F41]+[.G41]+[.H41])/2" office:value-type="float" office:value="2.944" calcext:value-type="float">
            <text:p>2.944</text:p>
          </table:table-cell>
          <table:table-cell table:formula="of:=([.D62]+[.F62]+[.G62]+[.H62])/2" office:value-type="float" office:value="5.547" calcext:value-type="float">
            <text:p>5.547</text:p>
          </table:table-cell>
          <table:table-cell table:formula="of:=([.D83]+[.F83]+[.G83]+[.H83])/2" office:value-type="float" office:value="9.8855" calcext:value-type="float">
            <text:p>9.8855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formula="of:=[.K44]-[.K66]" office:value-type="float" office:value="1.9155" calcext:value-type="float">
            <text:p>1.9155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" office:value-type="float" office:value="20" calcext:value-type="float">
            <text:p>20</text:p>
          </table:table-cell>
          <table:table-cell table:formula="of:=([.D21]+[.F21]+[.G21]+[.H21])/2" office:value-type="float" office:value="3.1855" calcext:value-type="float">
            <text:p>3.1855</text:p>
          </table:table-cell>
          <table:table-cell table:formula="of:=([.D42]+[.F42]+[.G42]+[.H42])/2" office:value-type="float" office:value="5.2635" calcext:value-type="float">
            <text:p>5.2635</text:p>
          </table:table-cell>
          <table:table-cell table:formula="of:=([.D63]+[.F63]+[.G63]+[.H63])/2" office:value-type="float" office:value="9.1035" calcext:value-type="float">
            <text:p>9.1035</text:p>
          </table:table-cell>
          <table:table-cell table:formula="of:=([.D84]+[.F84]+[.G84]+[.H84])/2" office:value-type="float" office:value="18.9225" calcext:value-type="float">
            <text:p>18.9225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formula="of:=[.K45]-[.K67]" office:value-type="float" office:value="2.5025" calcext:value-type="float">
            <text:p>2.5025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" office:value-type="float" office:value="21" calcext:value-type="float">
            <text:p>21</text:p>
          </table:table-cell>
          <table:table-cell table:formula="of:=([.D22]+[.F22]+[.G22]+[.H22])/2" office:value-type="float" office:value="7.2905" calcext:value-type="float">
            <text:p>7.2905</text:p>
          </table:table-cell>
          <table:table-cell table:formula="of:=([.D43]+[.F43]+[.G43]+[.H43])/2" office:value-type="float" office:value="9.8115" calcext:value-type="float">
            <text:p>9.8115</text:p>
          </table:table-cell>
          <table:table-cell table:formula="of:=([.D64]+[.F64]+[.G64]+[.H64])/2" office:value-type="float" office:value="18.348" calcext:value-type="float">
            <text:p>18.348</text:p>
          </table:table-cell>
          <table:table-cell table:formula="of:=([.D85]+[.F85]+[.G85]+[.H85])/2" office:value-type="float" office:value="34.2035" calcext:value-type="float">
            <text:p>34.2035</text:p>
          </table:table-cell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formula="of:=[.K46]-[.K68]" office:value-type="float" office:value="5.2655" calcext:value-type="float">
            <text:p>5.2655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" office:value-type="float" office:value="22" calcext:value-type="float">
            <text:p>22</text:p>
          </table:table-cell>
          <table:table-cell table:formula="of:=([.D23]+[.F23]+[.G23]+[.H23])/2" office:value-type="float" office:value="15.221" calcext:value-type="float">
            <text:p>15.221</text:p>
          </table:table-cell>
          <table:table-cell table:formula="of:=([.D44]+[.F44]+[.G44]+[.H44])/2" office:value-type="float" office:value="19.828" calcext:value-type="float">
            <text:p>19.828</text:p>
          </table:table-cell>
          <table:table-cell table:formula="of:=([.D65]+[.F65]+[.G65]+[.H65])/2" office:value-type="float" office:value="46.1425" calcext:value-type="float">
            <text:p>46.1425</text:p>
          </table:table-cell>
          <table:table-cell table:formula="of:=([.D86]+[.F86]+[.G86]+[.H86])/2" office:value-type="float" office:value="71.579" calcext:value-type="float">
            <text:p>71.579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formula="of:=[.K47]-[.K69]" office:value-type="float" office:value="9.867" calcext:value-type="float">
            <text:p>9.8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5_16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48]*60" office:value-type="float" office:value="0" calcext:value-type="float">
            <text:p>0</text:p>
          </table:table-cell>
          <table:table-cell table:formula="of:=[.E48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6_16_1</text:p>
          </table:table-cell>
          <table:table-cell office:value-type="float" office:value="0" calcext:value-type="float">
            <text:p>0</text:p>
          </table:table-cell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formula="of:=[.C49]*60" office:value-type="float" office:value="0" calcext:value-type="float">
            <text:p>0</text:p>
          </table:table-cell>
          <table:table-cell table:formula="of:=[.E49]*60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07_16_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50]*60" office:value-type="float" office:value="0" calcext:value-type="float">
            <text:p>0</text:p>
          </table:table-cell>
          <table:table-cell table:formula="of:=[.E50]*60" office:value-type="float" office:value="0" calcext:value-type="float">
            <text:p>0</text:p>
          </table:table-cell>
          <table:table-cell/>
          <table:table-cell office:value-type="string" calcext:value-type="string" table:number-columns-spanned="5" table:number-rows-spanned="1">
            <text:p>NoPin Runtimes vs. Graph Vertices</text:p>
          </table:table-cell>
          <table:covered-table-cell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08_16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51]*60" office:value-type="float" office:value="0" calcext:value-type="float">
            <text:p>0</text:p>
          </table:table-cell>
          <table:table-cell table:formula="of:=[.E51]*60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_16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52]*60" office:value-type="float" office:value="0" calcext:value-type="float">
            <text:p>0</text:p>
          </table:table-cell>
          <table:table-cell table:formula="of:=[.E52]*60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formula="of:=([.B106]+[.D106])" office:value-type="float" office:value="0.033" calcext:value-type="float">
            <text:p>0.033</text:p>
          </table:table-cell>
          <table:table-cell table:formula="of:=[.F106]+[.H106]" office:value-type="float" office:value="0.023" calcext:value-type="float">
            <text:p>0.023</text:p>
          </table:table-cell>
          <table:table-cell table:formula="of:=[.J106]+[.L106]" office:value-type="float" office:value="0.023" calcext:value-type="float">
            <text:p>0.023</text:p>
          </table:table-cell>
          <table:table-cell table:formula="of:=[.N106]+[.O106]" office:value-type="float" office:value="0.032" calcext:value-type="float">
            <text:p>0.0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_16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53]*60" office:value-type="float" office:value="0" calcext:value-type="float">
            <text:p>0</text:p>
          </table:table-cell>
          <table:table-cell table:formula="of:=[.E53]*60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formula="of:=([.B107]+[.D107])" office:value-type="float" office:value="0.032" calcext:value-type="float">
            <text:p>0.032</text:p>
          </table:table-cell>
          <table:table-cell table:formula="of:=[.F107]+[.H107]" office:value-type="float" office:value="0.032" calcext:value-type="float">
            <text:p>0.032</text:p>
          </table:table-cell>
          <table:table-cell table:formula="of:=[.J107]+[.L107]" office:value-type="float" office:value="0.032" calcext:value-type="float">
            <text:p>0.032</text:p>
          </table:table-cell>
          <table:table-cell table:formula="of:=[.N107]+[.O107]" office:value-type="float" office:value="0.023" calcext:value-type="float">
            <text:p>0.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1_16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54]*60" office:value-type="float" office:value="0" calcext:value-type="float">
            <text:p>0</text:p>
          </table:table-cell>
          <table:table-cell table:formula="of:=[.E54]*60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formula="of:=([.B108]+[.D108])" office:value-type="float" office:value="0.032" calcext:value-type="float">
            <text:p>0.032</text:p>
          </table:table-cell>
          <table:table-cell table:formula="of:=[.F108]+[.H108]" office:value-type="float" office:value="0.032" calcext:value-type="float">
            <text:p>0.032</text:p>
          </table:table-cell>
          <table:table-cell table:formula="of:=[.J108]+[.L108]" office:value-type="float" office:value="0.032" calcext:value-type="float">
            <text:p>0.032</text:p>
          </table:table-cell>
          <table:table-cell table:formula="of:=[.N108]+[.O108]" office:value-type="float" office:value="0.032" calcext:value-type="float">
            <text:p>0.0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2_16_1</text:p>
          </table:table-cell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table:formula="of:=[.C55]*60" office:value-type="float" office:value="0" calcext:value-type="float">
            <text:p>0</text:p>
          </table:table-cell>
          <table:table-cell table:formula="of:=[.E55]*60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formula="of:=([.B109]+[.D109])" office:value-type="float" office:value="0.023" calcext:value-type="float">
            <text:p>0.023</text:p>
          </table:table-cell>
          <table:table-cell table:formula="of:=[.F109]+[.H109]" office:value-type="float" office:value="0.023" calcext:value-type="float">
            <text:p>0.023</text:p>
          </table:table-cell>
          <table:table-cell table:formula="of:=[.J109]+[.L109]" office:value-type="float" office:value="0.023" calcext:value-type="float">
            <text:p>0.023</text:p>
          </table:table-cell>
          <table:table-cell table:formula="of:=[.N109]+[.O109]" office:value-type="float" office:value="0.023" calcext:value-type="float">
            <text:p>0.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3_16_1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0.854" calcext:value-type="float">
            <text:p>0.854</text:p>
          </table:table-cell>
          <table:table-cell table:formula="of:=[.C56]*60" office:value-type="float" office:value="0" calcext:value-type="float">
            <text:p>0</text:p>
          </table:table-cell>
          <table:table-cell table:formula="of:=[.E56]*60" office:value-type="float" office:value="0" calcext:value-type="float">
            <text:p>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formula="of:=([.B110]+[.D110])" office:value-type="float" office:value="0.023" calcext:value-type="float">
            <text:p>0.023</text:p>
          </table:table-cell>
          <table:table-cell table:formula="of:=[.F110]+[.H110]" office:value-type="float" office:value="0.023" calcext:value-type="float">
            <text:p>0.023</text:p>
          </table:table-cell>
          <table:table-cell table:formula="of:=[.J110]+[.L110]" office:value-type="float" office:value="0.023" calcext:value-type="float">
            <text:p>0.023</text:p>
          </table:table-cell>
          <table:table-cell table:formula="of:=[.N110]+[.O110]" office:value-type="float" office:value="0.023" calcext:value-type="float">
            <text:p>0.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4_16_1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table:formula="of:=[.C57]*60" office:value-type="float" office:value="0" calcext:value-type="float">
            <text:p>0</text:p>
          </table:table-cell>
          <table:table-cell table:formula="of:=[.E57]*60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formula="of:=([.B111]+[.D111])" office:value-type="float" office:value="0.025" calcext:value-type="float">
            <text:p>0.025</text:p>
          </table:table-cell>
          <table:table-cell table:formula="of:=[.F111]+[.H111]" office:value-type="float" office:value="0.034" calcext:value-type="float">
            <text:p>0.034</text:p>
          </table:table-cell>
          <table:table-cell table:formula="of:=[.J111]+[.L111]" office:value-type="float" office:value="0.034" calcext:value-type="float">
            <text:p>0.034</text:p>
          </table:table-cell>
          <table:table-cell table:formula="of:=[.N111]+[.O111]" office:value-type="float" office:value="0.034" calcext:value-type="float">
            <text:p>0.0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5_16_1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.19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table:formula="of:=[.C58]*60" office:value-type="float" office:value="0" calcext:value-type="float">
            <text:p>0</text:p>
          </table:table-cell>
          <table:table-cell table:formula="of:=[.E58]*60" office:value-type="float" office:value="0" calcext:value-type="float">
            <text:p>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formula="of:=([.B112]+[.D112])" office:value-type="float" office:value="0.025" calcext:value-type="float">
            <text:p>0.025</text:p>
          </table:table-cell>
          <table:table-cell table:formula="of:=[.F112]+[.H112]" office:value-type="float" office:value="0.034" calcext:value-type="float">
            <text:p>0.034</text:p>
          </table:table-cell>
          <table:table-cell table:formula="of:=[.J112]+[.L112]" office:value-type="float" office:value="0.034" calcext:value-type="float">
            <text:p>0.034</text:p>
          </table:table-cell>
          <table:table-cell table:formula="of:=[.N112]+[.O112]" office:value-type="float" office:value="0.034" calcext:value-type="float">
            <text:p>0.0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6_16_1</text:p>
          </table:table-cell>
          <table:table-cell office:value-type="float" office:value="0" calcext:value-type="float">
            <text:p>0</text:p>
          </table:table-cell>
          <table:table-cell office:value-type="float" office:value="1.542" calcext:value-type="float">
            <text:p>1.542</text:p>
          </table:table-cell>
          <table:table-cell office:value-type="float" office:value="0" calcext:value-type="float">
            <text:p>0</text:p>
          </table:table-cell>
          <table:table-cell office:value-type="float" office:value="1.207" calcext:value-type="float">
            <text:p>1.207</text:p>
          </table:table-cell>
          <table:table-cell table:formula="of:=[.C59]*60" office:value-type="float" office:value="0" calcext:value-type="float">
            <text:p>0</text:p>
          </table:table-cell>
          <table:table-cell table:formula="of:=[.E59]*60" office:value-type="float" office:value="0" calcext:value-type="float">
            <text:p>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formula="of:=([.B113]+[.D113])" office:value-type="float" office:value="0.034" calcext:value-type="float">
            <text:p>0.034</text:p>
          </table:table-cell>
          <table:table-cell table:formula="of:=[.F113]+[.H113]" office:value-type="float" office:value="0.025" calcext:value-type="float">
            <text:p>0.025</text:p>
          </table:table-cell>
          <table:table-cell table:formula="of:=[.J113]+[.L113]" office:value-type="float" office:value="0.025" calcext:value-type="float">
            <text:p>0.025</text:p>
          </table:table-cell>
          <table:table-cell table:formula="of:=[.N113]+[.O113]" office:value-type="float" office:value="0.042" calcext:value-type="float">
            <text:p>0.04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7_16_1</text:p>
          </table:table-cell>
          <table:table-cell office:value-type="float" office:value="0" calcext:value-type="float">
            <text:p>0</text:p>
          </table:table-cell>
          <table:table-cell office:value-type="float" office:value="2.308" calcext:value-type="float">
            <text:p>2.308</text:p>
          </table:table-cell>
          <table:table-cell office:value-type="float" office:value="0" calcext:value-type="float">
            <text:p>0</text:p>
          </table:table-cell>
          <table:table-cell office:value-type="float" office:value="1.623" calcext:value-type="float">
            <text:p>1.623</text:p>
          </table:table-cell>
          <table:table-cell table:formula="of:=[.C60]*60" office:value-type="float" office:value="0" calcext:value-type="float">
            <text:p>0</text:p>
          </table:table-cell>
          <table:table-cell table:formula="of:=[.E60]*60" office:value-type="float" office:value="0" calcext:value-type="float">
            <text:p>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formula="of:=([.B114]+[.D114])" office:value-type="float" office:value="0.025" calcext:value-type="float">
            <text:p>0.025</text:p>
          </table:table-cell>
          <table:table-cell table:formula="of:=[.F114]+[.H114]" office:value-type="float" office:value="0.034" calcext:value-type="float">
            <text:p>0.034</text:p>
          </table:table-cell>
          <table:table-cell table:formula="of:=[.J114]+[.L114]" office:value-type="float" office:value="0.042" calcext:value-type="float">
            <text:p>0.042</text:p>
          </table:table-cell>
          <table:table-cell table:formula="of:=[.N114]+[.O114]" office:value-type="float" office:value="0.059" calcext:value-type="float">
            <text:p>0.05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8_16_1</text:p>
          </table:table-cell>
          <table:table-cell office:value-type="float" office:value="0" calcext:value-type="float">
            <text:p>0</text:p>
          </table:table-cell>
          <table:table-cell office:value-type="float" office:value="3.266" calcext:value-type="float">
            <text:p>3.266</text:p>
          </table:table-cell>
          <table:table-cell office:value-type="float" office:value="0" calcext:value-type="float">
            <text:p>0</text:p>
          </table:table-cell>
          <table:table-cell office:value-type="float" office:value="2.231" calcext:value-type="float">
            <text:p>2.231</text:p>
          </table:table-cell>
          <table:table-cell table:formula="of:=[.C61]*60" office:value-type="float" office:value="0" calcext:value-type="float">
            <text:p>0</text:p>
          </table:table-cell>
          <table:table-cell table:formula="of:=[.E61]*60" office:value-type="float" office:value="0" calcext:value-type="float">
            <text:p>0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formula="of:=([.B115]+[.D115])" office:value-type="float" office:value="0.042" calcext:value-type="float">
            <text:p>0.042</text:p>
          </table:table-cell>
          <table:table-cell table:formula="of:=[.F115]+[.H115]" office:value-type="float" office:value="0.05" calcext:value-type="float">
            <text:p>0.05</text:p>
          </table:table-cell>
          <table:table-cell table:formula="of:=[.J115]+[.L115]" office:value-type="float" office:value="0.059" calcext:value-type="float">
            <text:p>0.059</text:p>
          </table:table-cell>
          <table:table-cell table:formula="of:=[.N115]+[.O115]" office:value-type="float" office:value="0.084" calcext:value-type="float">
            <text:p>0.0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9_16_1</text:p>
          </table:table-cell>
          <table:table-cell office:value-type="float" office:value="0" calcext:value-type="float">
            <text:p>0</text:p>
          </table:table-cell>
          <table:table-cell office:value-type="float" office:value="6.756" calcext:value-type="float">
            <text:p>6.756</text:p>
          </table:table-cell>
          <table:table-cell office:value-type="float" office:value="0" calcext:value-type="float">
            <text:p>0</text:p>
          </table:table-cell>
          <table:table-cell office:value-type="float" office:value="4.338" calcext:value-type="float">
            <text:p>4.338</text:p>
          </table:table-cell>
          <table:table-cell table:formula="of:=[.C62]*60" office:value-type="float" office:value="0" calcext:value-type="float">
            <text:p>0</text:p>
          </table:table-cell>
          <table:table-cell table:formula="of:=[.E62]*60" office:value-type="float" office:value="0" calcext:value-type="float">
            <text:p>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formula="of:=([.B116]+[.D116])" office:value-type="float" office:value="0.059" calcext:value-type="float">
            <text:p>0.059</text:p>
          </table:table-cell>
          <table:table-cell table:formula="of:=[.F116]+[.H116]" office:value-type="float" office:value="0.075" calcext:value-type="float">
            <text:p>0.075</text:p>
          </table:table-cell>
          <table:table-cell table:formula="of:=[.J116]+[.L116]" office:value-type="float" office:value="0.1" calcext:value-type="float">
            <text:p>0.1</text:p>
          </table:table-cell>
          <table:table-cell table:formula="of:=[.N116]+[.O116]"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_16_1</text:p>
          </table:table-cell>
          <table:table-cell office:value-type="float" office:value="0" calcext:value-type="float">
            <text:p>0</text:p>
          </table:table-cell>
          <table:table-cell office:value-type="float" office:value="10.854" calcext:value-type="float">
            <text:p>10.854</text:p>
          </table:table-cell>
          <table:table-cell office:value-type="float" office:value="0" calcext:value-type="float">
            <text:p>0</text:p>
          </table:table-cell>
          <table:table-cell office:value-type="float" office:value="7.353" calcext:value-type="float">
            <text:p>7.353</text:p>
          </table:table-cell>
          <table:table-cell table:formula="of:=[.C63]*60" office:value-type="float" office:value="0" calcext:value-type="float">
            <text:p>0</text:p>
          </table:table-cell>
          <table:table-cell table:formula="of:=[.E63]*60" office:value-type="float" office:value="0" calcext:value-type="float">
            <text:p>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formula="of:=([.B117]+[.D117])" office:value-type="float" office:value="0.067" calcext:value-type="float">
            <text:p>0.067</text:p>
          </table:table-cell>
          <table:table-cell table:formula="of:=[.F117]+[.H117]" office:value-type="float" office:value="0.084" calcext:value-type="float">
            <text:p>0.084</text:p>
          </table:table-cell>
          <table:table-cell table:formula="of:=[.J117]+[.L117]" office:value-type="float" office:value="0.159" calcext:value-type="float">
            <text:p>0.159</text:p>
          </table:table-cell>
          <table:table-cell table:formula="of:=[.N117]+[.O117]" office:value-type="float" office:value="0.267" calcext:value-type="float">
            <text:p>0.2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1_16_1</text:p>
          </table:table-cell>
          <table:table-cell office:value-type="float" office:value="0" calcext:value-type="float">
            <text:p>0</text:p>
          </table:table-cell>
          <table:table-cell office:value-type="float" office:value="22.315" calcext:value-type="float">
            <text:p>22.315</text:p>
          </table:table-cell>
          <table:table-cell office:value-type="float" office:value="0" calcext:value-type="float">
            <text:p>0</text:p>
          </table:table-cell>
          <table:table-cell office:value-type="float" office:value="14.381" calcext:value-type="float">
            <text:p>14.381</text:p>
          </table:table-cell>
          <table:table-cell table:formula="of:=[.C64]*60" office:value-type="float" office:value="0" calcext:value-type="float">
            <text:p>0</text:p>
          </table:table-cell>
          <table:table-cell table:formula="of:=[.E64]*60" office:value-type="float" office:value="0" calcext:value-type="float">
            <text:p>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formula="of:=([.B118]+[.D118])" office:value-type="float" office:value="0.092" calcext:value-type="float">
            <text:p>0.092</text:p>
          </table:table-cell>
          <table:table-cell table:formula="of:=[.F118]+[.H118]" office:value-type="float" office:value="0.192" calcext:value-type="float">
            <text:p>0.192</text:p>
          </table:table-cell>
          <table:table-cell table:formula="of:=[.J118]+[.L118]" office:value-type="float" office:value="0.325" calcext:value-type="float">
            <text:p>0.325</text:p>
          </table:table-cell>
          <table:table-cell table:formula="of:=[.N118]+[.O118]" office:value-type="float" office:value="0.551" calcext:value-type="float">
            <text:p>0.5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2_16_1</text:p>
          </table:table-cell>
          <table:table-cell office:value-type="float" office:value="0" calcext:value-type="float">
            <text:p>0</text:p>
          </table:table-cell>
          <table:table-cell office:value-type="float" office:value="56.714" calcext:value-type="float">
            <text:p>56.714</text:p>
          </table:table-cell>
          <table:table-cell office:value-type="float" office:value="0" calcext:value-type="float">
            <text:p>0</text:p>
          </table:table-cell>
          <table:table-cell office:value-type="float" office:value="35.571" calcext:value-type="float">
            <text:p>35.571</text:p>
          </table:table-cell>
          <table:table-cell table:formula="of:=[.C65]*60" office:value-type="float" office:value="0" calcext:value-type="float">
            <text:p>0</text:p>
          </table:table-cell>
          <table:table-cell table:formula="of:=[.E65]*60" office:value-type="float" office:value="0" calcext:value-type="float">
            <text:p>0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formula="of:=([.B119]+[.D119])" office:value-type="float" office:value="0.233" calcext:value-type="float">
            <text:p>0.233</text:p>
          </table:table-cell>
          <table:table-cell table:formula="of:=[.F119]+[.H119]" office:value-type="float" office:value="0.375" calcext:value-type="float">
            <text:p>0.375</text:p>
          </table:table-cell>
          <table:table-cell table:formula="of:=[.J119]+[.L119]" office:value-type="float" office:value="0.558" calcext:value-type="float">
            <text:p>0.558</text:p>
          </table:table-cell>
          <table:table-cell table:formula="of:=[.N119]+[.O119]" office:value-type="float" office:value="1.159" calcext:value-type="float">
            <text:p>1.159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" office:value-type="float" office:value="19" calcext:value-type="float">
            <text:p>19</text:p>
          </table:table-cell>
          <table:table-cell table:formula="of:=([.B120]+[.D120])" office:value-type="float" office:value="0.45" calcext:value-type="float">
            <text:p>0.45</text:p>
          </table:table-cell>
          <table:table-cell table:formula="of:=[.F120]+[.H120]" office:value-type="float" office:value="0.608" calcext:value-type="float">
            <text:p>0.608</text:p>
          </table:table-cell>
          <table:table-cell table:formula="of:=[.J120]+[.L120]" office:value-type="float" office:value="1.367" calcext:value-type="float">
            <text:p>1.367</text:p>
          </table:table-cell>
          <table:table-cell table:formula="of:=[.N120]+[.O120]" office:value-type="float" office:value="2.391" calcext:value-type="float">
            <text:p>2.391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" office:value-type="float" office:value="20" calcext:value-type="float">
            <text:p>20</text:p>
          </table:table-cell>
          <table:table-cell table:formula="of:=([.B121]+[.D121])" office:value-type="float" office:value="0.683" calcext:value-type="float">
            <text:p>0.683</text:p>
          </table:table-cell>
          <table:table-cell table:formula="of:=[.F121]+[.H121]" office:value-type="float" office:value="1.234" calcext:value-type="float">
            <text:p>1.234</text:p>
          </table:table-cell>
          <table:table-cell table:formula="of:=[.J121]+[.L121]" office:value-type="float" office:value="2.266" calcext:value-type="float">
            <text:p>2.266</text:p>
          </table:table-cell>
          <table:table-cell table:formula="of:=[.N121]+[.O121]" office:value-type="float" office:value="5.773" calcext:value-type="float">
            <text:p>5.773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" office:value-type="float" office:value="21" calcext:value-type="float">
            <text:p>21</text:p>
          </table:table-cell>
          <table:table-cell table:formula="of:=([.B122]+[.D122])" office:value-type="float" office:value="2.025" calcext:value-type="float">
            <text:p>2.025</text:p>
          </table:table-cell>
          <table:table-cell table:formula="of:=[.F122]+[.H122]" office:value-type="float" office:value="2.615" calcext:value-type="float">
            <text:p>2.615</text:p>
          </table:table-cell>
          <table:table-cell table:formula="of:=[.J122]+[.L122]" office:value-type="float" office:value="5.399" calcext:value-type="float">
            <text:p>5.399</text:p>
          </table:table-cell>
          <table:table-cell table:formula="of:=[.N122]+[.O122]" office:value-type="float" office:value="11.361" calcext:value-type="float">
            <text:p>11.3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5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table:formula="of:=[.C69]*60" office:value-type="float" office:value="0" calcext:value-type="float">
            <text:p>0</text:p>
          </table:table-cell>
          <table:table-cell table:formula="of:=[.E69]*60" office:value-type="float" office:value="0" calcext:value-type="float">
            <text:p>0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formula="of:=([.B123]+[.D123])" office:value-type="float" office:value="5.354" calcext:value-type="float">
            <text:p>5.354</text:p>
          </table:table-cell>
          <table:table-cell table:formula="of:=[.F123]+[.H123]" office:value-type="float" office:value="5.815" calcext:value-type="float">
            <text:p>5.815</text:p>
          </table:table-cell>
          <table:table-cell table:formula="of:=[.J123]+[.L123]" office:value-type="float" office:value="15.302" calcext:value-type="float">
            <text:p>15.302</text:p>
          </table:table-cell>
          <table:table-cell table:formula="of:=[.N123]+[.O123]" office:value-type="float" office:value="22.872" calcext:value-type="float">
            <text:p>22.8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6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table:formula="of:=[.C70]*60" office:value-type="float" office:value="0" calcext:value-type="float">
            <text:p>0</text:p>
          </table:table-cell>
          <table:table-cell table:formula="of:=[.E70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7_32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table:formula="of:=[.C71]*60" office:value-type="float" office:value="0" calcext:value-type="float">
            <text:p>0</text:p>
          </table:table-cell>
          <table:table-cell table:formula="of:=[.E71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8_32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formula="of:=[.C72]*60" office:value-type="float" office:value="0" calcext:value-type="float">
            <text:p>0</text:p>
          </table:table-cell>
          <table:table-cell table:formula="of:=[.E72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9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[.C73]*60" office:value-type="float" office:value="0" calcext:value-type="float">
            <text:p>0</text:p>
          </table:table-cell>
          <table:table-cell table:formula="of:=[.E73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807" calcext:value-type="float">
            <text:p>0.807</text:p>
          </table:table-cell>
          <table:table-cell table:formula="of:=[.C74]*60" office:value-type="float" office:value="0" calcext:value-type="float">
            <text:p>0</text:p>
          </table:table-cell>
          <table:table-cell table:formula="of:=[.E74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_32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[.C75]*60" office:value-type="float" office:value="0" calcext:value-type="float">
            <text:p>0</text:p>
          </table:table-cell>
          <table:table-cell table:formula="of:=[.E75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_32_1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[.C76]*60" office:value-type="float" office:value="0" calcext:value-type="float">
            <text:p>0</text:p>
          </table:table-cell>
          <table:table-cell table:formula="of:=[.E76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3_32_1</text:p>
          </table:table-cell>
          <table:table-cell office:value-type="float" office:value="0" calcext:value-type="float">
            <text:p>0</text:p>
          </table:table-cell>
          <table:table-cell office:value-type="float" office:value="1.017" calcext:value-type="float">
            <text:p>1.017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table:formula="of:=[.C77]*60" office:value-type="float" office:value="0" calcext:value-type="float">
            <text:p>0</text:p>
          </table:table-cell>
          <table:table-cell table:formula="of:=[.E77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4_32_1</text:p>
          </table:table-cell>
          <table:table-cell office:value-type="float" office:value="0" calcext:value-type="float">
            <text:p>0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table:formula="of:=[.C78]*60" office:value-type="float" office:value="0" calcext:value-type="float">
            <text:p>0</text:p>
          </table:table-cell>
          <table:table-cell table:formula="of:=[.E78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_32_1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0" calcext:value-type="float">
            <text:p>0</text:p>
          </table:table-cell>
          <table:table-cell office:value-type="float" office:value="1.173" calcext:value-type="float">
            <text:p>1.173</text:p>
          </table:table-cell>
          <table:table-cell table:formula="of:=[.C79]*60" office:value-type="float" office:value="0" calcext:value-type="float">
            <text:p>0</text:p>
          </table:table-cell>
          <table:table-cell table:formula="of:=[.E79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6_32_1</text:p>
          </table:table-cell>
          <table:table-cell office:value-type="float" office:value="0" calcext:value-type="float">
            <text:p>0</text:p>
          </table:table-cell>
          <table:table-cell office:value-type="float" office:value="2.125" calcext:value-type="float">
            <text:p>2.125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.523</text:p>
          </table:table-cell>
          <table:table-cell table:formula="of:=[.C80]*60" office:value-type="float" office:value="0" calcext:value-type="float">
            <text:p>0</text:p>
          </table:table-cell>
          <table:table-cell table:formula="of:=[.E80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7_32_1</text:p>
          </table:table-cell>
          <table:table-cell office:value-type="float" office:value="0" calcext:value-type="float">
            <text:p>0</text:p>
          </table:table-cell>
          <table:table-cell office:value-type="float" office:value="3.499" calcext:value-type="float">
            <text:p>3.499</text:p>
          </table:table-cell>
          <table:table-cell office:value-type="float" office:value="0" calcext:value-type="float">
            <text:p>0</text:p>
          </table:table-cell>
          <table:table-cell office:value-type="float" office:value="2.347" calcext:value-type="float">
            <text:p>2.347</text:p>
          </table:table-cell>
          <table:table-cell table:formula="of:=[.C81]*60" office:value-type="float" office:value="0" calcext:value-type="float">
            <text:p>0</text:p>
          </table:table-cell>
          <table:table-cell table:formula="of:=[.E81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8_32_1</text:p>
          </table:table-cell>
          <table:table-cell office:value-type="float" office:value="0" calcext:value-type="float">
            <text:p>0</text:p>
          </table:table-cell>
          <table:table-cell office:value-type="float" office:value="6.239" calcext:value-type="float">
            <text:p>6.239</text:p>
          </table:table-cell>
          <table:table-cell office:value-type="float" office:value="0" calcext:value-type="float">
            <text:p>0</text:p>
          </table:table-cell>
          <table:table-cell office:value-type="float" office:value="4.111" calcext:value-type="float">
            <text:p>4.111</text:p>
          </table:table-cell>
          <table:table-cell table:formula="of:=[.C82]*60" office:value-type="float" office:value="0" calcext:value-type="float">
            <text:p>0</text:p>
          </table:table-cell>
          <table:table-cell table:formula="of:=[.E82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9_32_1</text:p>
          </table:table-cell>
          <table:table-cell office:value-type="float" office:value="0" calcext:value-type="float">
            <text:p>0</text:p>
          </table:table-cell>
          <table:table-cell office:value-type="float" office:value="12.386" calcext:value-type="float">
            <text:p>12.386</text:p>
          </table:table-cell>
          <table:table-cell office:value-type="float" office:value="0" calcext:value-type="float">
            <text:p>0</text:p>
          </table:table-cell>
          <table:table-cell office:value-type="float" office:value="7.385" calcext:value-type="float">
            <text:p>7.385</text:p>
          </table:table-cell>
          <table:table-cell table:formula="of:=[.C83]*60" office:value-type="float" office:value="0" calcext:value-type="float">
            <text:p>0</text:p>
          </table:table-cell>
          <table:table-cell table:formula="of:=[.E83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_32_1</text:p>
          </table:table-cell>
          <table:table-cell office:value-type="float" office:value="0" calcext:value-type="float">
            <text:p>0</text:p>
          </table:table-cell>
          <table:table-cell office:value-type="float" office:value="23.031" calcext:value-type="float">
            <text:p>23.031</text:p>
          </table:table-cell>
          <table:table-cell office:value-type="float" office:value="0" calcext:value-type="float">
            <text:p>0</text:p>
          </table:table-cell>
          <table:table-cell office:value-type="float" office:value="14.814" calcext:value-type="float">
            <text:p>14.814</text:p>
          </table:table-cell>
          <table:table-cell table:formula="of:=[.C84]*60" office:value-type="float" office:value="0" calcext:value-type="float">
            <text:p>0</text:p>
          </table:table-cell>
          <table:table-cell table:formula="of:=[.E84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_32_1</text:p>
          </table:table-cell>
          <table:table-cell office:value-type="float" office:value="0" calcext:value-type="float">
            <text:p>0</text:p>
          </table:table-cell>
          <table:table-cell office:value-type="float" office:value="40.581" calcext:value-type="float">
            <text:p>40.581</text:p>
          </table:table-cell>
          <table:table-cell office:value-type="float" office:value="0" calcext:value-type="float">
            <text:p>0</text:p>
          </table:table-cell>
          <table:table-cell office:value-type="float" office:value="27.826" calcext:value-type="float">
            <text:p>27.826</text:p>
          </table:table-cell>
          <table:table-cell table:formula="of:=[.C85]*60" office:value-type="float" office:value="0" calcext:value-type="float">
            <text:p>0</text:p>
          </table:table-cell>
          <table:table-cell table:formula="of:=[.E85]*6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2_32_1</text:p>
          </table:table-cell>
          <table:table-cell office:value-type="float" office:value="1" calcext:value-type="float">
            <text:p>1</text:p>
          </table:table-cell>
          <table:table-cell office:value-type="float" office:value="26.275" calcext:value-type="float">
            <text:p>26.275</text:p>
          </table:table-cell>
          <table:table-cell office:value-type="float" office:value="0" calcext:value-type="float">
            <text:p>0</text:p>
          </table:table-cell>
          <table:table-cell office:value-type="float" office:value="56.883" calcext:value-type="float">
            <text:p>56.883</text:p>
          </table:table-cell>
          <table:table-cell table:formula="of:=[.C86]*60" office:value-type="float" office:value="60" calcext:value-type="float">
            <text:p>60</text:p>
          </table:table-cell>
          <table:table-cell table:formula="of:=[.E86]*60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F*60</text:p>
          </table:table-cell>
          <table:table-cell table:number-columns-repeated="3"/>
          <table:table-cell office:value-type="string" calcext:value-type="string">
            <text:p>E*60</text:p>
          </table:table-cell>
          <table:table-cell table:number-columns-repeated="3"/>
          <table:table-cell office:value-type="string" calcext:value-type="string">
            <text:p>R*60</text:p>
          </table:table-cell>
          <table:table-cell table:number-columns-repeated="2"/>
          <table:table-cell office:value-type="string" calcext:value-type="string">
            <text:p>M*60</text:p>
          </table:table-cell>
          <table:table-cell table:number-columns-repeated="5"/>
          <table:table-cell office:value-type="string" calcext:value-type="string">
            <text:p>X*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05_8_1</text:p>
          </table:table-cell>
          <table:table-cell table:formula="of:=[.A106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5_16_1</text:p>
          </table:table-cell>
          <table:table-cell table:formula="of:=[.E106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5_32_1</text:p>
          </table:table-cell>
          <table:table-cell table:formula="of:=[.I106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formula="of:=[.M106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6_8_1</text:p>
          </table:table-cell>
          <table:table-cell table:formula="of:=[.A107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6_16_1</text:p>
          </table:table-cell>
          <table:table-cell table:formula="of:=[.E107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6_32_1</text:p>
          </table:table-cell>
          <table:table-cell table:formula="of:=[.I107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formula="of:=[.M107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7_8_1</text:p>
          </table:table-cell>
          <table:table-cell table:formula="of:=[.A108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7_16_1</text:p>
          </table:table-cell>
          <table:table-cell table:formula="of:=[.E108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7_32_1</text:p>
          </table:table-cell>
          <table:table-cell table:formula="of:=[.I108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formula="of:=[.M108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8_8_1</text:p>
          </table:table-cell>
          <table:table-cell table:formula="of:=[.A109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8_16_1</text:p>
          </table:table-cell>
          <table:table-cell table:formula="of:=[.E109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8_32_1</text:p>
          </table:table-cell>
          <table:table-cell table:formula="of:=[.I109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formula="of:=[.M109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9_8_1</text:p>
          </table:table-cell>
          <table:table-cell table:formula="of:=[.A110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9_16_1</text:p>
          </table:table-cell>
          <table:table-cell table:formula="of:=[.E110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9_32_1</text:p>
          </table:table-cell>
          <table:table-cell table:formula="of:=[.I110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formula="of:=[.M110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0_8_1</text:p>
          </table:table-cell>
          <table:table-cell table:formula="of:=[.A111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0_16_1</text:p>
          </table:table-cell>
          <table:table-cell table:formula="of:=[.E111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0_32_1</text:p>
          </table:table-cell>
          <table:table-cell table:formula="of:=[.I111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formula="of:=[.M111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1_8_1</text:p>
          </table:table-cell>
          <table:table-cell table:formula="of:=[.A112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1_16_1</text:p>
          </table:table-cell>
          <table:table-cell table:formula="of:=[.E112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1_32_1</text:p>
          </table:table-cell>
          <table:table-cell table:formula="of:=[.I112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formula="of:=[.M112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2_8_1</text:p>
          </table:table-cell>
          <table:table-cell table:formula="of:=[.A113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2_16_1</text:p>
          </table:table-cell>
          <table:table-cell table:formula="of:=[.E113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2_32_1</text:p>
          </table:table-cell>
          <table:table-cell table:formula="of:=[.I113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formula="of:=[.M113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3_8_1</text:p>
          </table:table-cell>
          <table:table-cell table:formula="of:=[.A114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3_16_1</text:p>
          </table:table-cell>
          <table:table-cell table:formula="of:=[.E114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13_32_1</text:p>
          </table:table-cell>
          <table:table-cell table:formula="of:=[.I114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table:formula="of:=[.M114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14_8_1</text:p>
          </table:table-cell>
          <table:table-cell table:formula="of:=[.A115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4_16_1</text:p>
          </table:table-cell>
          <table:table-cell table:formula="of:=[.E115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14_32_1</text:p>
          </table:table-cell>
          <table:table-cell table:formula="of:=[.I115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table:formula="of:=[.M115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15_8_1</text:p>
          </table:table-cell>
          <table:table-cell table:formula="of:=[.A116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15_16_1</text:p>
          </table:table-cell>
          <table:table-cell table:formula="of:=[.E116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5_32_1</text:p>
          </table:table-cell>
          <table:table-cell table:formula="of:=[.I116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formula="of:=[.M116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16_8_1</text:p>
          </table:table-cell>
          <table:table-cell table:formula="of:=[.A117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16_16_1</text:p>
          </table:table-cell>
          <table:table-cell table:formula="of:=[.E117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16_32_1</text:p>
          </table:table-cell>
          <table:table-cell table:formula="of:=[.I117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67" calcext:value-type="float">
            <text:p>0.267</text:p>
          </table:table-cell>
          <table:table-cell table:formula="of:=[.M117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17_8_1</text:p>
          </table:table-cell>
          <table:table-cell table:formula="of:=[.A118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17_16_1</text:p>
          </table:table-cell>
          <table:table-cell table:formula="of:=[.E118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17_32_1</text:p>
          </table:table-cell>
          <table:table-cell table:formula="of:=[.I118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1" calcext:value-type="float">
            <text:p>0.551</text:p>
          </table:table-cell>
          <table:table-cell table:formula="of:=[.M118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18_8_1</text:p>
          </table:table-cell>
          <table:table-cell table:formula="of:=[.A119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18_16_1</text:p>
          </table:table-cell>
          <table:table-cell table:formula="of:=[.E119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18_32_1</text:p>
          </table:table-cell>
          <table:table-cell table:formula="of:=[.I119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.159</text:p>
          </table:table-cell>
          <table:table-cell table:formula="of:=[.M119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19_8_1</text:p>
          </table:table-cell>
          <table:table-cell table:formula="of:=[.A120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19_16_1</text:p>
          </table:table-cell>
          <table:table-cell table:formula="of:=[.E120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367" calcext:value-type="float">
            <text:p>1.367</text:p>
          </table:table-cell>
          <table:table-cell office:value-type="string" calcext:value-type="string">
            <text:p>19_32_1</text:p>
          </table:table-cell>
          <table:table-cell table:formula="of:=[.I120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391" calcext:value-type="float">
            <text:p>2.391</text:p>
          </table:table-cell>
          <table:table-cell table:formula="of:=[.M120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20_8_1</text:p>
          </table:table-cell>
          <table:table-cell table:formula="of:=[.A121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20_16_1</text:p>
          </table:table-cell>
          <table:table-cell table:formula="of:=[.E121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.266</text:p>
          </table:table-cell>
          <table:table-cell office:value-type="string" calcext:value-type="string">
            <text:p>20_32_1</text:p>
          </table:table-cell>
          <table:table-cell table:formula="of:=[.I121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773" calcext:value-type="float">
            <text:p>5.773</text:p>
          </table:table-cell>
          <table:table-cell table:formula="of:=[.M121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25" calcext:value-type="float">
            <text:p>2.025</text:p>
          </table:table-cell>
          <table:table-cell office:value-type="string" calcext:value-type="string">
            <text:p>21_8_1</text:p>
          </table:table-cell>
          <table:table-cell table:formula="of:=[.A122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21_16_1</text:p>
          </table:table-cell>
          <table:table-cell table:formula="of:=[.E122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399" calcext:value-type="float">
            <text:p>5.399</text:p>
          </table:table-cell>
          <table:table-cell office:value-type="string" calcext:value-type="string">
            <text:p>21_32_1</text:p>
          </table:table-cell>
          <table:table-cell table:formula="of:=[.I122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361" calcext:value-type="float">
            <text:p>11.361</text:p>
          </table:table-cell>
          <table:table-cell table:formula="of:=[.M122]*6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54" calcext:value-type="float">
            <text:p>5.354</text:p>
          </table:table-cell>
          <table:table-cell office:value-type="string" calcext:value-type="string">
            <text:p>22_8_1</text:p>
          </table:table-cell>
          <table:table-cell table:formula="of:=[.A123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815" calcext:value-type="float">
            <text:p>5.815</text:p>
          </table:table-cell>
          <table:table-cell office:value-type="string" calcext:value-type="string">
            <text:p>22_16_1</text:p>
          </table:table-cell>
          <table:table-cell table:formula="of:=[.E123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302" calcext:value-type="float">
            <text:p>15.302</text:p>
          </table:table-cell>
          <table:table-cell office:value-type="string" calcext:value-type="string">
            <text:p>22_32_1</text:p>
          </table:table-cell>
          <table:table-cell table:formula="of:=[.I123]*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.872" calcext:value-type="float">
            <text:p>22.872</text:p>
          </table:table-cell>
          <table:table-cell table:formula="of:=[.M123]*60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45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ime Without Pintool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05_4_1</text:p>
          </table:table-cell>
        </table:table-row>
        <table:table-row table:style-name="ro1">
          <table:table-cell/>
          <table:table-cell office:value-type="string" calcext:value-type="string">
            <text:p>06_4_1</text:p>
          </table:table-cell>
        </table:table-row>
        <table:table-row table:style-name="ro1">
          <table:table-cell/>
          <table:table-cell office:value-type="string" calcext:value-type="string">
            <text:p>07_4_1</text:p>
          </table:table-cell>
        </table:table-row>
        <table:table-row table:style-name="ro1">
          <table:table-cell/>
          <table:table-cell office:value-type="string" calcext:value-type="string">
            <text:p>08_4_1</text:p>
          </table:table-cell>
        </table:table-row>
        <table:table-row table:style-name="ro1">
          <table:table-cell/>
          <table:table-cell office:value-type="string" calcext:value-type="string">
            <text:p>09_4_1</text:p>
          </table:table-cell>
        </table:table-row>
        <table:table-row table:style-name="ro1">
          <table:table-cell/>
          <table:table-cell office:value-type="string" calcext:value-type="string">
            <text:p>10_4_1</text:p>
          </table:table-cell>
        </table:table-row>
        <table:table-row table:style-name="ro1">
          <table:table-cell/>
          <table:table-cell office:value-type="string" calcext:value-type="string">
            <text:p>11_4_1</text:p>
          </table:table-cell>
        </table:table-row>
        <table:table-row table:style-name="ro1">
          <table:table-cell/>
          <table:table-cell office:value-type="string" calcext:value-type="string">
            <text:p>12_4_1</text:p>
          </table:table-cell>
        </table:table-row>
        <table:table-row table:style-name="ro1">
          <table:table-cell/>
          <table:table-cell office:value-type="string" calcext:value-type="string">
            <text:p>13_4_1</text:p>
          </table:table-cell>
        </table:table-row>
        <table:table-row table:style-name="ro1">
          <table:table-cell/>
          <table:table-cell office:value-type="string" calcext:value-type="string">
            <text:p>14_4_1</text:p>
          </table:table-cell>
        </table:table-row>
        <table:table-row table:style-name="ro1">
          <table:table-cell/>
          <table:table-cell office:value-type="string" calcext:value-type="string">
            <text:p>15_4_1</text:p>
          </table:table-cell>
        </table:table-row>
        <table:table-row table:style-name="ro1">
          <table:table-cell/>
          <table:table-cell office:value-type="string" calcext:value-type="string">
            <text:p>16_4_1</text:p>
          </table:table-cell>
        </table:table-row>
        <table:table-row table:style-name="ro1">
          <table:table-cell/>
          <table:table-cell office:value-type="string" calcext:value-type="string">
            <text:p>17_4_1</text:p>
          </table:table-cell>
        </table:table-row>
        <table:table-row table:style-name="ro1">
          <table:table-cell/>
          <table:table-cell office:value-type="string" calcext:value-type="string">
            <text:p>18_4_1</text:p>
          </table:table-cell>
        </table:table-row>
        <table:table-row table:style-name="ro1">
          <table:table-cell/>
          <table:table-cell office:value-type="string" calcext:value-type="string">
            <text:p>19_4_1</text:p>
          </table:table-cell>
        </table:table-row>
        <table:table-row table:style-name="ro1">
          <table:table-cell/>
          <table:table-cell office:value-type="string" calcext:value-type="string">
            <text:p>20_4_1</text:p>
          </table:table-cell>
        </table:table-row>
        <table:table-row table:style-name="ro1">
          <table:table-cell/>
          <table:table-cell office:value-type="string" calcext:value-type="string">
            <text:p>21_4_1</text:p>
          </table:table-cell>
        </table:table-row>
        <table:table-row table:style-name="ro1">
          <table:table-cell/>
          <table:table-cell office:value-type="string" calcext:value-type="string">
            <text:p>22_4_1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6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cale-to="9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0000-00-00T12:51:44.020840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eranza Medina</meta:initial-creator>
    <meta:creation-date>2015-10-12T14:48:21.564373525</meta:creation-date>
    <dc:date>2015-10-20T13:05:44.615628190</dc:date>
    <dc:creator>Esperanza Medina</dc:creator>
    <meta:editing-duration>PT44M21S</meta:editing-duration>
    <meta:editing-cycles>12</meta:editing-cycles>
    <meta:generator>LibreOffice/4.1.6.2$Linux_X86_64 LibreOffice_project/410m0$Build-2</meta:generator>
    <meta:document-statistic meta:table-count="6" meta:cell-count="179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7cm" svg:height="9cm" xlink:href=".." xlink:type="simple" chart:class="chart:line" chart:style-name="ch1">
        <chart:title svg:x="5.339cm" svg:y="0.315cm" chart:style-name="ch2">
          <text:p>Basic Block vs Vertices </text:p>
        </chart:title>
        <chart:legend chart:legend-position="end" svg:x="13.734cm" svg:y="3.424cm" style:legend-expansion="high" chart:style-name="ch3"/>
        <chart:plot-area chart:style-name="ch4" table:cell-range-address="BB.A5:BB.E23" chart:data-source-has-labels="both" svg:x="1.318cm" svg:y="1.64cm" svg:width="11.788cm" svg:height="6.206cm">
          <chartooo:coordinate-region svg:x="3.698cm" svg:y="1.847cm" svg:width="9.213cm" svg:height="5.337cm"/>
          <chart:axis chart:dimension="x" chart:name="primary-x" chart:style-name="ch5" chartooo:axis-type="auto">
            <chartooo:date-scale/>
            <chart:title svg:x="5.812cm" svg:y="8.027cm" chart:style-name="ch6">
              <text:p># of Graph Vertices</text:p>
            </chart:title>
            <chart:categories table:cell-range-address="BB.A6:BB.A23"/>
            <chart:grid chart:style-name="ch7" chart:class="major"/>
          </chart:axis>
          <chart:axis chart:dimension="y" chart:name="primary-y" chart:style-name="ch5">
            <chart:title svg:x="0.451cm" svg:y="6.748cm" chart:style-name="ch8">
              <text:p># of Executed Basic Blocks</text:p>
            </chart:title>
            <chart:grid chart:style-name="ch7" chart:class="major"/>
          </chart:axis>
          <chart:series chart:style-name="ch9" chart:values-cell-range-address="BB.B6:BB.B23" chart:label-cell-address="BB.B5:BB.B5" chart:class="chart:line">
            <chart:data-point chart:repeated="18"/>
          </chart:series>
          <chart:series chart:style-name="ch10" chart:values-cell-range-address="BB.C6:BB.C23" chart:label-cell-address="BB.C5:BB.C5" chart:class="chart:line">
            <chart:data-point chart:repeated="18"/>
          </chart:series>
          <chart:series chart:style-name="ch11" chart:values-cell-range-address="BB.D6:BB.D23" chart:label-cell-address="BB.D5:BB.D5" chart:class="chart:line">
            <chart:data-point chart:repeated="18"/>
          </chart:series>
          <chart:series chart:style-name="ch12" chart:values-cell-range-address="BB.E6:BB.E23" chart:label-cell-address="BB.E5:BB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BB.B5:BB.B5</svg:desc>
                </draw:g>
              </table:table-cell>
              <table:table-cell office:value-type="string">
                <text:p>E8</text:p>
                <draw:g>
                  <svg:desc>BB.C5:BB.C5</svg:desc>
                </draw:g>
              </table:table-cell>
              <table:table-cell office:value-type="string">
                <text:p>E16</text:p>
                <draw:g>
                  <svg:desc>BB.D5:BB.D5</svg:desc>
                </draw:g>
              </table:table-cell>
              <table:table-cell office:value-type="string">
                <text:p>E32</text:p>
                <draw:g>
                  <svg:desc>BB.E5:BB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BB.A6:BB.A23</svg:desc>
                </draw:g>
              </table:table-cell>
              <table:table-cell office:value-type="float" office:value="1453478">
                <text:p>1453478</text:p>
                <draw:g>
                  <svg:desc>BB.B6:BB.B23</svg:desc>
                </draw:g>
              </table:table-cell>
              <table:table-cell office:value-type="float" office:value="1822866">
                <text:p>1822866</text:p>
                <draw:g>
                  <svg:desc>BB.C6:BB.C23</svg:desc>
                </draw:g>
              </table:table-cell>
              <table:table-cell office:value-type="float" office:value="1648095">
                <text:p>1648095</text:p>
                <draw:g>
                  <svg:desc>BB.D6:BB.D23</svg:desc>
                </draw:g>
              </table:table-cell>
              <table:table-cell office:value-type="float" office:value="1643648">
                <text:p>1643648</text:p>
                <draw:g>
                  <svg:desc>BB.E6:BB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85916">
                <text:p>2085916</text:p>
              </table:table-cell>
              <table:table-cell office:value-type="float" office:value="1720139">
                <text:p>1720139</text:p>
              </table:table-cell>
              <table:table-cell office:value-type="float" office:value="2057172">
                <text:p>2057172</text:p>
              </table:table-cell>
              <table:table-cell office:value-type="float" office:value="1452876">
                <text:p>1452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5875">
                <text:p>1425875</text:p>
              </table:table-cell>
              <table:table-cell office:value-type="float" office:value="1528388">
                <text:p>1528388</text:p>
              </table:table-cell>
              <table:table-cell office:value-type="float" office:value="1529967">
                <text:p>1529967</text:p>
              </table:table-cell>
              <table:table-cell office:value-type="float" office:value="1771428">
                <text:p>17714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4722">
                <text:p>1614722</text:p>
              </table:table-cell>
              <table:table-cell office:value-type="float" office:value="1525257">
                <text:p>1525257</text:p>
              </table:table-cell>
              <table:table-cell office:value-type="float" office:value="1693524">
                <text:p>1693524</text:p>
              </table:table-cell>
              <table:table-cell office:value-type="float" office:value="1987946">
                <text:p>19879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19393">
                <text:p>1819393</text:p>
              </table:table-cell>
              <table:table-cell office:value-type="float" office:value="1904806">
                <text:p>1904806</text:p>
              </table:table-cell>
              <table:table-cell office:value-type="float" office:value="1994228">
                <text:p>1994228</text:p>
              </table:table-cell>
              <table:table-cell office:value-type="float" office:value="3681147">
                <text:p>3681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82733">
                <text:p>2382733</text:p>
              </table:table-cell>
              <table:table-cell office:value-type="float" office:value="3385030">
                <text:p>3385030</text:p>
              </table:table-cell>
              <table:table-cell office:value-type="float" office:value="2905532">
                <text:p>2905532</text:p>
              </table:table-cell>
              <table:table-cell office:value-type="float" office:value="3836738">
                <text:p>38367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97566">
                <text:p>3897566</text:p>
              </table:table-cell>
              <table:table-cell office:value-type="float" office:value="3348655">
                <text:p>3348655</text:p>
              </table:table-cell>
              <table:table-cell office:value-type="float" office:value="4578467">
                <text:p>4578467</text:p>
              </table:table-cell>
              <table:table-cell office:value-type="float" office:value="7522008">
                <text:p>75220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28181">
                <text:p>4328181</text:p>
              </table:table-cell>
              <table:table-cell office:value-type="float" office:value="5045212">
                <text:p>5045212</text:p>
              </table:table-cell>
              <table:table-cell office:value-type="float" office:value="8156919">
                <text:p>8156919</text:p>
              </table:table-cell>
              <table:table-cell office:value-type="float" office:value="13908330">
                <text:p>1390833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76390">
                <text:p>6676390</text:p>
              </table:table-cell>
              <table:table-cell office:value-type="float" office:value="10059026">
                <text:p>10059026</text:p>
              </table:table-cell>
              <table:table-cell office:value-type="float" office:value="16499294">
                <text:p>16499294</text:p>
              </table:table-cell>
              <table:table-cell office:value-type="float" office:value="27368204">
                <text:p>273682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30904">
                <text:p>12030904</text:p>
              </table:table-cell>
              <table:table-cell office:value-type="float" office:value="18924239">
                <text:p>18924239</text:p>
              </table:table-cell>
              <table:table-cell office:value-type="float" office:value="28589934">
                <text:p>28589934</text:p>
              </table:table-cell>
              <table:table-cell office:value-type="float" office:value="57631217">
                <text:p>576312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844325">
                <text:p>22844325</text:p>
              </table:table-cell>
              <table:table-cell office:value-type="float" office:value="37489336">
                <text:p>37489336</text:p>
              </table:table-cell>
              <table:table-cell office:value-type="float" office:value="65067688">
                <text:p>65067688</text:p>
              </table:table-cell>
              <table:table-cell office:value-type="float" office:value="118857759">
                <text:p>1188577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151437">
                <text:p>35151437</text:p>
              </table:table-cell>
              <table:table-cell office:value-type="float" office:value="63950597">
                <text:p>63950597</text:p>
              </table:table-cell>
              <table:table-cell office:value-type="float" office:value="132930737">
                <text:p>132930737</text:p>
              </table:table-cell>
              <table:table-cell office:value-type="float" office:value="249193620">
                <text:p>2491936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0378219">
                <text:p>70378219</text:p>
              </table:table-cell>
              <table:table-cell office:value-type="float" office:value="151915538">
                <text:p>151915538</text:p>
              </table:table-cell>
              <table:table-cell office:value-type="float" office:value="275931642">
                <text:p>275931642</text:p>
              </table:table-cell>
              <table:table-cell office:value-type="float" office:value="519716702">
                <text:p>5197167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2766792">
                <text:p>172766792</text:p>
              </table:table-cell>
              <table:table-cell office:value-type="float" office:value="308711760">
                <text:p>308711760</text:p>
              </table:table-cell>
              <table:table-cell office:value-type="float" office:value="497196012">
                <text:p>497196012</text:p>
              </table:table-cell>
              <table:table-cell office:value-type="float" office:value="1071228308">
                <text:p>10712283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38079457">
                <text:p>338079457</text:p>
              </table:table-cell>
              <table:table-cell office:value-type="float" office:value="529794274">
                <text:p>529794274</text:p>
              </table:table-cell>
              <table:table-cell office:value-type="float" office:value="1133409584">
                <text:p>1133409584</text:p>
              </table:table-cell>
              <table:table-cell office:value-type="float" office:value="2174023167">
                <text:p>2174023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7446775">
                <text:p>567446775</text:p>
              </table:table-cell>
              <table:table-cell office:value-type="float" office:value="1070927173">
                <text:p>1070927173</text:p>
              </table:table-cell>
              <table:table-cell office:value-type="float" office:value="2071459383">
                <text:p>2071459383</text:p>
              </table:table-cell>
              <table:table-cell office:value-type="float" office:value="4405415762">
                <text:p>44054157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69864776">
                <text:p>1369864776</text:p>
              </table:table-cell>
              <table:table-cell office:value-type="float" office:value="2169051139">
                <text:p>2169051139</text:p>
              </table:table-cell>
              <table:table-cell office:value-type="float" office:value="4214223110">
                <text:p>4214223110</text:p>
              </table:table-cell>
              <table:table-cell office:value-type="float" office:value="8253939031">
                <text:p>82539390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21045902">
                <text:p>2821045902</text:p>
              </table:table-cell>
              <table:table-cell office:value-type="float" office:value="4400199429">
                <text:p>4400199429</text:p>
              </table:table-cell>
              <table:table-cell office:value-type="float" office:value="9691692520">
                <text:p>9691692520</text:p>
              </table:table-cell>
              <table:table-cell office:value-type="float" office:value="16846059689">
                <text:p>16846059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125cm" svg:height="9cm" xlink:href="." xlink:type="simple" chart:class="chart:line" chart:style-name="ch1">
        <chart:title svg:x="3.794cm" svg:y="0.315cm" chart:style-name="ch2">
          <text:p>NoPin SSSP Runtimes vs Graph Vertices</text:p>
        </chart:title>
        <chart:legend chart:legend-position="end" svg:x="14.152cm" svg:y="3.424cm" style:legend-expansion="high" chart:style-name="ch3"/>
        <chart:plot-area chart:style-name="ch4" chart:data-source-has-labels="both" svg:x="1.326cm" svg:y="1.64cm" svg:width="12.182cm" svg:height="6.206cm">
          <chartooo:coordinate-region svg:x="1.964cm" svg:y="1.847cm" svg:width="11.544cm" svg:height="5.337cm"/>
          <chart:axis chart:dimension="x" chart:name="primary-x" chart:style-name="ch5" chartooo:axis-type="auto">
            <chartooo:date-scale/>
            <chart:title svg:x="6.017cm" svg:y="8.027cm" chart:style-name="ch6">
              <text:p># of Graph Vertices</text:p>
            </chart:title>
            <chart:categories table:cell-range-address="local-table.$A$2:.$A$19"/>
            <chart:grid chart:style-name="ch7" chart:class="major"/>
          </chart:axis>
          <chart:axis chart:dimension="y" chart:name="primary-y" chart:style-name="ch8">
            <chart:title svg:x="0.451cm" svg:y="7.437cm" chart:style-name="ch9">
              <text:p>SSSP Runtime without Pin (Seconds)</text:p>
            </chart:title>
            <chart:grid chart:style-name="ch7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</table:table-cell>
              <table:table-cell office:value-type="string">
                <text:p>E8</text:p>
              </table:table-cell>
              <table:table-cell office:value-type="string">
                <text:p>E16</text:p>
              </table:table-cell>
              <table:table-cell office:value-type="string">
                <text:p>E32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</table:table-cell>
              <table:table-cell office:value-type="float" office:value="0.033">
                <text:p>0.03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5">
                <text:p>0.025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5">
                <text:p>0.025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4">
                <text:p>0.034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25">
                <text:p>0.025</text:p>
              </table:table-cell>
              <table:table-cell office:value-type="float" office:value="0.034">
                <text:p>0.034</text:p>
              </table:table-cell>
              <table:table-cell office:value-type="float" office:value="0.042">
                <text:p>0.042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2">
                <text:p>0.042</text:p>
              </table:table-cell>
              <table:table-cell office:value-type="float" office:value="0.05">
                <text:p>0.05</text:p>
              </table:table-cell>
              <table:table-cell office:value-type="float" office:value="0.059">
                <text:p>0.05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9">
                <text:p>0.059</text:p>
              </table:table-cell>
              <table:table-cell office:value-type="float" office:value="0.075">
                <text:p>0.07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67">
                <text:p>0.067</text:p>
              </table:table-cell>
              <table:table-cell office:value-type="float" office:value="0.084">
                <text:p>0.084</text:p>
              </table:table-cell>
              <table:table-cell office:value-type="float" office:value="0.159">
                <text:p>0.159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92">
                <text:p>0.092</text:p>
              </table:table-cell>
              <table:table-cell office:value-type="float" office:value="0.192">
                <text:p>0.192</text:p>
              </table:table-cell>
              <table:table-cell office:value-type="float" office:value="0.325">
                <text:p>0.325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33">
                <text:p>0.233</text:p>
              </table:table-cell>
              <table:table-cell office:value-type="float" office:value="0.375">
                <text:p>0.375</text:p>
              </table:table-cell>
              <table:table-cell office:value-type="float" office:value="0.558">
                <text:p>0.558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45">
                <text:p>0.45</text:p>
              </table:table-cell>
              <table:table-cell office:value-type="float" office:value="0.608">
                <text:p>0.608</text:p>
              </table:table-cell>
              <table:table-cell office:value-type="float" office:value="1.367">
                <text:p>1.367</text:p>
              </table:table-cell>
              <table:table-cell office:value-type="float" office:value="2.391">
                <text:p>2.3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83">
                <text:p>0.683</text:p>
              </table:table-cell>
              <table:table-cell office:value-type="float" office:value="1.234">
                <text:p>1.234</text:p>
              </table:table-cell>
              <table:table-cell office:value-type="float" office:value="2.266">
                <text:p>2.266</text:p>
              </table:table-cell>
              <table:table-cell office:value-type="float" office:value="5.773">
                <text:p>5.77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025">
                <text:p>2.025</text:p>
              </table:table-cell>
              <table:table-cell office:value-type="float" office:value="2.615">
                <text:p>2.615</text:p>
              </table:table-cell>
              <table:table-cell office:value-type="float" office:value="5.399">
                <text:p>5.399</text:p>
              </table:table-cell>
              <table:table-cell office:value-type="float" office:value="11.361">
                <text:p>11.36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.354">
                <text:p>5.354</text:p>
              </table:table-cell>
              <table:table-cell office:value-type="float" office:value="5.815">
                <text:p>5.815</text:p>
              </table:table-cell>
              <table:table-cell office:value-type="float" office:value="15.302">
                <text:p>15.302</text:p>
              </table:table-cell>
              <table:table-cell office:value-type="float" office:value="22.872">
                <text:p>22.87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1cm" svg:height="9.095cm" xlink:href=".." xlink:type="simple" chart:class="chart:line" chart:style-name="ch1">
        <chart:title svg:x="3.221cm" svg:y="0.316cm" chart:style-name="ch2">
          <text:p>Read Memory Instructions vs Graph Vertices</text:p>
        </chart:title>
        <chart:legend chart:legend-position="end" svg:x="13.708cm" svg:y="3.471cm" style:legend-expansion="high" chart:style-name="ch3"/>
        <chart:plot-area chart:style-name="ch4" table:cell-range-address="Instructions.A5:Instructions.E23" chart:data-source-has-labels="both" svg:x="1.317cm" svg:y="1.644cm" svg:width="11.765cm" svg:height="6.296cm">
          <chartooo:coordinate-region svg:x="3.697cm" svg:y="1.851cm" svg:width="9.19cm" svg:height="5.427cm"/>
          <chart:axis chart:dimension="x" chart:name="primary-x" chart:style-name="ch5" chartooo:axis-type="auto">
            <chartooo:date-scale/>
            <chart:title svg:x="5.799cm" svg:y="8.122cm" chart:style-name="ch6">
              <text:p># of Graph Vertices</text:p>
            </chart:title>
            <chart:categories table:cell-range-address="Instructions.A6:Instructions.A23"/>
            <chart:grid chart:style-name="ch7" chart:class="major"/>
          </chart:axis>
          <chart:axis chart:dimension="y" chart:name="primary-y" chart:style-name="ch5">
            <chart:title svg:x="0.451cm" svg:y="7.063cm" chart:style-name="ch8">
              <text:p>Read Memory Instruction Count</text:p>
            </chart:title>
            <chart:grid chart:style-name="ch7" chart:class="major"/>
          </chart:axis>
          <chart:series chart:style-name="ch9" chart:values-cell-range-address="Instructions.B6:Instructions.B23" chart:label-cell-address="Instructions.B5:Instructions.B5" chart:class="chart:line">
            <chart:data-point chart:repeated="18"/>
          </chart:series>
          <chart:series chart:style-name="ch10" chart:values-cell-range-address="Instructions.C6:Instructions.C23" chart:label-cell-address="Instructions.C5:Instructions.C5" chart:class="chart:line">
            <chart:data-point chart:repeated="18"/>
          </chart:series>
          <chart:series chart:style-name="ch11" chart:values-cell-range-address="Instructions.D6:Instructions.D23" chart:label-cell-address="Instructions.D5:Instructions.D5" chart:class="chart:line">
            <chart:data-point chart:repeated="18"/>
          </chart:series>
          <chart:series chart:style-name="ch12" chart:values-cell-range-address="Instructions.E6:Instructions.E23" chart:label-cell-address="Instructions.E5:Instructions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:Instructions.B5</svg:desc>
                </draw:g>
              </table:table-cell>
              <table:table-cell office:value-type="string">
                <text:p>E8</text:p>
                <draw:g>
                  <svg:desc>Instructions.C5:Instructions.C5</svg:desc>
                </draw:g>
              </table:table-cell>
              <table:table-cell office:value-type="string">
                <text:p>E16</text:p>
                <draw:g>
                  <svg:desc>Instructions.D5:Instructions.D5</svg:desc>
                </draw:g>
              </table:table-cell>
              <table:table-cell office:value-type="string">
                <text:p>E32</text:p>
                <draw:g>
                  <svg:desc>Instructions.E5:Instructions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6:Instructions.A23</svg:desc>
                </draw:g>
              </table:table-cell>
              <table:table-cell office:value-type="float" office:value="1203609">
                <text:p>1203609</text:p>
                <draw:g>
                  <svg:desc>Instructions.B6:Instructions.B23</svg:desc>
                </draw:g>
              </table:table-cell>
              <table:table-cell office:value-type="float" office:value="1316416">
                <text:p>1316416</text:p>
                <draw:g>
                  <svg:desc>Instructions.C6:Instructions.C23</svg:desc>
                </draw:g>
              </table:table-cell>
              <table:table-cell office:value-type="float" office:value="1075580">
                <text:p>1075580</text:p>
                <draw:g>
                  <svg:desc>Instructions.D6:Instructions.D23</svg:desc>
                </draw:g>
              </table:table-cell>
              <table:table-cell office:value-type="float" office:value="1039871">
                <text:p>1039871</text:p>
                <draw:g>
                  <svg:desc>Instructions.E6:Instructions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87009">
                <text:p>1087009</text:p>
              </table:table-cell>
              <table:table-cell office:value-type="float" office:value="1248968">
                <text:p>1248968</text:p>
              </table:table-cell>
              <table:table-cell office:value-type="float" office:value="1557358">
                <text:p>1557358</text:p>
              </table:table-cell>
              <table:table-cell office:value-type="float" office:value="1181456">
                <text:p>11814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01903">
                <text:p>1201903</text:p>
              </table:table-cell>
              <table:table-cell office:value-type="float" office:value="1156895">
                <text:p>1156895</text:p>
              </table:table-cell>
              <table:table-cell office:value-type="float" office:value="1534838">
                <text:p>1534838</text:p>
              </table:table-cell>
              <table:table-cell office:value-type="float" office:value="1560380">
                <text:p>15603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19438">
                <text:p>1519438</text:p>
              </table:table-cell>
              <table:table-cell office:value-type="float" office:value="1563027">
                <text:p>1563027</text:p>
              </table:table-cell>
              <table:table-cell office:value-type="float" office:value="1560425">
                <text:p>1560425</text:p>
              </table:table-cell>
              <table:table-cell office:value-type="float" office:value="1869724">
                <text:p>18697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47183">
                <text:p>1847183</text:p>
              </table:table-cell>
              <table:table-cell office:value-type="float" office:value="2197727">
                <text:p>2197727</text:p>
              </table:table-cell>
              <table:table-cell office:value-type="float" office:value="2569924">
                <text:p>2569924</text:p>
              </table:table-cell>
              <table:table-cell office:value-type="float" office:value="3130128">
                <text:p>3130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2366">
                <text:p>2102366</text:p>
              </table:table-cell>
              <table:table-cell office:value-type="float" office:value="2726635">
                <text:p>2726635</text:p>
              </table:table-cell>
              <table:table-cell office:value-type="float" office:value="3905613">
                <text:p>3905613</text:p>
              </table:table-cell>
              <table:table-cell office:value-type="float" office:value="5735456">
                <text:p>57354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76251">
                <text:p>3376251</text:p>
              </table:table-cell>
              <table:table-cell office:value-type="float" office:value="4646566">
                <text:p>4646566</text:p>
              </table:table-cell>
              <table:table-cell office:value-type="float" office:value="7145701">
                <text:p>7145701</text:p>
              </table:table-cell>
              <table:table-cell office:value-type="float" office:value="11904472">
                <text:p>1190447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47643">
                <text:p>5347643</text:p>
              </table:table-cell>
              <table:table-cell office:value-type="float" office:value="6581729">
                <text:p>6581729</text:p>
              </table:table-cell>
              <table:table-cell office:value-type="float" office:value="14710196">
                <text:p>14710196</text:p>
              </table:table-cell>
              <table:table-cell office:value-type="float" office:value="25523265">
                <text:p>255232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21188">
                <text:p>10221188</text:p>
              </table:table-cell>
              <table:table-cell office:value-type="float" office:value="16687034">
                <text:p>16687034</text:p>
              </table:table-cell>
              <table:table-cell office:value-type="float" office:value="28817282">
                <text:p>28817282</text:p>
              </table:table-cell>
              <table:table-cell office:value-type="float" office:value="49640991">
                <text:p>4964099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452777">
                <text:p>20452777</text:p>
              </table:table-cell>
              <table:table-cell office:value-type="float" office:value="34909677">
                <text:p>34909677</text:p>
              </table:table-cell>
              <table:table-cell office:value-type="float" office:value="44433652">
                <text:p>44433652</text:p>
              </table:table-cell>
              <table:table-cell office:value-type="float" office:value="109135090">
                <text:p>1091350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90141">
                <text:p>41990141</text:p>
              </table:table-cell>
              <table:table-cell office:value-type="float" office:value="66926568">
                <text:p>66926568</text:p>
              </table:table-cell>
              <table:table-cell office:value-type="float" office:value="120261110">
                <text:p>120261110</text:p>
              </table:table-cell>
              <table:table-cell office:value-type="float" office:value="222193023">
                <text:p>2221930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430168">
                <text:p>55430168</text:p>
              </table:table-cell>
              <table:table-cell office:value-type="float" office:value="101054495">
                <text:p>101054495</text:p>
              </table:table-cell>
              <table:table-cell office:value-type="float" office:value="247297374">
                <text:p>247297374</text:p>
              </table:table-cell>
              <table:table-cell office:value-type="float" office:value="466208364">
                <text:p>4662083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2323962">
                <text:p>112323962</text:p>
              </table:table-cell>
              <table:table-cell office:value-type="float" office:value="290628363">
                <text:p>290628363</text:p>
              </table:table-cell>
              <table:table-cell office:value-type="float" office:value="523372230">
                <text:p>523372230</text:p>
              </table:table-cell>
              <table:table-cell office:value-type="float" office:value="998088547">
                <text:p>9980885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34425808">
                <text:p>334425808</text:p>
              </table:table-cell>
              <table:table-cell office:value-type="float" office:value="595614670">
                <text:p>595614670</text:p>
              </table:table-cell>
              <table:table-cell office:value-type="float" office:value="805334316">
                <text:p>805334316</text:p>
              </table:table-cell>
              <table:table-cell office:value-type="float" office:value="2048967180">
                <text:p>20489671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41999225">
                <text:p>641999225</text:p>
              </table:table-cell>
              <table:table-cell office:value-type="float" office:value="855860519">
                <text:p>855860519</text:p>
              </table:table-cell>
              <table:table-cell office:value-type="float" office:value="2109042773">
                <text:p>2109042773</text:p>
              </table:table-cell>
              <table:table-cell office:value-type="float" office:value="4069158673">
                <text:p>40691586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8922166">
                <text:p>918922166</text:p>
              </table:table-cell>
              <table:table-cell office:value-type="float" office:value="1736539001">
                <text:p>1736539001</text:p>
              </table:table-cell>
              <table:table-cell office:value-type="float" office:value="3371038531">
                <text:p>3371038531</text:p>
              </table:table-cell>
              <table:table-cell office:value-type="float" office:value="8124372774">
                <text:p>812437277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08646736">
                <text:p>2608646736</text:p>
              </table:table-cell>
              <table:table-cell office:value-type="float" office:value="3523689498">
                <text:p>3523689498</text:p>
              </table:table-cell>
              <table:table-cell office:value-type="float" office:value="6867409209">
                <text:p>6867409209</text:p>
              </table:table-cell>
              <table:table-cell office:value-type="float" office:value="13518019809">
                <text:p>135180198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499620373">
                <text:p>5499620373</text:p>
              </table:table-cell>
              <table:table-cell office:value-type="float" office:value="7161854845">
                <text:p>7161854845</text:p>
              </table:table-cell>
              <table:table-cell office:value-type="float" office:value="18385511680">
                <text:p>18385511680</text:p>
              </table:table-cell>
              <table:table-cell office:value-type="float" office:value="27630009899">
                <text:p>27630009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8cm" svg:height="9cm" xlink:href=".." xlink:type="simple" chart:class="chart:line" chart:style-name="ch1">
        <chart:title svg:x="3.184cm" svg:y="0.315cm" chart:style-name="ch2">
          <text:p>Write Memory Instructions vs Graph Vertices</text:p>
        </chart:title>
        <chart:legend chart:legend-position="end" svg:x="13.585cm" svg:y="3.424cm" style:legend-expansion="high" chart:style-name="ch3"/>
        <chart:plot-area chart:style-name="ch4" table:cell-range-address="Instructions.A30:Instructions.E48" chart:data-source-has-labels="both" svg:x="1.315cm" svg:y="1.64cm" svg:width="11.648cm" svg:height="6.206cm">
          <chartooo:coordinate-region svg:x="3.695cm" svg:y="1.847cm" svg:width="9.073cm" svg:height="5.337cm"/>
          <chart:axis chart:dimension="x" chart:name="primary-x" chart:style-name="ch5" chartooo:axis-type="auto">
            <chartooo:date-scale/>
            <chart:title svg:x="5.739cm" svg:y="8.027cm" chart:style-name="ch6">
              <text:p># of Graph Vertices</text:p>
            </chart:title>
            <chart:categories table:cell-range-address="Instructions.A31:Instructions.A48"/>
            <chart:grid chart:style-name="ch7" chart:class="major"/>
          </chart:axis>
          <chart:axis chart:dimension="y" chart:name="primary-y" chart:style-name="ch5">
            <chart:title svg:x="0.451cm" svg:y="7.014cm" chart:style-name="ch8">
              <text:p>Write Memory Instruction Count</text:p>
            </chart:title>
            <chart:grid chart:style-name="ch7" chart:class="major"/>
            <chart:grid chart:style-name="ch7" chart:class="minor"/>
          </chart:axis>
          <chart:series chart:style-name="ch9" chart:values-cell-range-address="Instructions.B31:Instructions.B48" chart:label-cell-address="Instructions.B30:Instructions.B30" chart:class="chart:line">
            <chart:data-point chart:repeated="18"/>
          </chart:series>
          <chart:series chart:style-name="ch10" chart:values-cell-range-address="Instructions.C31:Instructions.C48" chart:label-cell-address="Instructions.C30:Instructions.C30" chart:class="chart:line">
            <chart:data-point chart:repeated="18"/>
          </chart:series>
          <chart:series chart:style-name="ch11" chart:values-cell-range-address="Instructions.D31:Instructions.D48" chart:label-cell-address="Instructions.D30:Instructions.D30" chart:class="chart:line">
            <chart:data-point chart:repeated="18"/>
          </chart:series>
          <chart:series chart:style-name="ch12" chart:values-cell-range-address="Instructions.E31:Instructions.E48" chart:label-cell-address="Instructions.E30:Instructions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30:Instructions.B30</svg:desc>
                </draw:g>
              </table:table-cell>
              <table:table-cell office:value-type="string">
                <text:p>E8</text:p>
                <draw:g>
                  <svg:desc>Instructions.C30:Instructions.C30</svg:desc>
                </draw:g>
              </table:table-cell>
              <table:table-cell office:value-type="string">
                <text:p>E16</text:p>
                <draw:g>
                  <svg:desc>Instructions.D30:Instructions.D30</svg:desc>
                </draw:g>
              </table:table-cell>
              <table:table-cell office:value-type="string">
                <text:p>E32</text:p>
                <draw:g>
                  <svg:desc>Instructions.E30:Instructions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31:Instructions.A48</svg:desc>
                </draw:g>
              </table:table-cell>
              <table:table-cell office:value-type="float" office:value="245208">
                <text:p>245208</text:p>
                <draw:g>
                  <svg:desc>Instructions.B31:Instructions.B48</svg:desc>
                </draw:g>
              </table:table-cell>
              <table:table-cell office:value-type="float" office:value="249607">
                <text:p>249607</text:p>
                <draw:g>
                  <svg:desc>Instructions.C31:Instructions.C48</svg:desc>
                </draw:g>
              </table:table-cell>
              <table:table-cell office:value-type="float" office:value="252290">
                <text:p>252290</text:p>
                <draw:g>
                  <svg:desc>Instructions.D31:Instructions.D48</svg:desc>
                </draw:g>
              </table:table-cell>
              <table:table-cell office:value-type="float" office:value="255321">
                <text:p>255321</text:p>
                <draw:g>
                  <svg:desc>Instructions.E31:Instructions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6504">
                <text:p>256504</text:p>
              </table:table-cell>
              <table:table-cell office:value-type="float" office:value="264162">
                <text:p>264162</text:p>
              </table:table-cell>
              <table:table-cell office:value-type="float" office:value="279349">
                <text:p>279349</text:p>
              </table:table-cell>
              <table:table-cell office:value-type="float" office:value="293656">
                <text:p>2936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3083">
                <text:p>283083</text:p>
              </table:table-cell>
              <table:table-cell office:value-type="float" office:value="304501">
                <text:p>304501</text:p>
              </table:table-cell>
              <table:table-cell office:value-type="float" office:value="330005">
                <text:p>330005</text:p>
              </table:table-cell>
              <table:table-cell office:value-type="float" office:value="371880">
                <text:p>3718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4871">
                <text:p>334871</text:p>
              </table:table-cell>
              <table:table-cell office:value-type="float" office:value="385278">
                <text:p>385278</text:p>
              </table:table-cell>
              <table:table-cell office:value-type="float" office:value="464706">
                <text:p>464706</text:p>
              </table:table-cell>
              <table:table-cell office:value-type="float" office:value="569182">
                <text:p>5691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2821">
                <text:p>442821</text:p>
              </table:table-cell>
              <table:table-cell office:value-type="float" office:value="553545">
                <text:p>553545</text:p>
              </table:table-cell>
              <table:table-cell office:value-type="float" office:value="723298">
                <text:p>723298</text:p>
              </table:table-cell>
              <table:table-cell office:value-type="float" office:value="988542">
                <text:p>9885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3307">
                <text:p>673307</text:p>
              </table:table-cell>
              <table:table-cell office:value-type="float" office:value="899690">
                <text:p>899690</text:p>
              </table:table-cell>
              <table:table-cell office:value-type="float" office:value="1310989">
                <text:p>1310989</text:p>
              </table:table-cell>
              <table:table-cell office:value-type="float" office:value="1940534">
                <text:p>19405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19940">
                <text:p>1119940</text:p>
              </table:table-cell>
              <table:table-cell office:value-type="float" office:value="1644582">
                <text:p>1644582</text:p>
              </table:table-cell>
              <table:table-cell office:value-type="float" office:value="2502741">
                <text:p>2502741</text:p>
              </table:table-cell>
              <table:table-cell office:value-type="float" office:value="3998459">
                <text:p>39984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24261">
                <text:p>2024261</text:p>
              </table:table-cell>
              <table:table-cell office:value-type="float" office:value="2838760">
                <text:p>2838760</text:p>
              </table:table-cell>
              <table:table-cell office:value-type="float" office:value="5056193">
                <text:p>5056193</text:p>
              </table:table-cell>
              <table:table-cell office:value-type="float" office:value="8364308">
                <text:p>83643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59276">
                <text:p>3959276</text:p>
              </table:table-cell>
              <table:table-cell office:value-type="float" office:value="6245376">
                <text:p>6245376</text:p>
              </table:table-cell>
              <table:table-cell office:value-type="float" office:value="10324173">
                <text:p>10324173</text:p>
              </table:table-cell>
              <table:table-cell office:value-type="float" office:value="17478674">
                <text:p>174786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812822">
                <text:p>7812822</text:p>
              </table:table-cell>
              <table:table-cell office:value-type="float" office:value="12609678">
                <text:p>12609678</text:p>
              </table:table-cell>
              <table:table-cell office:value-type="float" office:value="19916165">
                <text:p>19916165</text:p>
              </table:table-cell>
              <table:table-cell office:value-type="float" office:value="36737135">
                <text:p>367371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874781">
                <text:p>15874781</text:p>
              </table:table-cell>
              <table:table-cell office:value-type="float" office:value="25380429">
                <text:p>25380429</text:p>
              </table:table-cell>
              <table:table-cell office:value-type="float" office:value="43401208">
                <text:p>43401208</text:p>
              </table:table-cell>
              <table:table-cell office:value-type="float" office:value="76499737">
                <text:p>764997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40439">
                <text:p>25940439</text:p>
              </table:table-cell>
              <table:table-cell office:value-type="float" office:value="46040706">
                <text:p>46040706</text:p>
              </table:table-cell>
              <table:table-cell office:value-type="float" office:value="88875499">
                <text:p>88875499</text:p>
              </table:table-cell>
              <table:table-cell office:value-type="float" office:value="159175077">
                <text:p>1591750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2042486">
                <text:p>52042486</text:p>
              </table:table-cell>
              <table:table-cell office:value-type="float" office:value="103709639">
                <text:p>103709639</text:p>
              </table:table-cell>
              <table:table-cell office:value-type="float" office:value="181781843">
                <text:p>181781843</text:p>
              </table:table-cell>
              <table:table-cell office:value-type="float" office:value="328552613">
                <text:p>3285526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907522">
                <text:p>125907522</text:p>
              </table:table-cell>
              <table:table-cell office:value-type="float" office:value="210613666">
                <text:p>210613666</text:p>
              </table:table-cell>
              <table:table-cell office:value-type="float" office:value="350073705">
                <text:p>350073705</text:p>
              </table:table-cell>
              <table:table-cell office:value-type="float" office:value="673607709">
                <text:p>67360770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7762866">
                <text:p>247762866</text:p>
              </table:table-cell>
              <table:table-cell office:value-type="float" office:value="381557491">
                <text:p>381557491</text:p>
              </table:table-cell>
              <table:table-cell office:value-type="float" office:value="745955888">
                <text:p>745955888</text:p>
              </table:table-cell>
              <table:table-cell office:value-type="float" office:value="1374882956">
                <text:p>13748829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0694623">
                <text:p>420694623</text:p>
              </table:table-cell>
              <table:table-cell office:value-type="float" office:value="768552208">
                <text:p>768552208</text:p>
              </table:table-cell>
              <table:table-cell office:value-type="float" office:value="1440444678">
                <text:p>1440444678</text:p>
              </table:table-cell>
              <table:table-cell office:value-type="float" office:value="2793838821">
                <text:p>2793838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3545496">
                <text:p>993545496</text:p>
              </table:table-cell>
              <table:table-cell office:value-type="float" office:value="1545581705">
                <text:p>1545581705</text:p>
              </table:table-cell>
              <table:table-cell office:value-type="float" office:value="2910312410">
                <text:p>2910312410</text:p>
              </table:table-cell>
              <table:table-cell office:value-type="float" office:value="5538756894">
                <text:p>553875689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04577266">
                <text:p>2004577266</text:p>
              </table:table-cell>
              <table:table-cell office:value-type="float" office:value="3112970793">
                <text:p>3112970793</text:p>
              </table:table-cell>
              <table:table-cell office:value-type="float" office:value="6223634793">
                <text:p>6223634793</text:p>
              </table:table-cell>
              <table:table-cell office:value-type="float" office:value="11219361530">
                <text:p>112193615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8cm" svg:height="8.924cm" xlink:href=".." xlink:type="simple" chart:class="chart:line" chart:style-name="ch1">
        <chart:title svg:x="4.239cm" svg:y="0.313cm" chart:style-name="ch2">
          <text:p>Total Instructions vs Graph Vertices</text:p>
        </chart:title>
        <chart:legend chart:legend-position="end" svg:x="13.807cm" svg:y="3.386cm" style:legend-expansion="high" chart:style-name="ch3"/>
        <chart:plot-area chart:style-name="ch4" table:cell-range-address="Instructions.A56:Instructions.E74" chart:data-source-has-labels="both" svg:x="1.319cm" svg:y="1.632cm" svg:width="11.858cm" svg:height="6.14cm">
          <chartooo:coordinate-region svg:x="3.892cm" svg:y="1.839cm" svg:width="9.09cm" svg:height="5.271cm"/>
          <chart:axis chart:dimension="x" chart:name="primary-x" chart:style-name="ch5" chartooo:axis-type="auto">
            <chartooo:date-scale/>
            <chart:title svg:x="5.848cm" svg:y="7.951cm" chart:style-name="ch6">
              <text:p># of Graph Vertices</text:p>
            </chart:title>
            <chart:categories table:cell-range-address="Instructions.A57:Instructions.A74"/>
            <chart:grid chart:style-name="ch7" chart:class="major"/>
          </chart:axis>
          <chart:axis chart:dimension="y" chart:name="primary-y" chart:style-name="ch5">
            <chart:title svg:x="0.451cm" svg:y="6.307cm" chart:style-name="ch8">
              <text:p>Total Instruction Count</text:p>
            </chart:title>
            <chart:grid chart:style-name="ch7" chart:class="major"/>
          </chart:axis>
          <chart:series chart:style-name="ch9" chart:values-cell-range-address="Instructions.B57:Instructions.B74" chart:label-cell-address="Instructions.B56:Instructions.B56" chart:class="chart:line">
            <chart:data-point chart:repeated="18"/>
          </chart:series>
          <chart:series chart:style-name="ch10" chart:values-cell-range-address="Instructions.C57:Instructions.C74" chart:label-cell-address="Instructions.C56:Instructions.C56" chart:class="chart:line">
            <chart:data-point chart:repeated="18"/>
          </chart:series>
          <chart:series chart:style-name="ch11" chart:values-cell-range-address="Instructions.D57:Instructions.D74" chart:label-cell-address="Instructions.D56:Instructions.D56" chart:class="chart:line">
            <chart:data-point chart:repeated="18"/>
          </chart:series>
          <chart:series chart:style-name="ch12" chart:values-cell-range-address="Instructions.E57:Instructions.E74" chart:label-cell-address="Instructions.E56:Instructions.E56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6:Instructions.B56</svg:desc>
                </draw:g>
              </table:table-cell>
              <table:table-cell office:value-type="string">
                <text:p>E8</text:p>
                <draw:g>
                  <svg:desc>Instructions.C56:Instructions.C56</svg:desc>
                </draw:g>
              </table:table-cell>
              <table:table-cell office:value-type="string">
                <text:p>E16</text:p>
                <draw:g>
                  <svg:desc>Instructions.D56:Instructions.D56</svg:desc>
                </draw:g>
              </table:table-cell>
              <table:table-cell office:value-type="string">
                <text:p>E32</text:p>
                <draw:g>
                  <svg:desc>Instructions.E56:Instructions.E5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57:Instructions.A74</svg:desc>
                </draw:g>
              </table:table-cell>
              <table:table-cell office:value-type="float" office:value="5767663">
                <text:p>5767663</text:p>
                <draw:g>
                  <svg:desc>Instructions.B57:Instructions.B74</svg:desc>
                </draw:g>
              </table:table-cell>
              <table:table-cell office:value-type="float" office:value="7059932">
                <text:p>7059932</text:p>
                <draw:g>
                  <svg:desc>Instructions.C57:Instructions.C74</svg:desc>
                </draw:g>
              </table:table-cell>
              <table:table-cell office:value-type="float" office:value="6478609">
                <text:p>6478609</text:p>
                <draw:g>
                  <svg:desc>Instructions.D57:Instructions.D74</svg:desc>
                </draw:g>
              </table:table-cell>
              <table:table-cell office:value-type="float" office:value="6455193">
                <text:p>6455193</text:p>
                <draw:g>
                  <svg:desc>Instructions.E57:Instructions.E7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013009">
                <text:p>8013009</text:p>
              </table:table-cell>
              <table:table-cell office:value-type="float" office:value="6747921">
                <text:p>6747921</text:p>
              </table:table-cell>
              <table:table-cell office:value-type="float" office:value="7965604">
                <text:p>7965604</text:p>
              </table:table-cell>
              <table:table-cell office:value-type="float" office:value="5884764">
                <text:p>58847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762164">
                <text:p>5762164</text:p>
              </table:table-cell>
              <table:table-cell office:value-type="float" office:value="6197914">
                <text:p>6197914</text:p>
              </table:table-cell>
              <table:table-cell office:value-type="float" office:value="6257824">
                <text:p>6257824</text:p>
              </table:table-cell>
              <table:table-cell office:value-type="float" office:value="7221068">
                <text:p>72210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569946">
                <text:p>6569946</text:p>
              </table:table-cell>
              <table:table-cell office:value-type="float" office:value="6409362">
                <text:p>6409362</text:p>
              </table:table-cell>
              <table:table-cell office:value-type="float" office:value="7209799">
                <text:p>7209799</text:p>
              </table:table-cell>
              <table:table-cell office:value-type="float" office:value="8533695">
                <text:p>85336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91215">
                <text:p>7591215</text:p>
              </table:table-cell>
              <table:table-cell office:value-type="float" office:value="8179402">
                <text:p>8179402</text:p>
              </table:table-cell>
              <table:table-cell office:value-type="float" office:value="8969055">
                <text:p>8969055</text:p>
              </table:table-cell>
              <table:table-cell office:value-type="float" office:value="15752010">
                <text:p>157520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157014">
                <text:p>10157014</text:p>
              </table:table-cell>
              <table:table-cell office:value-type="float" office:value="14310679">
                <text:p>14310679</text:p>
              </table:table-cell>
              <table:table-cell office:value-type="float" office:value="13871412">
                <text:p>13871412</text:p>
              </table:table-cell>
              <table:table-cell office:value-type="float" office:value="19008135">
                <text:p>1900813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773712">
                <text:p>16773712</text:p>
              </table:table-cell>
              <table:table-cell office:value-type="float" office:value="16367100">
                <text:p>16367100</text:p>
              </table:table-cell>
              <table:table-cell office:value-type="float" office:value="23036916">
                <text:p>23036916</text:p>
              </table:table-cell>
              <table:table-cell office:value-type="float" office:value="38444403">
                <text:p>384444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689983">
                <text:p>20689983</text:p>
              </table:table-cell>
              <table:table-cell office:value-type="float" office:value="24516225">
                <text:p>24516225</text:p>
              </table:table-cell>
              <table:table-cell office:value-type="float" office:value="43173726">
                <text:p>43173726</text:p>
              </table:table-cell>
              <table:table-cell office:value-type="float" office:value="75055219">
                <text:p>750552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201354">
                <text:p>34201354</text:p>
              </table:table-cell>
              <table:table-cell office:value-type="float" office:value="52891429">
                <text:p>52891429</text:p>
              </table:table-cell>
              <table:table-cell office:value-type="float" office:value="88167985">
                <text:p>88167985</text:p>
              </table:table-cell>
              <table:table-cell office:value-type="float" office:value="147966461">
                <text:p>1479664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4204374">
                <text:p>64204374</text:p>
              </table:table-cell>
              <table:table-cell office:value-type="float" office:value="103362244">
                <text:p>103362244</text:p>
              </table:table-cell>
              <table:table-cell office:value-type="float" office:value="148335071">
                <text:p>148335071</text:p>
              </table:table-cell>
              <table:table-cell office:value-type="float" office:value="316275480">
                <text:p>3162754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5118155">
                <text:p>125118155</text:p>
              </table:table-cell>
              <table:table-cell office:value-type="float" office:value="203330045">
                <text:p>203330045</text:p>
              </table:table-cell>
              <table:table-cell office:value-type="float" office:value="355643742">
                <text:p>355643742</text:p>
              </table:table-cell>
              <table:table-cell office:value-type="float" office:value="649812409">
                <text:p>6498124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5708159">
                <text:p>185708159</text:p>
              </table:table-cell>
              <table:table-cell office:value-type="float" office:value="335533980">
                <text:p>335533980</text:p>
              </table:table-cell>
              <table:table-cell office:value-type="float" office:value="728135707">
                <text:p>728135707</text:p>
              </table:table-cell>
              <table:table-cell office:value-type="float" office:value="1361617993">
                <text:p>13616179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2563491">
                <text:p>372563491</text:p>
              </table:table-cell>
              <table:table-cell office:value-type="float" office:value="842585791">
                <text:p>842585791</text:p>
              </table:table-cell>
              <table:table-cell office:value-type="float" office:value="1519768507">
                <text:p>1519768507</text:p>
              </table:table-cell>
              <table:table-cell office:value-type="float" office:value="2863127715">
                <text:p>28631277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65990061">
                <text:p>965990061</text:p>
              </table:table-cell>
              <table:table-cell office:value-type="float" office:value="1716353272">
                <text:p>1716353272</text:p>
              </table:table-cell>
              <table:table-cell office:value-type="float" office:value="2607625447">
                <text:p>2607625447</text:p>
              </table:table-cell>
              <table:table-cell office:value-type="float" office:value="5888171332">
                <text:p>58881713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77164099">
                <text:p>1877164099</text:p>
              </table:table-cell>
              <table:table-cell office:value-type="float" office:value="2792362007">
                <text:p>2792362007</text:p>
              </table:table-cell>
              <table:table-cell office:value-type="float" office:value="6194198197">
                <text:p>6194198197</text:p>
              </table:table-cell>
              <table:table-cell office:value-type="float" office:value="11853840653">
                <text:p>118538406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1858994">
                <text:p>3011858994</text:p>
              </table:table-cell>
              <table:table-cell office:value-type="float" office:value="5642658747">
                <text:p>5642658747</text:p>
              </table:table-cell>
              <table:table-cell office:value-type="float" office:value="10857905791">
                <text:p>10857905791</text:p>
              </table:table-cell>
              <table:table-cell office:value-type="float" office:value="23885526907">
                <text:p>238855269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598784662">
                <text:p>7598784662</text:p>
              </table:table-cell>
              <table:table-cell office:value-type="float" office:value="11423244427">
                <text:p>11423244427</text:p>
              </table:table-cell>
              <table:table-cell office:value-type="float" office:value="22070902130">
                <text:p>22070902130</text:p>
              </table:table-cell>
              <table:table-cell office:value-type="float" office:value="43084274703">
                <text:p>430842747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746575154">
                <text:p>15746575154</text:p>
              </table:table-cell>
              <table:table-cell office:value-type="float" office:value="23153441785">
                <text:p>23153441785</text:p>
              </table:table-cell>
              <table:table-cell office:value-type="float" office:value="53155613257">
                <text:p>53155613257</text:p>
              </table:table-cell>
              <table:table-cell office:value-type="float" office:value="87874795437">
                <text:p>87874795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6cm" svg:height="9cm" xlink:href=".." xlink:type="simple" chart:class="chart:line" chart:style-name="ch1">
        <chart:title svg:x="3.85cm" svg:y="0.315cm" chart:style-name="ch2">
          <text:p>Memory Read Size vs Graph Vertices</text:p>
        </chart:title>
        <chart:legend chart:legend-position="end" svg:x="13.513cm" svg:y="3.424cm" style:legend-expansion="high" chart:style-name="ch3"/>
        <chart:plot-area chart:style-name="ch4" table:cell-range-address="Size.A5:Size.E23" chart:data-source-has-labels="both" svg:x="1.313cm" svg:y="1.64cm" svg:width="11.582cm" svg:height="6.206cm">
          <chartooo:coordinate-region svg:x="3.886cm" svg:y="1.847cm" svg:width="8.814cm" svg:height="5.337cm"/>
          <chart:axis chart:dimension="x" chart:name="primary-x" chart:style-name="ch5" chartooo:axis-type="auto">
            <chartooo:date-scale/>
            <chart:title svg:x="5.704cm" svg:y="8.027cm" chart:style-name="ch6">
              <text:p># of Graph Vertices</text:p>
            </chart:title>
            <chart:categories table:cell-range-address="Size.A6:Size.A23"/>
            <chart:grid chart:style-name="ch7" chart:class="major"/>
          </chart:axis>
          <chart:axis chart:dimension="y" chart:name="primary-y" chart:style-name="ch5">
            <chart:title svg:x="0.451cm" svg:y="6.699cm" chart:style-name="ch8">
              <text:p>Memory Read Size (Bytes)</text:p>
            </chart:title>
            <chart:grid chart:style-name="ch7" chart:class="major"/>
          </chart:axis>
          <chart:series chart:style-name="ch9" chart:values-cell-range-address="Size.B6:Size.B23" chart:label-cell-address="Size.B5:Size.B5" chart:class="chart:line">
            <chart:data-point chart:repeated="18"/>
          </chart:series>
          <chart:series chart:style-name="ch10" chart:values-cell-range-address="Size.C6:Size.C23" chart:label-cell-address="Size.C5:Size.C5" chart:class="chart:line">
            <chart:data-point chart:repeated="18"/>
          </chart:series>
          <chart:series chart:style-name="ch11" chart:values-cell-range-address="Size.D6:Size.D23" chart:label-cell-address="Size.D5:Size.D5" chart:class="chart:line">
            <chart:data-point chart:repeated="18"/>
          </chart:series>
          <chart:series chart:style-name="ch12" chart:values-cell-range-address="Size.E6:Size.E23" chart:label-cell-address="Size.E5:Size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5:Size.B5</svg:desc>
                </draw:g>
              </table:table-cell>
              <table:table-cell office:value-type="string">
                <text:p>E8</text:p>
                <draw:g>
                  <svg:desc>Size.C5:Size.C5</svg:desc>
                </draw:g>
              </table:table-cell>
              <table:table-cell office:value-type="string">
                <text:p>E16</text:p>
                <draw:g>
                  <svg:desc>Size.D5:Size.D5</svg:desc>
                </draw:g>
              </table:table-cell>
              <table:table-cell office:value-type="string">
                <text:p>E32</text:p>
                <draw:g>
                  <svg:desc>Size.E5:Size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6:Size.A23</svg:desc>
                </draw:g>
              </table:table-cell>
              <table:table-cell office:value-type="float" office:value="5283461">
                <text:p>5283461</text:p>
                <draw:g>
                  <svg:desc>Size.B6:Size.B23</svg:desc>
                </draw:g>
              </table:table-cell>
              <table:table-cell office:value-type="float" office:value="5741915">
                <text:p>5741915</text:p>
                <draw:g>
                  <svg:desc>Size.C6:Size.C23</svg:desc>
                </draw:g>
              </table:table-cell>
              <table:table-cell office:value-type="float" office:value="4802576">
                <text:p>4802576</text:p>
                <draw:g>
                  <svg:desc>Size.D6:Size.D23</svg:desc>
                </draw:g>
              </table:table-cell>
              <table:table-cell office:value-type="float" office:value="4657585">
                <text:p>4657585</text:p>
                <draw:g>
                  <svg:desc>Size.E6:Size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66260">
                <text:p>4866260</text:p>
              </table:table-cell>
              <table:table-cell office:value-type="float" office:value="5543226">
                <text:p>5543226</text:p>
              </table:table-cell>
              <table:table-cell office:value-type="float" office:value="6847120">
                <text:p>6847120</text:p>
              </table:table-cell>
              <table:table-cell office:value-type="float" office:value="5402097">
                <text:p>54020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59428">
                <text:p>5459428</text:p>
              </table:table-cell>
              <table:table-cell office:value-type="float" office:value="5377663">
                <text:p>5377663</text:p>
              </table:table-cell>
              <table:table-cell office:value-type="float" office:value="6946803">
                <text:p>6946803</text:p>
              </table:table-cell>
              <table:table-cell office:value-type="float" office:value="7244118">
                <text:p>7244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42626">
                <text:p>6942626</text:p>
              </table:table-cell>
              <table:table-cell office:value-type="float" office:value="7366911">
                <text:p>7366911</text:p>
              </table:table-cell>
              <table:table-cell office:value-type="float" office:value="7725168">
                <text:p>7725168</text:p>
              </table:table-cell>
              <table:table-cell office:value-type="float" office:value="9449740">
                <text:p>94497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745953">
                <text:p>8745953</text:p>
              </table:table-cell>
              <table:table-cell office:value-type="float" office:value="10628789">
                <text:p>10628789</text:p>
              </table:table-cell>
              <table:table-cell office:value-type="float" office:value="12911209">
                <text:p>12911209</text:p>
              </table:table-cell>
              <table:table-cell office:value-type="float" office:value="16515087">
                <text:p>165150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18619">
                <text:p>10718619</text:p>
              </table:table-cell>
              <table:table-cell office:value-type="float" office:value="14285218">
                <text:p>14285218</text:p>
              </table:table-cell>
              <table:table-cell office:value-type="float" office:value="20983390">
                <text:p>20983390</text:p>
              </table:table-cell>
              <table:table-cell office:value-type="float" office:value="31271716">
                <text:p>312717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930036">
                <text:p>17930036</text:p>
              </table:table-cell>
              <table:table-cell office:value-type="float" office:value="25542261">
                <text:p>25542261</text:p>
              </table:table-cell>
              <table:table-cell office:value-type="float" office:value="39156328">
                <text:p>39156328</text:p>
              </table:table-cell>
              <table:table-cell office:value-type="float" office:value="66589654">
                <text:p>66589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739962">
                <text:p>29739962</text:p>
              </table:table-cell>
              <table:table-cell office:value-type="float" office:value="35835004">
                <text:p>35835004</text:p>
              </table:table-cell>
              <table:table-cell office:value-type="float" office:value="81561222">
                <text:p>81561222</text:p>
              </table:table-cell>
              <table:table-cell office:value-type="float" office:value="144486904">
                <text:p>14448690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696425">
                <text:p>57696425</text:p>
              </table:table-cell>
              <table:table-cell office:value-type="float" office:value="94434988">
                <text:p>94434988</text:p>
              </table:table-cell>
              <table:table-cell office:value-type="float" office:value="163224456">
                <text:p>163224456</text:p>
              </table:table-cell>
              <table:table-cell office:value-type="float" office:value="279611403">
                <text:p>2796114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7177658">
                <text:p>117177658</text:p>
              </table:table-cell>
              <table:table-cell office:value-type="float" office:value="199046956">
                <text:p>199046956</text:p>
              </table:table-cell>
              <table:table-cell office:value-type="float" office:value="244878572">
                <text:p>244878572</text:p>
              </table:table-cell>
              <table:table-cell office:value-type="float" office:value="616707841">
                <text:p>6167078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820145">
                <text:p>240820145</text:p>
              </table:table-cell>
              <table:table-cell office:value-type="float" office:value="380801496">
                <text:p>380801496</text:p>
              </table:table-cell>
              <table:table-cell office:value-type="float" office:value="679561900">
                <text:p>679561900</text:p>
              </table:table-cell>
              <table:table-cell office:value-type="float" office:value="1249142195">
                <text:p>12491421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3425325">
                <text:p>313425325</text:p>
              </table:table-cell>
              <table:table-cell office:value-type="float" office:value="562850446">
                <text:p>562850446</text:p>
              </table:table-cell>
              <table:table-cell office:value-type="float" office:value="1395468027">
                <text:p>1395468027</text:p>
              </table:table-cell>
              <table:table-cell office:value-type="float" office:value="2613095070">
                <text:p>261309507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33319247">
                <text:p>633319247</text:p>
              </table:table-cell>
              <table:table-cell office:value-type="float" office:value="1657679876">
                <text:p>1657679876</text:p>
              </table:table-cell>
              <table:table-cell office:value-type="float" office:value="2957289708">
                <text:p>2957289708</text:p>
              </table:table-cell>
              <table:table-cell office:value-type="float" office:value="5601634515">
                <text:p>56016345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16189089">
                <text:p>1916189089</text:p>
              </table:table-cell>
              <table:table-cell office:value-type="float" office:value="3389795617">
                <text:p>3389795617</text:p>
              </table:table-cell>
              <table:table-cell office:value-type="float" office:value="4398343304">
                <text:p>4398343304</text:p>
              </table:table-cell>
              <table:table-cell office:value-type="float" office:value="11466882070">
                <text:p>1146688207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62958350">
                <text:p>3662958350</text:p>
              </table:table-cell>
              <table:table-cell office:value-type="float" office:value="4729241275">
                <text:p>4729241275</text:p>
              </table:table-cell>
              <table:table-cell office:value-type="float" office:value="11799769627">
                <text:p>11799769627</text:p>
              </table:table-cell>
              <table:table-cell office:value-type="float" office:value="22585817520">
                <text:p>225858175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58367636">
                <text:p>5158367636</text:p>
              </table:table-cell>
              <table:table-cell office:value-type="float" office:value="9574035473">
                <text:p>9574035473</text:p>
              </table:table-cell>
              <table:table-cell office:value-type="float" office:value="18310579469">
                <text:p>18310579469</text:p>
              </table:table-cell>
              <table:table-cell office:value-type="float" office:value="44838562980">
                <text:p>4483856298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829919086">
                <text:p>14829919086</text:p>
              </table:table-cell>
              <table:table-cell office:value-type="float" office:value="19377296544">
                <text:p>19377296544</text:p>
              </table:table-cell>
              <table:table-cell office:value-type="float" office:value="37219900415">
                <text:p>37219900415</text:p>
              </table:table-cell>
              <table:table-cell office:value-type="float" office:value="72377138515">
                <text:p>723771385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1341144488">
                <text:p>31341144488</text:p>
              </table:table-cell>
              <table:table-cell office:value-type="float" office:value="39255470114">
                <text:p>39255470114</text:p>
              </table:table-cell>
              <table:table-cell office:value-type="float" office:value="102478451021">
                <text:p>102478451021</text:p>
              </table:table-cell>
              <table:table-cell office:value-type="float" office:value="147625742955">
                <text:p>147625742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2cm" svg:height="8.912cm" xlink:href=".." xlink:type="simple" chart:class="chart:line" chart:style-name="ch1">
        <chart:title svg:x="3.947cm" svg:y="0.313cm" chart:style-name="ch2">
          <text:p>Memory Write Size vs Graph Vertices</text:p>
        </chart:title>
        <chart:legend chart:legend-position="end" svg:x="13.659cm" svg:y="3.38cm" style:legend-expansion="high" chart:style-name="ch3"/>
        <chart:plot-area chart:style-name="ch4" table:cell-range-address="Size.A30:Size.E48" chart:data-source-has-labels="both" svg:x="1.316cm" svg:y="1.632cm" svg:width="11.719cm" svg:height="6.128cm">
          <chartooo:coordinate-region svg:x="3.696cm" svg:y="1.839cm" svg:width="9.144cm" svg:height="5.259cm"/>
          <chart:axis chart:dimension="x" chart:name="primary-x" chart:style-name="ch5" chartooo:axis-type="auto">
            <chartooo:date-scale/>
            <chart:title svg:x="5.775cm" svg:y="7.939cm" chart:style-name="ch6">
              <text:p># of Graph Vertices</text:p>
            </chart:title>
            <chart:categories table:cell-range-address="Size.A31:Size.A48"/>
            <chart:grid chart:style-name="ch7" chart:class="major"/>
          </chart:axis>
          <chart:axis chart:dimension="y" chart:name="primary-y" chart:style-name="ch5">
            <chart:title svg:x="0.451cm" svg:y="6.652cm" chart:style-name="ch8">
              <text:p>Memory Write Size (Bytes)</text:p>
            </chart:title>
            <chart:grid chart:style-name="ch7" chart:class="major"/>
          </chart:axis>
          <chart:series chart:style-name="ch9" chart:values-cell-range-address="Size.B31:Size.B48" chart:label-cell-address="Size.B30:Size.B30" chart:class="chart:line">
            <chart:data-point chart:repeated="18"/>
          </chart:series>
          <chart:series chart:style-name="ch10" chart:values-cell-range-address="Size.C31:Size.C48" chart:label-cell-address="Size.C30:Size.C30" chart:class="chart:line">
            <chart:data-point chart:repeated="18"/>
          </chart:series>
          <chart:series chart:style-name="ch11" chart:values-cell-range-address="Size.D31:Size.D48" chart:label-cell-address="Size.D30:Size.D30" chart:class="chart:line">
            <chart:data-point chart:repeated="18"/>
          </chart:series>
          <chart:series chart:style-name="ch12" chart:values-cell-range-address="Size.E31:Size.E48" chart:label-cell-address="Size.E30:Size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30:Size.B30</svg:desc>
                </draw:g>
              </table:table-cell>
              <table:table-cell office:value-type="string">
                <text:p>E8</text:p>
                <draw:g>
                  <svg:desc>Size.C30:Size.C30</svg:desc>
                </draw:g>
              </table:table-cell>
              <table:table-cell office:value-type="string">
                <text:p>E16</text:p>
                <draw:g>
                  <svg:desc>Size.D30:Size.D30</svg:desc>
                </draw:g>
              </table:table-cell>
              <table:table-cell office:value-type="string">
                <text:p>E32</text:p>
                <draw:g>
                  <svg:desc>Size.E30:Size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31:Size.A48</svg:desc>
                </draw:g>
              </table:table-cell>
              <table:table-cell office:value-type="float" office:value="1450131">
                <text:p>1450131</text:p>
                <draw:g>
                  <svg:desc>Size.B31:Size.B48</svg:desc>
                </draw:g>
              </table:table-cell>
              <table:table-cell office:value-type="float" office:value="1475402">
                <text:p>1475402</text:p>
                <draw:g>
                  <svg:desc>Size.C31:Size.C48</svg:desc>
                </draw:g>
              </table:table-cell>
              <table:table-cell office:value-type="float" office:value="1490683">
                <text:p>1490683</text:p>
                <draw:g>
                  <svg:desc>Size.D31:Size.D48</svg:desc>
                </draw:g>
              </table:table-cell>
              <table:table-cell office:value-type="float" office:value="1509266">
                <text:p>1509266</text:p>
                <draw:g>
                  <svg:desc>Size.E31:Size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14706">
                <text:p>1514706</text:p>
              </table:table-cell>
              <table:table-cell office:value-type="float" office:value="1562264">
                <text:p>1562264</text:p>
              </table:table-cell>
              <table:table-cell office:value-type="float" office:value="1654120">
                <text:p>1654120</text:p>
              </table:table-cell>
              <table:table-cell office:value-type="float" office:value="1739319">
                <text:p>17393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70146">
                <text:p>1670146</text:p>
              </table:table-cell>
              <table:table-cell office:value-type="float" office:value="1797085">
                <text:p>1797085</text:p>
              </table:table-cell>
              <table:table-cell office:value-type="float" office:value="1952932">
                <text:p>1952932</text:p>
              </table:table-cell>
              <table:table-cell office:value-type="float" office:value="2202834">
                <text:p>22028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1856">
                <text:p>1971856</text:p>
              </table:table-cell>
              <table:table-cell office:value-type="float" office:value="2272683">
                <text:p>2272683</text:p>
              </table:table-cell>
              <table:table-cell office:value-type="float" office:value="2748773">
                <text:p>2748773</text:p>
              </table:table-cell>
              <table:table-cell office:value-type="float" office:value="3379548">
                <text:p>33795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97711">
                <text:p>2597711</text:p>
              </table:table-cell>
              <table:table-cell office:value-type="float" office:value="3256864">
                <text:p>3256864</text:p>
              </table:table-cell>
              <table:table-cell office:value-type="float" office:value="4283200">
                <text:p>4283200</text:p>
              </table:table-cell>
              <table:table-cell office:value-type="float" office:value="5870738">
                <text:p>58707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26076">
                <text:p>3926076</text:p>
              </table:table-cell>
              <table:table-cell office:value-type="float" office:value="5307262">
                <text:p>5307262</text:p>
              </table:table-cell>
              <table:table-cell office:value-type="float" office:value="7756494">
                <text:p>7756494</text:p>
              </table:table-cell>
              <table:table-cell office:value-type="float" office:value="11533338">
                <text:p>115333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523400">
                <text:p>6523400</text:p>
              </table:table-cell>
              <table:table-cell office:value-type="float" office:value="9658323">
                <text:p>9658323</text:p>
              </table:table-cell>
              <table:table-cell office:value-type="float" office:value="14825209">
                <text:p>14825209</text:p>
              </table:table-cell>
              <table:table-cell office:value-type="float" office:value="23742689">
                <text:p>237426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782415">
                <text:p>11782415</text:p>
              </table:table-cell>
              <table:table-cell office:value-type="float" office:value="16990740">
                <text:p>16990740</text:p>
              </table:table-cell>
              <table:table-cell office:value-type="float" office:value="29899813">
                <text:p>29899813</text:p>
              </table:table-cell>
              <table:table-cell office:value-type="float" office:value="49664737">
                <text:p>496647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2909082">
                <text:p>22909082</text:p>
              </table:table-cell>
              <table:table-cell office:value-type="float" office:value="36641730">
                <text:p>36641730</text:p>
              </table:table-cell>
              <table:table-cell office:value-type="float" office:value="61102936">
                <text:p>61102936</text:p>
              </table:table-cell>
              <table:table-cell office:value-type="float" office:value="103836850">
                <text:p>10383685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196071">
                <text:p>45196071</text:p>
              </table:table-cell>
              <table:table-cell office:value-type="float" office:value="73920623">
                <text:p>73920623</text:p>
              </table:table-cell>
              <table:table-cell office:value-type="float" office:value="119227860">
                <text:p>119227860</text:p>
              </table:table-cell>
              <table:table-cell office:value-type="float" office:value="218307886">
                <text:p>2183078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1362255">
                <text:p>91362255</text:p>
              </table:table-cell>
              <table:table-cell office:value-type="float" office:value="148676561">
                <text:p>148676561</text:p>
              </table:table-cell>
              <table:table-cell office:value-type="float" office:value="256967391">
                <text:p>256967391</text:p>
              </table:table-cell>
              <table:table-cell office:value-type="float" office:value="454771764">
                <text:p>4547717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5558866">
                <text:p>155558866</text:p>
              </table:table-cell>
              <table:table-cell office:value-type="float" office:value="275916522">
                <text:p>275916522</text:p>
              </table:table-cell>
              <table:table-cell office:value-type="float" office:value="525909283">
                <text:p>525909283</text:p>
              </table:table-cell>
              <table:table-cell office:value-type="float" office:value="945461238">
                <text:p>9454612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12179552">
                <text:p>312179552</text:p>
              </table:table-cell>
              <table:table-cell office:value-type="float" office:value="608684448">
                <text:p>608684448</text:p>
              </table:table-cell>
              <table:table-cell office:value-type="float" office:value="1076218041">
                <text:p>1076218041</text:p>
              </table:table-cell>
              <table:table-cell office:value-type="float" office:value="1951148259">
                <text:p>195114825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26856959">
                <text:p>726856959</text:p>
              </table:table-cell>
              <table:table-cell office:value-type="float" office:value="1234345963">
                <text:p>1234345963</text:p>
              </table:table-cell>
              <table:table-cell office:value-type="float" office:value="2095041982">
                <text:p>2095041982</text:p>
              </table:table-cell>
              <table:table-cell office:value-type="float" office:value="4003955323">
                <text:p>40039553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35017134">
                <text:p>1435017134</text:p>
              </table:table-cell>
              <table:table-cell office:value-type="float" office:value="2284356395">
                <text:p>2284356395</text:p>
              </table:table-cell>
              <table:table-cell office:value-type="float" office:value="4421230597">
                <text:p>4421230597</text:p>
              </table:table-cell>
              <table:table-cell office:value-type="float" office:value="8176838993">
                <text:p>81768389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24667456">
                <text:p>2524667456</text:p>
              </table:table-cell>
              <table:table-cell office:value-type="float" office:value="4602016837">
                <text:p>4602016837</text:p>
              </table:table-cell>
              <table:table-cell office:value-type="float" office:value="8613505944">
                <text:p>8613505944</text:p>
              </table:table-cell>
              <table:table-cell office:value-type="float" office:value="16620318486">
                <text:p>166203184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758028537">
                <text:p>5758028537</text:p>
              </table:table-cell>
              <table:table-cell office:value-type="float" office:value="9258135516">
                <text:p>9258135516</text:p>
              </table:table-cell>
              <table:table-cell office:value-type="float" office:value="17408000578">
                <text:p>17408000578</text:p>
              </table:table-cell>
              <table:table-cell office:value-type="float" office:value="33088227136">
                <text:p>3308822713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611545571">
                <text:p>11611545571</text:p>
              </table:table-cell>
              <table:table-cell office:value-type="float" office:value="18637041050">
                <text:p>18637041050</text:p>
              </table:table-cell>
              <table:table-cell office:value-type="float" office:value="36790840117">
                <text:p>36790840117</text:p>
              </table:table-cell>
              <table:table-cell office:value-type="float" office:value="67056549646">
                <text:p>670565496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18cm" svg:height="8.77cm" xlink:href=".." xlink:type="simple" chart:class="chart:line" chart:style-name="ch1">
        <chart:title svg:x="1.844cm" svg:y="0.31cm" chart:style-name="ch2">
          <text:p>Read Memory Instruction Percentages vs Graph Vertices</text:p>
        </chart:title>
        <chart:legend chart:legend-position="end" svg:x="13.445cm" svg:y="3.309cm" style:legend-expansion="high" chart:style-name="ch3"/>
        <chart:plot-area chart:style-name="ch4" table:cell-range-address="Instructions.P4:Instructions.T22" chart:data-source-has-labels="both" svg:x="1.312cm" svg:y="1.62cm" svg:width="11.517cm" svg:height="6.001cm">
          <chartooo:coordinate-region svg:x="1.95cm" svg:y="1.827cm" svg:width="10.684cm" svg:height="5.132cm"/>
          <chart:axis chart:dimension="x" chart:name="primary-x" chart:style-name="ch5" chartooo:axis-type="auto">
            <chartooo:date-scale/>
            <chart:title svg:x="5.67cm" svg:y="7.797cm" chart:style-name="ch6">
              <text:p># of Graph Vertices</text:p>
            </chart:title>
            <chart:categories table:cell-range-address="Instructions.P5:Instructions.P22"/>
            <chart:grid chart:style-name="ch7" chart:class="major"/>
          </chart:axis>
          <chart:axis chart:dimension="y" chart:name="primary-y" chart:style-name="ch5">
            <chart:title svg:x="0.451cm" svg:y="7.314cm" chart:style-name="ch8">
              <text:p>Percentage of Read Mem Instructions</text:p>
            </chart:title>
            <chart:grid chart:style-name="ch7" chart:class="major"/>
          </chart:axis>
          <chart:series chart:style-name="ch9" chart:values-cell-range-address="Instructions.Q5:Instructions.Q22" chart:label-cell-address="Instructions.Q4:Instructions.Q4" chart:class="chart:line">
            <chart:data-point chart:repeated="18"/>
          </chart:series>
          <chart:series chart:style-name="ch10" chart:values-cell-range-address="Instructions.R5:Instructions.R22" chart:label-cell-address="Instructions.R4:Instructions.R4" chart:class="chart:line">
            <chart:data-point chart:repeated="18"/>
          </chart:series>
          <chart:series chart:style-name="ch11" chart:values-cell-range-address="Instructions.S5:Instructions.S22" chart:label-cell-address="Instructions.S4:Instructions.S4" chart:class="chart:line">
            <chart:data-point chart:repeated="18"/>
          </chart:series>
          <chart:series chart:style-name="ch12" chart:values-cell-range-address="Instructions.T5:Instructions.T22" chart:label-cell-address="Instructions.T4:Instructions.T4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4:Instructions.Q4</svg:desc>
                </draw:g>
              </table:table-cell>
              <table:table-cell office:value-type="string">
                <text:p>E8</text:p>
                <draw:g>
                  <svg:desc>Instructions.R4:Instructions.R4</svg:desc>
                </draw:g>
              </table:table-cell>
              <table:table-cell office:value-type="string">
                <text:p>E16</text:p>
                <draw:g>
                  <svg:desc>Instructions.S4:Instructions.S4</svg:desc>
                </draw:g>
              </table:table-cell>
              <table:table-cell office:value-type="string">
                <text:p>E32</text:p>
                <draw:g>
                  <svg:desc>Instructions.T4:Instructions.T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5:Instructions.P22</svg:desc>
                </draw:g>
              </table:table-cell>
              <table:table-cell office:value-type="float" office:value="20.8682268710915">
                <text:p>20.8682268710915</text:p>
                <draw:g>
                  <svg:desc>Instructions.Q5:Instructions.Q22</svg:desc>
                </draw:g>
              </table:table-cell>
              <table:table-cell office:value-type="float" office:value="18.6462985762469">
                <text:p>18.6462985762469</text:p>
                <draw:g>
                  <svg:desc>Instructions.R5:Instructions.R22</svg:desc>
                </draw:g>
              </table:table-cell>
              <table:table-cell office:value-type="float" office:value="16.6020205880614">
                <text:p>16.6020205880614</text:p>
                <draw:g>
                  <svg:desc>Instructions.S5:Instructions.S22</svg:desc>
                </draw:g>
              </table:table-cell>
              <table:table-cell office:value-type="float" office:value="16.1090613402264">
                <text:p>16.1090613402264</text:p>
                <draw:g>
                  <svg:desc>Instructions.T5:Instructions.T2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5655532147786">
                <text:p>13.5655532147786</text:p>
              </table:table-cell>
              <table:table-cell office:value-type="float" office:value="18.5089303801867">
                <text:p>18.5089303801867</text:p>
              </table:table-cell>
              <table:table-cell office:value-type="float" office:value="19.5510346735791">
                <text:p>19.5510346735791</text:p>
              </table:table-cell>
              <table:table-cell office:value-type="float" office:value="20.0765230347385">
                <text:p>20.0765230347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.8585350920245">
                <text:p>20.8585350920245</text:p>
              </table:table-cell>
              <table:table-cell office:value-type="float" office:value="18.6658769385958">
                <text:p>18.6658769385958</text:p>
              </table:table-cell>
              <table:table-cell office:value-type="float" office:value="24.5267044902509">
                <text:p>24.5267044902509</text:p>
              </table:table-cell>
              <table:table-cell office:value-type="float" office:value="21.6087149435513">
                <text:p>21.60871494355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.1271002836249">
                <text:p>23.1271002836249</text:p>
              </table:table-cell>
              <table:table-cell office:value-type="float" office:value="24.3866238168479">
                <text:p>24.3866238168479</text:p>
              </table:table-cell>
              <table:table-cell office:value-type="float" office:value="21.6431137678041">
                <text:p>21.6431137678041</text:p>
              </table:table-cell>
              <table:table-cell office:value-type="float" office:value="21.9098995218367">
                <text:p>21.90989952183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.3331666933422">
                <text:p>24.3331666933422</text:p>
              </table:table-cell>
              <table:table-cell office:value-type="float" office:value="26.8690425045743">
                <text:p>26.8690425045743</text:p>
              </table:table-cell>
              <table:table-cell office:value-type="float" office:value="28.6532304685388">
                <text:p>28.6532304685388</text:p>
              </table:table-cell>
              <table:table-cell office:value-type="float" office:value="19.87129261599">
                <text:p>19.871292615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698662028033">
                <text:p>20.698662028033</text:p>
              </table:table-cell>
              <table:table-cell office:value-type="float" office:value="19.0531490504399">
                <text:p>19.0531490504399</text:p>
              </table:table-cell>
              <table:table-cell office:value-type="float" office:value="28.1558431109969">
                <text:p>28.1558431109969</text:p>
              </table:table-cell>
              <table:table-cell office:value-type="float" office:value="30.1736914221201">
                <text:p>30.17369142212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.1282280272846">
                <text:p>20.1282280272846</text:p>
              </table:table-cell>
              <table:table-cell office:value-type="float" office:value="28.3896719638788">
                <text:p>28.3896719638788</text:p>
              </table:table-cell>
              <table:table-cell office:value-type="float" office:value="31.0184792096303">
                <text:p>31.0184792096303</text:p>
              </table:table-cell>
              <table:table-cell office:value-type="float" office:value="30.9654229771756">
                <text:p>30.96542297717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846531628373">
                <text:p>25.846531628373</text:p>
              </table:table-cell>
              <table:table-cell office:value-type="float" office:value="26.8464210946016">
                <text:p>26.8464210946016</text:p>
              </table:table-cell>
              <table:table-cell office:value-type="float" office:value="34.072102092833">
                <text:p>34.072102092833</text:p>
              </table:table-cell>
              <table:table-cell office:value-type="float" office:value="34.0059829816765">
                <text:p>34.00598298167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.8853314403868">
                <text:p>29.8853314403868</text:p>
              </table:table-cell>
              <table:table-cell office:value-type="float" office:value="31.5495994634594">
                <text:p>31.5495994634594</text:p>
              </table:table-cell>
              <table:table-cell office:value-type="float" office:value="32.6845192163573">
                <text:p>32.6845192163573</text:p>
              </table:table-cell>
              <table:table-cell office:value-type="float" office:value="33.548812794813">
                <text:p>33.5488127948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.8557377414816">
                <text:p>31.8557377414816</text:p>
              </table:table-cell>
              <table:table-cell office:value-type="float" office:value="33.7741090450784">
                <text:p>33.7741090450784</text:p>
              </table:table-cell>
              <table:table-cell office:value-type="float" office:value="29.954920101127">
                <text:p>29.954920101127</text:p>
              </table:table-cell>
              <table:table-cell office:value-type="float" office:value="34.5063392204796">
                <text:p>34.506339220479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.5603901767893">
                <text:p>33.5603901767893</text:p>
              </table:table-cell>
              <table:table-cell office:value-type="float" office:value="32.9152378833143">
                <text:p>32.9152378833143</text:p>
              </table:table-cell>
              <table:table-cell office:value-type="float" office:value="33.8150502308009">
                <text:p>33.8150502308009</text:p>
              </table:table-cell>
              <table:table-cell office:value-type="float" office:value="34.1934102708094">
                <text:p>34.19341027080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.8479982239229">
                <text:p>29.8479982239229</text:p>
              </table:table-cell>
              <table:table-cell office:value-type="float" office:value="30.1175144764772">
                <text:p>30.1175144764772</text:p>
              </table:table-cell>
              <table:table-cell office:value-type="float" office:value="33.9630884219224">
                <text:p>33.9630884219224</text:p>
              </table:table-cell>
              <table:table-cell office:value-type="float" office:value="34.2392922535359">
                <text:p>34.239292253535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.1489450022359">
                <text:p>30.1489450022359</text:p>
              </table:table-cell>
              <table:table-cell office:value-type="float" office:value="34.4924357975555">
                <text:p>34.4924357975555</text:p>
              </table:table-cell>
              <table:table-cell office:value-type="float" office:value="34.4376283354581">
                <text:p>34.4376283354581</text:p>
              </table:table-cell>
              <table:table-cell office:value-type="float" office:value="34.8600777314609">
                <text:p>34.86007773146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.6200050602798">
                <text:p>34.6200050602798</text:p>
              </table:table-cell>
              <table:table-cell office:value-type="float" office:value="34.702335452535">
                <text:p>34.702335452535</text:p>
              </table:table-cell>
              <table:table-cell office:value-type="float" office:value="30.8838187219915">
                <text:p>30.8838187219915</text:p>
              </table:table-cell>
              <table:table-cell office:value-type="float" office:value="34.7980224159687">
                <text:p>34.79802241596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.2004849411943">
                <text:p>34.2004849411943</text:p>
              </table:table-cell>
              <table:table-cell office:value-type="float" office:value="30.6500560047192">
                <text:p>30.6500560047192</text:p>
              </table:table-cell>
              <table:table-cell office:value-type="float" office:value="34.0486808126589">
                <text:p>34.0486808126589</text:p>
              </table:table-cell>
              <table:table-cell office:value-type="float" office:value="34.3277659293502">
                <text:p>34.32776592935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.5101323744109">
                <text:p>30.5101323744109</text:p>
              </table:table-cell>
              <table:table-cell office:value-type="float" office:value="30.7751908960161">
                <text:p>30.7751908960161</text:p>
              </table:table-cell>
              <table:table-cell office:value-type="float" office:value="31.0468574316994">
                <text:p>31.0468574316994</text:p>
              </table:table-cell>
              <table:table-cell office:value-type="float" office:value="34.0137892106497">
                <text:p>34.01378921064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4.3297889338188">
                <text:p>34.3297889338188</text:p>
              </table:table-cell>
              <table:table-cell office:value-type="float" office:value="30.8466611260755">
                <text:p>30.8466611260755</text:p>
              </table:table-cell>
              <table:table-cell office:value-type="float" office:value="31.1152175318898">
                <text:p>31.1152175318898</text:p>
              </table:table-cell>
              <table:table-cell office:value-type="float" office:value="31.3757627398535">
                <text:p>31.37576273985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.9258192287163">
                <text:p>34.9258192287163</text:p>
              </table:table-cell>
              <table:table-cell office:value-type="float" office:value="30.9321392106802">
                <text:p>30.9321392106802</text:p>
              </table:table-cell>
              <table:table-cell office:value-type="float" office:value="34.5880906144542">
                <text:p>34.5880906144542</text:p>
              </table:table-cell>
              <table:table-cell office:value-type="float" office:value="31.442474217546">
                <text:p>31.442474217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01cm" svg:height="8.806cm" xlink:href=".." xlink:type="simple" chart:class="chart:line" chart:style-name="ch1">
        <chart:title svg:x="1.909cm" svg:y="0.311cm" chart:style-name="ch2">
          <text:p>Write Memory Instruction Percentages vs Graph Vertices</text:p>
        </chart:title>
        <chart:legend chart:legend-position="end" svg:x="13.528cm" svg:y="3.327cm" style:legend-expansion="high" chart:style-name="ch3"/>
        <chart:plot-area chart:style-name="ch4" table:cell-range-address="Instructions.P29:Instructions.T47" chart:data-source-has-labels="both" svg:x="1.314cm" svg:y="1.624cm" svg:width="11.594cm" svg:height="6.032cm">
          <chartooo:coordinate-region svg:x="1.952cm" svg:y="1.831cm" svg:width="10.761cm" svg:height="5.163cm"/>
          <chart:axis chart:dimension="x" chart:name="primary-x" chart:style-name="ch5" chartooo:axis-type="auto">
            <chartooo:date-scale/>
            <chart:title svg:x="5.711cm" svg:y="7.833cm" chart:style-name="ch6">
              <text:p># of Graph Vertices</text:p>
            </chart:title>
            <chart:categories table:cell-range-address="Instructions.P30:Instructions.P47"/>
            <chart:grid chart:style-name="ch7" chart:class="major"/>
          </chart:axis>
          <chart:axis chart:dimension="y" chart:name="primary-y" chart:style-name="ch5">
            <chart:title svg:x="0.451cm" svg:y="7.419cm" chart:style-name="ch8">
              <text:p>Percentages of Write Mem Instructions</text:p>
            </chart:title>
            <chart:grid chart:style-name="ch7" chart:class="major"/>
          </chart:axis>
          <chart:series chart:style-name="ch9" chart:values-cell-range-address="Instructions.Q30:Instructions.Q47" chart:label-cell-address="Instructions.Q29:Instructions.Q29" chart:class="chart:line">
            <chart:data-point chart:repeated="18"/>
          </chart:series>
          <chart:series chart:style-name="ch10" chart:values-cell-range-address="Instructions.R30:Instructions.R47" chart:label-cell-address="Instructions.R29:Instructions.R29" chart:class="chart:line">
            <chart:data-point chart:repeated="18"/>
          </chart:series>
          <chart:series chart:style-name="ch11" chart:values-cell-range-address="Instructions.S30:Instructions.S47" chart:label-cell-address="Instructions.S29:Instructions.S29" chart:class="chart:line">
            <chart:data-point chart:repeated="18"/>
          </chart:series>
          <chart:series chart:style-name="ch12" chart:values-cell-range-address="Instructions.T30:Instructions.T47" chart:label-cell-address="Instructions.T29:Instructions.T2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29:Instructions.Q29</svg:desc>
                </draw:g>
              </table:table-cell>
              <table:table-cell office:value-type="string">
                <text:p>E8</text:p>
                <draw:g>
                  <svg:desc>Instructions.R29:Instructions.R29</svg:desc>
                </draw:g>
              </table:table-cell>
              <table:table-cell office:value-type="string">
                <text:p>E16</text:p>
                <draw:g>
                  <svg:desc>Instructions.S29:Instructions.S29</svg:desc>
                </draw:g>
              </table:table-cell>
              <table:table-cell office:value-type="string">
                <text:p>E32</text:p>
                <draw:g>
                  <svg:desc>Instructions.T29:Instructions.T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30:Instructions.P47</svg:desc>
                </draw:g>
              </table:table-cell>
              <table:table-cell office:value-type="float" office:value="4.2514273112004">
                <text:p>4.2514273112004</text:p>
                <draw:g>
                  <svg:desc>Instructions.Q30:Instructions.Q47</svg:desc>
                </draw:g>
              </table:table-cell>
              <table:table-cell office:value-type="float" office:value="3.53554396841216">
                <text:p>3.53554396841216</text:p>
                <draw:g>
                  <svg:desc>Instructions.R30:Instructions.R47</svg:desc>
                </draw:g>
              </table:table-cell>
              <table:table-cell office:value-type="float" office:value="3.8942001284535">
                <text:p>3.8942001284535</text:p>
                <draw:g>
                  <svg:desc>Instructions.S30:Instructions.S47</svg:desc>
                </draw:g>
              </table:table-cell>
              <table:table-cell office:value-type="float" office:value="3.95528065543509">
                <text:p>3.95528065543509</text:p>
                <draw:g>
                  <svg:desc>Instructions.T30:Instructions.T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20109462001103">
                <text:p>3.20109462001103</text:p>
              </table:table-cell>
              <table:table-cell office:value-type="float" office:value="3.91471684389903">
                <text:p>3.91471684389903</text:p>
              </table:table-cell>
              <table:table-cell office:value-type="float" office:value="3.50694059107131">
                <text:p>3.50694059107131</text:p>
              </table:table-cell>
              <table:table-cell office:value-type="float" office:value="4.99010665508421">
                <text:p>4.990106655084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91278970886632">
                <text:p>4.91278970886632</text:p>
              </table:table-cell>
              <table:table-cell office:value-type="float" office:value="4.91295942473548">
                <text:p>4.91295942473548</text:p>
              </table:table-cell>
              <table:table-cell office:value-type="float" office:value="5.27347844873873">
                <text:p>5.27347844873873</text:p>
              </table:table-cell>
              <table:table-cell office:value-type="float" office:value="5.14993073046812">
                <text:p>5.149930730468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09701297392703">
                <text:p>5.09701297392703</text:p>
              </table:table-cell>
              <table:table-cell office:value-type="float" office:value="6.01117552729897">
                <text:p>6.01117552729897</text:p>
              </table:table-cell>
              <table:table-cell office:value-type="float" office:value="6.44547788364142">
                <text:p>6.44547788364142</text:p>
              </table:table-cell>
              <table:table-cell office:value-type="float" office:value="6.66981887681714">
                <text:p>6.66981887681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83333497997356">
                <text:p>5.83333497997356</text:p>
              </table:table-cell>
              <table:table-cell office:value-type="float" office:value="6.76754853227657">
                <text:p>6.76754853227657</text:p>
              </table:table-cell>
              <table:table-cell office:value-type="float" office:value="8.06437244503462">
                <text:p>8.06437244503462</text:p>
              </table:table-cell>
              <table:table-cell office:value-type="float" office:value="6.27565624958339">
                <text:p>6.275656249583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2898564479679">
                <text:p>6.62898564479679</text:p>
              </table:table-cell>
              <table:table-cell office:value-type="float" office:value="6.28684355228707">
                <text:p>6.28684355228707</text:p>
              </table:table-cell>
              <table:table-cell office:value-type="float" office:value="9.45101335033521">
                <text:p>9.45101335033521</text:p>
              </table:table-cell>
              <table:table-cell office:value-type="float" office:value="10.208965792804">
                <text:p>10.2089657928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67675705890265">
                <text:p>6.67675705890265</text:p>
              </table:table-cell>
              <table:table-cell office:value-type="float" office:value="10.0480964862437">
                <text:p>10.0480964862437</text:p>
              </table:table-cell>
              <table:table-cell office:value-type="float" office:value="10.8640453435694">
                <text:p>10.8640453435694</text:p>
              </table:table-cell>
              <table:table-cell office:value-type="float" office:value="10.4006271081905">
                <text:p>10.40062710819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78377314278122">
                <text:p>9.78377314278122</text:p>
              </table:table-cell>
              <table:table-cell office:value-type="float" office:value="11.5791073054681">
                <text:p>11.5791073054681</text:p>
              </table:table-cell>
              <table:table-cell office:value-type="float" office:value="11.7112731942571">
                <text:p>11.7112731942571</text:p>
              </table:table-cell>
              <table:table-cell office:value-type="float" office:value="11.1442057080668">
                <text:p>11.14420570806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.5763720933388">
                <text:p>11.5763720933388</text:p>
              </table:table-cell>
              <table:table-cell office:value-type="float" office:value="11.8079169311156">
                <text:p>11.8079169311156</text:p>
              </table:table-cell>
              <table:table-cell office:value-type="float" office:value="11.709661959497">
                <text:p>11.709661959497</text:p>
              </table:table-cell>
              <table:table-cell office:value-type="float" office:value="11.8125917737534">
                <text:p>11.81259177375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1686756107925">
                <text:p>12.1686756107925</text:p>
              </table:table-cell>
              <table:table-cell office:value-type="float" office:value="12.1995010092854">
                <text:p>12.1995010092854</text:p>
              </table:table-cell>
              <table:table-cell office:value-type="float" office:value="13.4264708040622">
                <text:p>13.4264708040622</text:p>
              </table:table-cell>
              <table:table-cell office:value-type="float" office:value="11.6155495203106">
                <text:p>11.6155495203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6878317539129">
                <text:p>12.6878317539129</text:p>
              </table:table-cell>
              <table:table-cell office:value-type="float" office:value="12.4823800634087">
                <text:p>12.4823800634087</text:p>
              </table:table-cell>
              <table:table-cell office:value-type="float" office:value="12.2035629689219">
                <text:p>12.2035629689219</text:p>
              </table:table-cell>
              <table:table-cell office:value-type="float" office:value="11.7725878946704">
                <text:p>11.77258789467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9683895094776">
                <text:p>13.9683895094776</text:p>
              </table:table-cell>
              <table:table-cell office:value-type="float" office:value="13.7216224717389">
                <text:p>13.7216224717389</text:p>
              </table:table-cell>
              <table:table-cell office:value-type="float" office:value="12.2058976294648">
                <text:p>12.2058976294648</text:p>
              </table:table-cell>
              <table:table-cell office:value-type="float" office:value="11.6901420088681">
                <text:p>11.690142008868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.9687562676398">
                <text:p>13.9687562676398</text:p>
              </table:table-cell>
              <table:table-cell office:value-type="float" office:value="12.308496073369">
                <text:p>12.308496073369</text:p>
              </table:table-cell>
              <table:table-cell office:value-type="float" office:value="11.9611534363766">
                <text:p>11.9611534363766</text:p>
              </table:table-cell>
              <table:table-cell office:value-type="float" office:value="11.4753041325647">
                <text:p>11.47530413256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.0340390738244">
                <text:p>13.0340390738244</text:p>
              </table:table-cell>
              <table:table-cell office:value-type="float" office:value="12.2709974360104">
                <text:p>12.2709974360104</text:p>
              </table:table-cell>
              <table:table-cell office:value-type="float" office:value="13.4249995681991">
                <text:p>13.4249995681991</text:p>
              </table:table-cell>
              <table:table-cell office:value-type="float" office:value="11.4400154312629">
                <text:p>11.44001543126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.1987856646091">
                <text:p>13.1987856646091</text:p>
              </table:table-cell>
              <table:table-cell office:value-type="float" office:value="13.664327549347">
                <text:p>13.664327549347</text:p>
              </table:table-cell>
              <table:table-cell office:value-type="float" office:value="12.0428159428493">
                <text:p>12.0428159428493</text:p>
              </table:table-cell>
              <table:table-cell office:value-type="float" office:value="11.5986286322487">
                <text:p>11.59862863224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9679388656002">
                <text:p>13.9679388656002</text:p>
              </table:table-cell>
              <table:table-cell office:value-type="float" office:value="13.6203914229017">
                <text:p>13.6203914229017</text:p>
              </table:table-cell>
              <table:table-cell office:value-type="float" office:value="13.2663213857867">
                <text:p>13.2663213857867</text:p>
              </table:table-cell>
              <table:table-cell office:value-type="float" office:value="11.6967853875613">
                <text:p>11.69678538756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0750579229929">
                <text:p>13.0750579229929</text:p>
              </table:table-cell>
              <table:table-cell office:value-type="float" office:value="13.5301464910167">
                <text:p>13.5301464910167</text:p>
              </table:table-cell>
              <table:table-cell office:value-type="float" office:value="13.186195982647">
                <text:p>13.186195982647</text:p>
              </table:table-cell>
              <table:table-cell office:value-type="float" office:value="12.8556345260103">
                <text:p>12.85563452601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.7302429029514">
                <text:p>12.7302429029514</text:p>
              </table:table-cell>
              <table:table-cell office:value-type="float" office:value="13.4449591637678">
                <text:p>13.4449591637678</text:p>
              </table:table-cell>
              <table:table-cell office:value-type="float" office:value="11.7083303373993">
                <text:p>11.7083303373993</text:p>
              </table:table-cell>
              <table:table-cell office:value-type="float" office:value="12.7674397126119">
                <text:p>12.76743971261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2cm" svg:y="0.315cm" chart:style-name="ch2">
          <text:p>Pin SSSP Runtimes vs Graph Vertices</text:p>
        </chart:title>
        <chart:legend chart:legend-position="end" svg:x="14.027cm" svg:y="3.424cm" style:legend-expansion="high" chart:style-name="ch3"/>
        <chart:plot-area chart:style-name="ch4" table:cell-range-address="'Time with Pintool'.J29:'Time with Pintool'.N47" chart:data-source-has-labels="both" svg:x="1.324cm" svg:y="1.64cm" svg:width="12.063cm" svg:height="6.206cm">
          <chartooo:coordinate-region svg:x="1.962cm" svg:y="1.847cm" svg:width="11.23cm" svg:height="5.337cm"/>
          <chart:axis chart:dimension="x" chart:name="primary-x" chart:style-name="ch5" chartooo:axis-type="auto">
            <chartooo:date-scale/>
            <chart:title svg:x="5.955cm" svg:y="8.027cm" chart:style-name="ch6">
              <text:p># of Graph Vertices</text:p>
            </chart:title>
            <chart:categories table:cell-range-address="'Time with Pintool'.J30:'Time with Pintool'.J47"/>
            <chart:grid chart:style-name="ch7" chart:class="major"/>
          </chart:axis>
          <chart:axis chart:dimension="y" chart:name="primary-y" chart:style-name="ch5">
            <chart:title svg:x="0.451cm" svg:y="7.219cm" chart:style-name="ch8">
              <text:p>SSSP Runtime with Pin (Seconds)</text:p>
            </chart:title>
            <chart:grid chart:style-name="ch7" chart:class="major"/>
          </chart:axis>
          <chart:series chart:style-name="ch9" chart:values-cell-range-address="'Time with Pintool'.K30:'Time with Pintool'.K47" chart:label-cell-address="'Time with Pintool'.K29:'Time with Pintool'.K29" chart:class="chart:line">
            <chart:data-point chart:repeated="18"/>
          </chart:series>
          <chart:series chart:style-name="ch10" chart:values-cell-range-address="'Time with Pintool'.L30:'Time with Pintool'.L47" chart:label-cell-address="'Time with Pintool'.L29:'Time with Pintool'.L29" chart:class="chart:line">
            <chart:data-point chart:repeated="18"/>
          </chart:series>
          <chart:series chart:style-name="ch11" chart:values-cell-range-address="'Time with Pintool'.M30:'Time with Pintool'.M47" chart:label-cell-address="'Time with Pintool'.M29:'Time with Pintool'.M29" chart:class="chart:line">
            <chart:data-point chart:repeated="18"/>
          </chart:series>
          <chart:series chart:style-name="ch12" chart:values-cell-range-address="'Time with Pintool'.N30:'Time with Pintool'.N47" chart:label-cell-address="'Time with Pintool'.N29:'Time with Pintool'.N2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'Time with Pintool'.K29:'Time with Pintool'.K29</svg:desc>
                </draw:g>
              </table:table-cell>
              <table:table-cell office:value-type="string">
                <text:p>E8</text:p>
                <draw:g>
                  <svg:desc>'Time with Pintool'.L29:'Time with Pintool'.L29</svg:desc>
                </draw:g>
              </table:table-cell>
              <table:table-cell office:value-type="string">
                <text:p>E16</text:p>
                <draw:g>
                  <svg:desc>'Time with Pintool'.M29:'Time with Pintool'.M29</svg:desc>
                </draw:g>
              </table:table-cell>
              <table:table-cell office:value-type="string">
                <text:p>E32</text:p>
                <draw:g>
                  <svg:desc>'Time with Pintool'.N29:'Time with Pintool'.N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Time with Pintool'.J30:'Time with Pintool'.J47</svg:desc>
                </draw:g>
              </table:table-cell>
              <table:table-cell office:value-type="float" office:value="0.812">
                <text:p>0.812</text:p>
                <draw:g>
                  <svg:desc>'Time with Pintool'.K30:'Time with Pintool'.K47</svg:desc>
                </draw:g>
              </table:table-cell>
              <table:table-cell office:value-type="float" office:value="0.812">
                <text:p>0.812</text:p>
                <draw:g>
                  <svg:desc>'Time with Pintool'.L30:'Time with Pintool'.L47</svg:desc>
                </draw:g>
              </table:table-cell>
              <table:table-cell office:value-type="float" office:value="0.8285">
                <text:p>0.8285</text:p>
                <draw:g>
                  <svg:desc>'Time with Pintool'.M30:'Time with Pintool'.M47</svg:desc>
                </draw:g>
              </table:table-cell>
              <table:table-cell office:value-type="float" office:value="0.8325">
                <text:p>0.8325</text:p>
                <draw:g>
                  <svg:desc>'Time with Pintool'.N30:'Time with Pintool'.N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285">
                <text:p>0.8285</text:p>
              </table:table-cell>
              <table:table-cell office:value-type="float" office:value="0.7995">
                <text:p>0.7995</text:p>
              </table:table-cell>
              <table:table-cell office:value-type="float" office:value="0.7995">
                <text:p>0.799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12">
                <text:p>0.812</text:p>
              </table:table-cell>
              <table:table-cell office:value-type="float" office:value="0.8285">
                <text:p>0.8285</text:p>
              </table:table-cell>
              <table:table-cell office:value-type="float" office:value="0.8035">
                <text:p>0.803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285">
                <text:p>0.8285</text:p>
              </table:table-cell>
              <table:table-cell office:value-type="float" office:value="0.816">
                <text:p>0.816</text:p>
              </table:table-cell>
              <table:table-cell office:value-type="float" office:value="0.812">
                <text:p>0.812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8325">
                <text:p>0.8325</text:p>
              </table:table-cell>
              <table:table-cell office:value-type="float" office:value="0.841">
                <text:p>0.841</text:p>
              </table:table-cell>
              <table:table-cell office:value-type="float" office:value="0.8285">
                <text:p>0.82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315">
                <text:p>0.8315</text:p>
              </table:table-cell>
              <table:table-cell office:value-type="float" office:value="0.837">
                <text:p>0.837</text:p>
              </table:table-cell>
              <table:table-cell office:value-type="float" office:value="0.8535">
                <text:p>0.8535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8575">
                <text:p>0.8575</text:p>
              </table:table-cell>
              <table:table-cell office:value-type="float" office:value="0.8535">
                <text:p>0.8535</text:p>
              </table:table-cell>
              <table:table-cell office:value-type="float" office:value="0.8575">
                <text:p>0.857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841">
                <text:p>0.841</text:p>
              </table:table-cell>
              <table:table-cell office:value-type="float" office:value="0.862">
                <text:p>0.86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8325">
                <text:p>0.8325</text:p>
              </table:table-cell>
              <table:table-cell office:value-type="float" office:value="0.862">
                <text:p>0.862</text:p>
              </table:table-cell>
              <table:table-cell office:value-type="float" office:value="0.919">
                <text:p>0.919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8745">
                <text:p>0.8745</text:p>
              </table:table-cell>
              <table:table-cell office:value-type="float" office:value="0.916">
                <text:p>0.916</text:p>
              </table:table-cell>
              <table:table-cell office:value-type="float" office:value="0.962">
                <text:p>0.96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245">
                <text:p>0.9245</text:p>
              </table:table-cell>
              <table:table-cell office:value-type="float" office:value="0.983">
                <text:p>0.983</text:p>
              </table:table-cell>
              <table:table-cell office:value-type="float" office:value="1.095">
                <text:p>1.095</text:p>
              </table:table-cell>
              <table:table-cell office:value-type="float" office:value="1.3325">
                <text:p>1.33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7">
                <text:p>0.97</text:p>
              </table:table-cell>
              <table:table-cell office:value-type="float" office:value="1.087">
                <text:p>1.087</text:p>
              </table:table-cell>
              <table:table-cell office:value-type="float" office:value="1.3745">
                <text:p>1.3745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149">
                <text:p>1.149</text:p>
              </table:table-cell>
              <table:table-cell office:value-type="float" office:value="1.47">
                <text:p>1.47</text:p>
              </table:table-cell>
              <table:table-cell office:value-type="float" office:value="1.9655">
                <text:p>1.9655</text:p>
              </table:table-cell>
              <table:table-cell office:value-type="float" office:value="2.923">
                <text:p>2.9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578">
                <text:p>1.578</text:p>
              </table:table-cell>
              <table:table-cell office:value-type="float" office:value="2.128">
                <text:p>2.128</text:p>
              </table:table-cell>
              <table:table-cell office:value-type="float" office:value="2.7485">
                <text:p>2.7485</text:p>
              </table:table-cell>
              <table:table-cell office:value-type="float" office:value="5.175">
                <text:p>5.1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3655">
                <text:p>2.3655</text:p>
              </table:table-cell>
              <table:table-cell office:value-type="float" office:value="2.944">
                <text:p>2.944</text:p>
              </table:table-cell>
              <table:table-cell office:value-type="float" office:value="5.547">
                <text:p>5.547</text:p>
              </table:table-cell>
              <table:table-cell office:value-type="float" office:value="9.8855">
                <text:p>9.88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1855">
                <text:p>3.1855</text:p>
              </table:table-cell>
              <table:table-cell office:value-type="float" office:value="5.2635">
                <text:p>5.2635</text:p>
              </table:table-cell>
              <table:table-cell office:value-type="float" office:value="9.1035">
                <text:p>9.1035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.2905">
                <text:p>7.2905</text:p>
              </table:table-cell>
              <table:table-cell office:value-type="float" office:value="9.8115">
                <text:p>9.8115</text:p>
              </table:table-cell>
              <table:table-cell office:value-type="float" office:value="18.348">
                <text:p>18.348</text:p>
              </table:table-cell>
              <table:table-cell office:value-type="float" office:value="34.2035">
                <text:p>34.20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.221">
                <text:p>15.221</text:p>
              </table:table-cell>
              <table:table-cell office:value-type="float" office:value="19.828">
                <text:p>19.828</text:p>
              </table:table-cell>
              <table:table-cell office:value-type="float" office:value="46.1425">
                <text:p>46.1425</text:p>
              </table:table-cell>
              <table:table-cell office:value-type="float" office:value="71.579">
                <text:p>71.5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